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91cm" fo:margin-left="-0.053cm" fo:margin-top="0cm" fo:margin-bottom="0cm" table:align="left" style:writing-mode="page"/>
    </style:style>
    <style:style style:name="Table1.A" style:family="table-column">
      <style:table-column-properties style:column-width="5.022cm"/>
    </style:style>
    <style:style style:name="Table1.B" style:family="table-column">
      <style:table-column-properties style:column-width="1.769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631cm" fo:keep-together="auto"/>
    </style:style>
    <style:style style:name="Table1.B2" style:family="table-cell">
      <style:table-cell-properties style:vertical-align="bottom" fo:padding-left="0.053cm" fo:padding-right="0.053cm" fo:padding-top="0cm" fo:padding-bottom="0cm" fo:border="none"/>
    </style:style>
    <style:style style:name="Table2" style:family="table">
      <style:table-properties style:width="4.743cm" fo:margin-left="-0.053cm" fo:margin-top="0cm" fo:margin-bottom="0cm" table:align="left" style:writing-mode="page"/>
    </style:style>
    <style:style style:name="Table2.A" style:family="table-column">
      <style:table-column-properties style:column-width="1.476cm"/>
    </style:style>
    <style:style style:name="Table2.B" style:family="table-column">
      <style:table-column-properties style:column-width="3.267cm"/>
    </style:style>
    <style:style style:name="Table2.1" style:family="table-row">
      <style:table-row-properties style:min-row-height="0.452cm" fo:keep-together="auto"/>
    </style:style>
    <style:style style:name="Table2.A1" style:family="table-cell">
      <style:table-cell-properties style:vertical-align="middle" fo:padding-left="0.053cm" fo:padding-right="0.053cm" fo:padding-top="0cm" fo:padding-bottom="0cm" fo:border="none"/>
    </style:style>
    <style:style style:name="Table2.B3" style:family="table-cell">
      <style:table-cell-properties style:vertical-align="bottom" fo:padding-left="0.053cm" fo:padding-right="0.053cm" fo:padding-top="0cm" fo:padding-bottom="0cm" fo:border="none"/>
    </style:style>
    <style:style style:name="Table8" style:family="table">
      <style:table-properties style:width="10.095cm" fo:margin-left="-0.053cm" fo:margin-top="0cm" fo:margin-bottom="0cm" table:align="left" style:writing-mode="page"/>
    </style:style>
    <style:style style:name="Table8.A" style:family="table-column">
      <style:table-column-properties style:column-width="4.987cm"/>
    </style:style>
    <style:style style:name="Table8.B" style:family="table-column">
      <style:table-column-properties style:column-width="5.108cm"/>
    </style:style>
    <style:style style:name="Table8.1" style:family="table-row">
      <style:table-row-properties style:min-row-height="0.452cm" fo:keep-together="auto"/>
    </style:style>
    <style:style style:name="Table8.A1" style:family="table-cell">
      <style:table-cell-properties style:vertical-align="middle" fo:padding-left="0.053cm" fo:padding-right="0.053cm" fo:padding-top="0cm" fo:padding-bottom="0cm" fo:border="none"/>
    </style:style>
    <style:style style:name="Table8.2" style:family="table-row">
      <style:table-row-properties style:min-row-height="0.642cm" fo:keep-together="auto"/>
    </style:style>
    <style:style style:name="Table8.3" style:family="table-row">
      <style:table-row-properties style:min-row-height="0.45cm" fo:keep-together="auto"/>
    </style:style>
    <style:style style:name="Table8.B3" style:family="table-cell">
      <style:table-cell-properties style:vertical-align="bottom" fo:padding-left="0.053cm" fo:padding-right="0.053cm" fo:padding-top="0cm" fo:padding-bottom="0cm" fo:border="none"/>
    </style:style>
    <style:style style:name="Table6" style:family="table">
      <style:table-properties style:width="4.498cm" fo:margin-left="-0.053cm" fo:margin-top="0cm" fo:margin-bottom="0cm" table:align="left" style:writing-mode="page"/>
    </style:style>
    <style:style style:name="Table6.A" style:family="table-column">
      <style:table-column-properties style:column-width="1.861cm"/>
    </style:style>
    <style:style style:name="Table6.B" style:family="table-column">
      <style:table-column-properties style:column-width="2.637cm"/>
    </style:style>
    <style:style style:name="Table6.1" style:family="table-row">
      <style:table-row-properties style:min-row-height="0.452cm" fo:keep-together="auto"/>
    </style:style>
    <style:style style:name="Table6.A1" style:family="table-cell">
      <style:table-cell-properties style:vertical-align="middle" fo:padding-left="0.053cm" fo:padding-right="0.053cm" fo:padding-top="0cm" fo:padding-bottom="0cm" fo:border="none"/>
    </style:style>
    <style:style style:name="Table6.B3" style:family="table-cell">
      <style:table-cell-properties style:vertical-align="bottom" fo:padding-left="0.053cm" fo:padding-right="0.053cm" fo:padding-top="0cm" fo:padding-bottom="0cm" fo:border="none"/>
    </style:style>
    <style:style style:name="Table6.28" style:family="table-row">
      <style:table-row-properties style:min-row-height="1.148cm" fo:keep-together="auto"/>
    </style:style>
    <style:style style:name="Table7" style:family="table">
      <style:table-properties style:width="9.594cm" fo:margin-left="-0.053cm" fo:margin-top="0cm" fo:margin-bottom="0cm" table:align="left" style:writing-mode="page"/>
    </style:style>
    <style:style style:name="Table7.A" style:family="table-column">
      <style:table-column-properties style:column-width="2.379cm"/>
    </style:style>
    <style:style style:name="Table7.B" style:family="table-column">
      <style:table-column-properties style:column-width="2.11cm"/>
    </style:style>
    <style:style style:name="Table7.C" style:family="table-column">
      <style:table-column-properties style:column-width="1.088cm"/>
    </style:style>
    <style:style style:name="Table7.E" style:family="table-column">
      <style:table-column-properties style:column-width="1.907cm"/>
    </style:style>
    <style:style style:name="Table7.1" style:family="table-row">
      <style:table-row-properties style:min-row-height="0.452cm" fo:keep-together="auto"/>
    </style:style>
    <style:style style:name="Table7.A1" style:family="table-cell">
      <style:table-cell-properties style:vertical-align="middle" fo:padding-left="0.053cm" fo:padding-right="0.053cm" fo:padding-top="0cm" fo:padding-bottom="0cm" fo:border="none"/>
    </style:style>
    <style:style style:name="Table7.A2" style:family="table-cell">
      <style:table-cell-properties style:vertical-align="bottom" fo:padding-left="0.053cm" fo:padding-right="0.053cm" fo:padding-top="0cm" fo:padding-bottom="0cm" fo:border="none"/>
    </style:style>
    <style:style style:name="Table7.11" style:family="table-row">
      <style:table-row-properties style:min-row-height="0.407cm" fo:keep-together="auto"/>
    </style:style>
    <style:style style:name="Table5" style:family="table">
      <style:table-properties style:width="6.549cm" fo:margin-left="-0.053cm" fo:margin-top="0cm" fo:margin-bottom="0cm" table:align="left" style:writing-mode="page"/>
    </style:style>
    <style:style style:name="Table5.A" style:family="table-column">
      <style:table-column-properties style:column-width="2.21cm"/>
    </style:style>
    <style:style style:name="Table5.B" style:family="table-column">
      <style:table-column-properties style:column-width="4.339cm"/>
    </style:style>
    <style:style style:name="Table5.1" style:family="table-row">
      <style:table-row-properties style:min-row-height="0.45cm" fo:keep-together="auto"/>
    </style:style>
    <style:style style:name="Table5.A1" style:family="table-cell">
      <style:table-cell-properties style:vertical-align="middle" fo:padding-left="0.053cm" fo:padding-right="0.053cm" fo:padding-top="0cm" fo:padding-bottom="0cm" fo:border="none"/>
    </style:style>
    <style:style style:name="Table5.2" style:family="table-row">
      <style:table-row-properties style:min-row-height="0.452cm" fo:keep-together="auto"/>
    </style:style>
    <style:style style:name="Table5.B3" style:family="table-cell">
      <style:table-cell-properties style:vertical-align="bottom" fo:padding-left="0.053cm" fo:padding-right="0.053cm" fo:padding-top="0cm" fo:padding-bottom="0cm" fo:border="none"/>
    </style:style>
    <style:style style:name="Table3" style:family="table">
      <style:table-properties style:width="7.795cm" fo:margin-left="-0.053cm" fo:margin-top="0cm" fo:margin-bottom="0cm" table:align="left" style:writing-mode="page"/>
    </style:style>
    <style:style style:name="Table3.A" style:family="table-column">
      <style:table-column-properties style:column-width="2.309cm"/>
    </style:style>
    <style:style style:name="Table3.B" style:family="table-column">
      <style:table-column-properties style:column-width="1.58cm"/>
    </style:style>
    <style:style style:name="Table3.C" style:family="table-column">
      <style:table-column-properties style:column-width="1.646cm"/>
    </style:style>
    <style:style style:name="Table3.D" style:family="table-column">
      <style:table-column-properties style:column-width="2.26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2" style:family="table-row">
      <style:table-row-properties style:min-row-height="0.631cm" fo:keep-together="auto"/>
    </style:style>
    <style:style style:name="Table3.D2" style:family="table-cell">
      <style:table-cell-properties style:vertical-align="bottom" fo:padding-left="0.053cm" fo:padding-right="0.053cm" fo:padding-top="0cm" fo:padding-bottom="0cm" fo:border="none"/>
    </style:style>
    <style:style style:name="Table4" style:family="table">
      <style:table-properties style:width="7.918cm" fo:margin-left="-0.053cm" fo:margin-top="0cm" fo:margin-bottom="0cm" table:align="left" style:writing-mode="page"/>
    </style:style>
    <style:style style:name="Table4.A" style:family="table-column">
      <style:table-column-properties style:column-width="1.889cm"/>
    </style:style>
    <style:style style:name="Table4.B" style:family="table-column">
      <style:table-column-properties style:column-width="1.304cm"/>
    </style:style>
    <style:style style:name="Table4.C" style:family="table-column">
      <style:table-column-properties style:column-width="1.423cm"/>
    </style:style>
    <style:style style:name="Table4.D" style:family="table-column">
      <style:table-column-properties style:column-width="1.58cm"/>
    </style:style>
    <style:style style:name="Table4.E" style:family="table-column">
      <style:table-column-properties style:column-width="1.722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Table9" style:family="table">
      <style:table-properties style:width="12.368cm" fo:margin-left="-0.053cm" fo:margin-top="0cm" fo:margin-bottom="0cm" table:align="left" style:writing-mode="page"/>
    </style:style>
    <style:style style:name="Table9.A" style:family="table-column">
      <style:table-column-properties style:column-width="2.309cm"/>
    </style:style>
    <style:style style:name="Table9.B" style:family="table-column">
      <style:table-column-properties style:column-width="1.602cm"/>
    </style:style>
    <style:style style:name="Table9.C" style:family="table-column">
      <style:table-column-properties style:column-width="0.998cm"/>
    </style:style>
    <style:style style:name="Table9.G" style:family="table-column">
      <style:table-column-properties style:column-width="1cm"/>
    </style:style>
    <style:style style:name="Table9.H" style:family="table-column">
      <style:table-column-properties style:column-width="2.258cm"/>
    </style:style>
    <style:style style:name="Table9.1" style:family="table-row">
      <style:table-row-properties style:min-row-height="0.452cm" fo:keep-together="auto"/>
    </style:style>
    <style:style style:name="Table9.A1" style:family="table-cell">
      <style:table-cell-properties style:vertical-align="bottom" fo:padding-left="0.053cm" fo:padding-right="0.053cm" fo:padding-top="0cm" fo:padding-bottom="0cm" fo:border="none"/>
    </style:style>
    <style:style style:name="Table9.B2" style:family="table-cell">
      <style:table-cell-properties style:vertical-align="middle" fo:padding-left="0.053cm" fo:padding-right="0.053cm" fo:padding-top="0cm" fo:padding-bottom="0cm" fo:border="none"/>
    </style:style>
    <style:style style:name="Table10" style:family="table">
      <style:table-properties style:width="12.303cm" fo:margin-left="-0.053cm" fo:margin-top="0cm" fo:margin-bottom="0cm" table:align="left" style:writing-mode="page"/>
    </style:style>
    <style:style style:name="Table10.A" style:family="table-column">
      <style:table-column-properties style:column-width="2.309cm"/>
    </style:style>
    <style:style style:name="Table10.B" style:family="table-column">
      <style:table-column-properties style:column-width="4.591cm"/>
    </style:style>
    <style:style style:name="Table10.C" style:family="table-column">
      <style:table-column-properties style:column-width="2.701cm"/>
    </style:style>
    <style:style style:name="Table10.1" style:family="table-row">
      <style:table-row-properties style:min-row-height="0.452cm" fo:keep-together="auto"/>
    </style:style>
    <style:style style:name="Table10.A1" style:family="table-cell">
      <style:table-cell-properties style:vertical-align="middle" fo:padding-left="0.053cm" fo:padding-right="0.053cm" fo:padding-top="0cm" fo:padding-bottom="0cm" fo:border="none"/>
    </style:style>
    <style:style style:name="Table10.A2" style:family="table-cell">
      <style:table-cell-properties style:vertical-align="bottom" fo:padding-left="0.053cm" fo:padding-right="0.053cm" fo:padding-top="0cm" fo:padding-bottom="0cm" fo:border="none"/>
    </style:style>
    <style:style style:name="Table10.20" style:family="table-row">
      <style:table-row-properties style:min-row-height="0.621cm" fo:keep-together="auto"/>
    </style:style>
    <style:style style:name="Table10.36" style:family="table-row">
      <style:table-row-properties style:min-row-height="0.921cm" fo:keep-together="auto"/>
    </style:style>
    <style:style style:name="Table11" style:family="table">
      <style:table-properties style:width="10.968cm" fo:margin-left="-0.053cm" fo:margin-top="0cm" fo:margin-bottom="0cm" table:align="left" style:writing-mode="page"/>
    </style:style>
    <style:style style:name="Table11.A" style:family="table-column">
      <style:table-column-properties style:column-width="2.311cm"/>
    </style:style>
    <style:style style:name="Table11.B" style:family="table-column">
      <style:table-column-properties style:column-width="4.329cm"/>
    </style:style>
    <style:style style:name="Table11.1" style:family="table-row">
      <style:table-row-properties style:min-row-height="0.452cm" fo:keep-together="auto"/>
    </style:style>
    <style:style style:name="Table11.A1" style:family="table-cell">
      <style:table-cell-properties style:vertical-align="middle" fo:padding-left="0.053cm" fo:padding-right="0.053cm" fo:padding-top="0cm" fo:padding-bottom="0cm" fo:border="none"/>
    </style:style>
    <style:style style:name="Table11.2" style:family="table-row">
      <style:table-row-properties style:min-row-height="0.619cm" fo:keep-together="auto"/>
    </style:style>
    <style:style style:name="Table11.C2" style:family="table-cell">
      <style:table-cell-properties style:vertical-align="bottom" fo:padding-left="0.053cm" fo:padding-right="0.053cm" fo:padding-top="0cm" fo:padding-bottom="0cm" fo:border="none"/>
    </style:style>
    <style:style style:name="Table11.4" style:family="table-row">
      <style:table-row-properties style:min-row-height="1.08cm" fo:keep-together="auto"/>
    </style:style>
    <style:style style:name="Table12" style:family="table">
      <style:table-properties style:width="6.826cm" fo:margin-left="-0.053cm" fo:margin-top="0cm" fo:margin-bottom="0cm" table:align="left" style:writing-mode="page"/>
    </style:style>
    <style:style style:name="Table12.A" style:family="table-column">
      <style:table-column-properties style:column-width="2.309cm"/>
    </style:style>
    <style:style style:name="Table12.B" style:family="table-column">
      <style:table-column-properties style:column-width="2.26cm"/>
    </style:style>
    <style:style style:name="Table12.C" style:family="table-column">
      <style:table-column-properties style:column-width="2.258cm"/>
    </style:style>
    <style:style style:name="Table12.1" style:family="table-row">
      <style:table-row-properties style:min-row-height="0.452cm" fo:keep-together="auto"/>
    </style:style>
    <style:style style:name="Table12.A1" style:family="table-cell">
      <style:table-cell-properties style:vertical-align="middle" fo:padding-left="0.053cm" fo:padding-right="0.053cm" fo:padding-top="0cm" fo:padding-bottom="0cm" fo:border="none"/>
    </style:style>
    <style:style style:name="Table12.A2" style:family="table-cell">
      <style:table-cell-properties style:vertical-align="bottom" fo:padding-left="0.053cm" fo:padding-right="0.053cm" fo:padding-top="0cm" fo:padding-bottom="0cm" fo:border="none"/>
    </style:style>
    <style:style style:name="Table12.12" style:family="table-row">
      <style:table-row-properties style:min-row-height="0.614cm" fo:keep-together="auto"/>
    </style:style>
    <style:style style:name="Table13" style:family="table">
      <style:table-properties style:width="2.865cm" fo:margin-left="-0.053cm" fo:margin-top="0cm" fo:margin-bottom="0cm" table:align="left" style:writing-mode="page"/>
    </style:style>
    <style:style style:name="Table13.A" style:family="table-column">
      <style:table-column-properties style:column-width="1.663cm"/>
    </style:style>
    <style:style style:name="Table13.B" style:family="table-column">
      <style:table-column-properties style:column-width="1.199cm"/>
    </style:style>
    <style:style style:name="Table13.1" style:family="table-row">
      <style:table-row-properties style:min-row-height="0.452cm" fo:keep-together="auto"/>
    </style:style>
    <style:style style:name="Table13.A1" style:family="table-cell">
      <style:table-cell-properties style:vertical-align="middle" fo:padding-left="0.053cm" fo:padding-right="0.053cm" fo:padding-top="0cm" fo:padding-bottom="0cm" fo:border="none"/>
    </style:style>
    <style:style style:name="Table13.A2" style:family="table-cell">
      <style:table-cell-properties style:vertical-align="bottom" fo:padding-left="0.053cm" fo:padding-right="0.053cm" fo:padding-top="0cm" fo:padding-bottom="0cm" fo:border="none"/>
    </style:style>
    <style:style style:name="Table14" style:family="table">
      <style:table-properties style:width="4.226cm" fo:margin-left="-0.053cm" fo:margin-top="0cm" fo:margin-bottom="0cm" table:align="left" style:writing-mode="page"/>
    </style:style>
    <style:style style:name="Table14.A" style:family="table-column">
      <style:table-column-properties style:column-width="1.73cm"/>
    </style:style>
    <style:style style:name="Table14.B" style:family="table-column">
      <style:table-column-properties style:column-width="1.272cm"/>
    </style:style>
    <style:style style:name="Table14.C" style:family="table-column">
      <style:table-column-properties style:column-width="1.224cm"/>
    </style:style>
    <style:style style:name="Table14.1" style:family="table-row">
      <style:table-row-properties style:min-row-height="0.452cm" fo:keep-together="auto"/>
    </style:style>
    <style:style style:name="Table14.A1" style:family="table-cell">
      <style:table-cell-properties style:vertical-align="middle" fo:padding-left="0.053cm" fo:padding-right="0.053cm" fo:padding-top="0cm" fo:padding-bottom="0cm" fo:border="none"/>
    </style:style>
    <style:style style:name="Table14.2" style:family="table-row">
      <style:table-row-properties style:min-row-height="0.614cm" fo:keep-together="auto"/>
    </style:style>
    <style:style style:name="Table14.A2"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ab-stops/>
      </style:paragraph-properties>
      <style:text-properties fo:language="fr" fo:country="FR"/>
    </style:style>
    <style:style style:name="P2" style:family="paragraph" style:parent-style-name="Standard">
      <style:paragraph-properties fo:text-align="center" style:justify-single-word="false">
        <style:tab-stops/>
      </style:paragraph-properties>
      <style:text-properties fo:language="fr" fo:country="FR" officeooo:paragraph-rsid="0046f2e4"/>
    </style:style>
    <style:style style:name="P3" style:family="paragraph" style:parent-style-name="Standard">
      <style:paragraph-properties fo:text-align="start" style:justify-single-word="false">
        <style:tab-stops/>
      </style:paragraph-properties>
      <style:text-properties fo:language="fr" fo:country="FR" officeooo:paragraph-rsid="0046f2e4"/>
    </style:style>
    <style:style style:name="P4" style:family="paragraph" style:parent-style-name="Standard">
      <style:paragraph-properties fo:text-align="center" style:justify-single-word="false">
        <style:tab-stops/>
      </style:paragraph-properties>
      <style:text-properties fo:language="fr" fo:country="FR" fo:font-weight="bold" style:font-weight-asian="bold"/>
    </style:style>
    <style:style style:name="P5"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6" style:family="paragraph" style:parent-style-name="Standard">
      <style:paragraph-properties fo:text-align="start" style:justify-single-word="false">
        <style:tab-stops/>
      </style:paragraph-properties>
      <style:text-properties fo:language="fr" fo:country="FR" fo:font-style="italic" fo:font-weight="bold" officeooo:paragraph-rsid="0046f2e4" style:font-style-asian="italic" style:font-weight-asian="bold"/>
    </style:style>
    <style:style style:name="P7" style:family="paragraph" style:parent-style-name="Standard">
      <style:text-properties fo:language="fr" fo:country="FR" officeooo:rsid="003aea0c" officeooo:paragraph-rsid="003aea0c"/>
    </style:style>
    <style:style style:name="P8" style:family="paragraph" style:parent-style-name="Standard">
      <style:text-properties fo:language="fr" fo:country="FR" officeooo:rsid="003aea0c" officeooo:paragraph-rsid="00750e5f"/>
    </style:style>
    <style:style style:name="P9" style:family="paragraph" style:parent-style-name="Standard">
      <style:text-properties fo:language="fr" fo:country="FR" officeooo:rsid="003aea0c" officeooo:paragraph-rsid="004bad36"/>
    </style:style>
    <style:style style:name="P10" style:family="paragraph" style:parent-style-name="Standard">
      <style:text-properties fo:language="fr" fo:country="FR" officeooo:rsid="007205a3" officeooo:paragraph-rsid="0077b7df"/>
    </style:style>
    <style:style style:name="P11" style:family="paragraph" style:parent-style-name="Standard">
      <style:text-properties fo:language="fr" fo:country="FR" officeooo:rsid="007205a3" officeooo:paragraph-rsid="0073a82d"/>
    </style:style>
    <style:style style:name="P12" style:family="paragraph" style:parent-style-name="Standard">
      <style:text-properties fo:language="fr" fo:country="FR" officeooo:rsid="00750e5f" officeooo:paragraph-rsid="00750e5f"/>
    </style:style>
    <style:style style:name="P13" style:family="paragraph" style:parent-style-name="Standard">
      <style:text-properties fo:language="fr" fo:country="FR" officeooo:rsid="00212ddf" officeooo:paragraph-rsid="00212ddf"/>
    </style:style>
    <style:style style:name="P14" style:family="paragraph" style:parent-style-name="Standard">
      <style:text-properties fo:language="fr" fo:country="FR" officeooo:rsid="00212ddf" officeooo:paragraph-rsid="0082664b"/>
    </style:style>
    <style:style style:name="P15" style:family="paragraph" style:parent-style-name="Standard">
      <style:text-properties fo:language="fr" fo:country="FR" officeooo:rsid="00212ddf" officeooo:paragraph-rsid="0089824b"/>
    </style:style>
    <style:style style:name="P16" style:family="paragraph" style:parent-style-name="Standard">
      <style:text-properties fo:language="fr" fo:country="FR" officeooo:rsid="00212ddf" officeooo:paragraph-rsid="009bc278"/>
    </style:style>
    <style:style style:name="P17" style:family="paragraph" style:parent-style-name="Standard">
      <style:text-properties fo:language="fr" fo:country="FR" officeooo:rsid="00212ddf" officeooo:paragraph-rsid="009e4a93"/>
    </style:style>
    <style:style style:name="P18" style:family="paragraph" style:parent-style-name="Standard">
      <style:text-properties fo:language="fr" fo:country="FR" officeooo:rsid="00212ddf" officeooo:paragraph-rsid="009ebebf"/>
    </style:style>
    <style:style style:name="P19" style:family="paragraph" style:parent-style-name="Standard">
      <style:text-properties fo:language="fr" fo:country="FR" officeooo:rsid="00212ddf" officeooo:paragraph-rsid="009ff03c"/>
    </style:style>
    <style:style style:name="P20" style:family="paragraph" style:parent-style-name="Standard">
      <style:text-properties fo:language="fr" fo:country="FR" officeooo:rsid="00212ddf" officeooo:paragraph-rsid="00a2e9a9"/>
    </style:style>
    <style:style style:name="P21" style:family="paragraph" style:parent-style-name="Standard">
      <style:text-properties fo:language="fr" fo:country="FR" officeooo:rsid="00212ddf" officeooo:paragraph-rsid="00b30176"/>
    </style:style>
    <style:style style:name="P22" style:family="paragraph" style:parent-style-name="Standard">
      <style:text-properties fo:language="fr" fo:country="FR" officeooo:rsid="00212ddf" officeooo:paragraph-rsid="00b66c8e"/>
    </style:style>
    <style:style style:name="P23" style:family="paragraph" style:parent-style-name="Standard">
      <style:text-properties fo:language="fr" fo:country="FR" officeooo:rsid="00212ddf" officeooo:paragraph-rsid="00b896eb"/>
    </style:style>
    <style:style style:name="P24" style:family="paragraph" style:parent-style-name="Standard">
      <style:text-properties fo:language="fr" fo:country="FR" officeooo:rsid="00212ddf" officeooo:paragraph-rsid="00b909e6"/>
    </style:style>
    <style:style style:name="P25" style:family="paragraph" style:parent-style-name="Standard">
      <style:text-properties fo:language="fr" fo:country="FR" officeooo:rsid="00212ddf" officeooo:paragraph-rsid="00b97da0"/>
    </style:style>
    <style:style style:name="P26" style:family="paragraph" style:parent-style-name="Standard">
      <style:text-properties fo:language="fr" fo:country="FR" officeooo:rsid="00212ddf" officeooo:paragraph-rsid="00ccfd11"/>
    </style:style>
    <style:style style:name="P27" style:family="paragraph" style:parent-style-name="Standard">
      <style:text-properties fo:language="fr" fo:country="FR" officeooo:rsid="0030fc81" officeooo:paragraph-rsid="0030fc81"/>
    </style:style>
    <style:style style:name="P28" style:family="paragraph" style:parent-style-name="Standard">
      <style:text-properties fo:language="fr" fo:country="FR" officeooo:rsid="0030fc81" officeooo:paragraph-rsid="00398e7f"/>
    </style:style>
    <style:style style:name="P29" style:family="paragraph" style:parent-style-name="Standard">
      <style:text-properties fo:language="fr" fo:country="FR" officeooo:rsid="0030fc81" officeooo:paragraph-rsid="0049ea60"/>
    </style:style>
    <style:style style:name="P30" style:family="paragraph" style:parent-style-name="Standard">
      <style:text-properties fo:language="fr" fo:country="FR" officeooo:rsid="00771ad4" officeooo:paragraph-rsid="00771ad4"/>
    </style:style>
    <style:style style:name="P31" style:family="paragraph" style:parent-style-name="Standard">
      <style:text-properties fo:language="fr" fo:country="FR" officeooo:rsid="005be76f" officeooo:paragraph-rsid="005be76f"/>
    </style:style>
    <style:style style:name="P32" style:family="paragraph" style:parent-style-name="Standard">
      <style:text-properties fo:language="fr" fo:country="FR" officeooo:rsid="0077b7df" officeooo:paragraph-rsid="0077b7df"/>
    </style:style>
    <style:style style:name="P33" style:family="paragraph" style:parent-style-name="Standard">
      <style:text-properties fo:language="fr" fo:country="FR" officeooo:rsid="0077b7df" officeooo:paragraph-rsid="00805a24"/>
    </style:style>
    <style:style style:name="P34" style:family="paragraph" style:parent-style-name="Standard">
      <style:text-properties fo:language="fr" fo:country="FR" officeooo:paragraph-rsid="0062675f"/>
    </style:style>
    <style:style style:name="P35" style:family="paragraph" style:parent-style-name="Standard">
      <style:text-properties fo:language="fr" fo:country="FR" officeooo:paragraph-rsid="0046f2e4"/>
    </style:style>
    <style:style style:name="P36" style:family="paragraph" style:parent-style-name="Standard">
      <style:text-properties fo:language="fr" fo:country="FR" officeooo:paragraph-rsid="0079d220"/>
    </style:style>
    <style:style style:name="P37" style:family="paragraph" style:parent-style-name="Standard">
      <style:text-properties fo:language="fr" fo:country="FR" officeooo:rsid="00692c79" officeooo:paragraph-rsid="00692c79"/>
    </style:style>
    <style:style style:name="P38" style:family="paragraph" style:parent-style-name="Standard">
      <style:text-properties fo:language="fr" fo:country="FR" officeooo:rsid="0068e7f4" officeooo:paragraph-rsid="0068e7f4"/>
    </style:style>
    <style:style style:name="P39" style:family="paragraph" style:parent-style-name="Standard">
      <style:text-properties fo:language="fr" fo:country="FR" officeooo:rsid="006b28cb" officeooo:paragraph-rsid="006b28cb"/>
    </style:style>
    <style:style style:name="P40" style:family="paragraph" style:parent-style-name="Standard">
      <style:text-properties fo:language="fr" fo:country="FR" officeooo:rsid="0062675f" officeooo:paragraph-rsid="0062675f"/>
    </style:style>
    <style:style style:name="P41" style:family="paragraph" style:parent-style-name="Standard">
      <style:text-properties fo:language="fr" fo:country="FR" officeooo:rsid="0062675f" officeooo:paragraph-rsid="00ac912f"/>
    </style:style>
    <style:style style:name="P42" style:family="paragraph" style:parent-style-name="Standard">
      <style:text-properties fo:language="fr" fo:country="FR" officeooo:rsid="00308ccb" officeooo:paragraph-rsid="00308ccb"/>
    </style:style>
    <style:style style:name="P43" style:family="paragraph" style:parent-style-name="Standard">
      <style:text-properties fo:language="fr" fo:country="FR" officeooo:rsid="002cfe65" officeooo:paragraph-rsid="0046f2e4"/>
    </style:style>
    <style:style style:name="P44" style:family="paragraph" style:parent-style-name="Standard">
      <style:text-properties fo:language="fr" fo:country="FR" officeooo:rsid="002cfe65" officeooo:paragraph-rsid="002cfe65"/>
    </style:style>
    <style:style style:name="P45" style:family="paragraph" style:parent-style-name="Standard">
      <style:text-properties fo:language="fr" fo:country="FR" officeooo:rsid="0046f2e4" officeooo:paragraph-rsid="0046f2e4"/>
    </style:style>
    <style:style style:name="P46" style:family="paragraph" style:parent-style-name="Standard">
      <style:text-properties fo:language="fr" fo:country="FR" officeooo:rsid="0043d107" officeooo:paragraph-rsid="0043d107"/>
    </style:style>
    <style:style style:name="P47" style:family="paragraph" style:parent-style-name="Standard">
      <style:text-properties fo:language="fr" fo:country="FR" officeooo:rsid="0030513a" officeooo:paragraph-rsid="0030513a"/>
    </style:style>
    <style:style style:name="P48" style:family="paragraph" style:parent-style-name="Standard">
      <style:text-properties fo:language="fr" fo:country="FR" officeooo:rsid="00300562" officeooo:paragraph-rsid="00300562"/>
    </style:style>
    <style:style style:name="P49" style:family="paragraph" style:parent-style-name="Standard">
      <style:text-properties fo:language="fr" fo:country="FR" officeooo:rsid="0037475b" officeooo:paragraph-rsid="0037475b"/>
    </style:style>
    <style:style style:name="P50" style:family="paragraph" style:parent-style-name="Standard">
      <style:text-properties fo:language="fr" fo:country="FR" officeooo:rsid="0028d2fb" officeooo:paragraph-rsid="0028d2fb"/>
    </style:style>
    <style:style style:name="P51" style:family="paragraph" style:parent-style-name="Standard">
      <style:text-properties fo:language="fr" fo:country="FR" officeooo:rsid="0026ad27" officeooo:paragraph-rsid="0026ad27"/>
    </style:style>
    <style:style style:name="P52" style:family="paragraph" style:parent-style-name="Standard">
      <style:text-properties fo:language="fr" fo:country="FR" officeooo:rsid="002386ab" officeooo:paragraph-rsid="002386ab"/>
    </style:style>
    <style:style style:name="P53" style:family="paragraph" style:parent-style-name="Standard">
      <style:text-properties fo:language="fr" fo:country="FR" officeooo:rsid="002d6ac8" officeooo:paragraph-rsid="002d6ac8"/>
    </style:style>
    <style:style style:name="P54" style:family="paragraph" style:parent-style-name="Standard">
      <style:text-properties fo:language="fr" fo:country="FR" officeooo:rsid="00455946" officeooo:paragraph-rsid="00455946"/>
    </style:style>
    <style:style style:name="P55" style:family="paragraph" style:parent-style-name="Standard">
      <style:text-properties fo:language="fr" fo:country="FR" officeooo:rsid="0021f917" officeooo:paragraph-rsid="0021f917"/>
    </style:style>
    <style:style style:name="P56" style:family="paragraph" style:parent-style-name="Standard">
      <style:text-properties fo:language="fr" fo:country="FR" officeooo:rsid="006c434c" officeooo:paragraph-rsid="006c434c"/>
    </style:style>
    <style:style style:name="P57" style:family="paragraph" style:parent-style-name="Standard">
      <style:text-properties fo:language="fr" fo:country="FR" officeooo:rsid="006819b0" officeooo:paragraph-rsid="006819b0"/>
    </style:style>
    <style:style style:name="P58" style:family="paragraph" style:parent-style-name="Standard">
      <style:text-properties fo:language="fr" fo:country="FR" officeooo:rsid="005ee49f" officeooo:paragraph-rsid="005ee49f"/>
    </style:style>
    <style:style style:name="P59" style:family="paragraph" style:parent-style-name="Standard">
      <style:text-properties fo:language="fr" fo:country="FR" officeooo:rsid="006a9027" officeooo:paragraph-rsid="006a9027"/>
    </style:style>
    <style:style style:name="P60" style:family="paragraph" style:parent-style-name="Standard">
      <style:text-properties fo:language="fr" fo:country="FR" officeooo:rsid="00551966" officeooo:paragraph-rsid="00588ab9"/>
    </style:style>
    <style:style style:name="P61" style:family="paragraph" style:parent-style-name="Standard">
      <style:text-properties fo:language="fr" fo:country="FR" officeooo:rsid="00551966" officeooo:paragraph-rsid="005b4f9c"/>
    </style:style>
    <style:style style:name="P62" style:family="paragraph" style:parent-style-name="Standard">
      <style:text-properties fo:language="fr" fo:country="FR" officeooo:rsid="00551966" officeooo:paragraph-rsid="00805a24"/>
    </style:style>
    <style:style style:name="P63" style:family="paragraph" style:parent-style-name="Standard">
      <style:text-properties fo:language="fr" fo:country="FR" officeooo:rsid="0063eaf2" officeooo:paragraph-rsid="0063eaf2"/>
    </style:style>
    <style:style style:name="P64" style:family="paragraph" style:parent-style-name="Standard">
      <style:text-properties fo:language="fr" fo:country="FR" officeooo:rsid="0057e967" officeooo:paragraph-rsid="00588ab9"/>
    </style:style>
    <style:style style:name="P65" style:family="paragraph" style:parent-style-name="Standard">
      <style:text-properties fo:language="fr" fo:country="FR" officeooo:rsid="00414115" officeooo:paragraph-rsid="00414115"/>
    </style:style>
    <style:style style:name="P66" style:family="paragraph" style:parent-style-name="Standard">
      <style:text-properties fo:language="fr" fo:country="FR" officeooo:rsid="003b0650" officeooo:paragraph-rsid="003b0650"/>
    </style:style>
    <style:style style:name="P67" style:family="paragraph" style:parent-style-name="Standard">
      <style:text-properties fo:language="fr" fo:country="FR" officeooo:rsid="0053f35a" officeooo:paragraph-rsid="0053f35a"/>
    </style:style>
    <style:style style:name="P68" style:family="paragraph" style:parent-style-name="Standard">
      <style:text-properties fo:language="fr" fo:country="FR" officeooo:rsid="004d4ef3" officeooo:paragraph-rsid="004d4ef3"/>
    </style:style>
    <style:style style:name="P69" style:family="paragraph" style:parent-style-name="Standard">
      <style:text-properties fo:language="fr" fo:country="FR" officeooo:rsid="006e6832" officeooo:paragraph-rsid="00805a24"/>
    </style:style>
    <style:style style:name="P70" style:family="paragraph" style:parent-style-name="Standard">
      <style:text-properties fo:language="fr" fo:country="FR" officeooo:rsid="003e670f" officeooo:paragraph-rsid="003e670f"/>
    </style:style>
    <style:style style:name="P71" style:family="paragraph" style:parent-style-name="Standard">
      <style:text-properties fo:language="fr" fo:country="FR" officeooo:rsid="0049ea60" officeooo:paragraph-rsid="0049ea60"/>
    </style:style>
    <style:style style:name="P72" style:family="paragraph" style:parent-style-name="Standard">
      <style:text-properties fo:language="fr" fo:country="FR" officeooo:rsid="00482764" officeooo:paragraph-rsid="00482764"/>
    </style:style>
    <style:style style:name="P73" style:family="paragraph" style:parent-style-name="Standard">
      <style:text-properties fo:language="fr" fo:country="FR" officeooo:rsid="007f019a" officeooo:paragraph-rsid="007f019a"/>
    </style:style>
    <style:style style:name="P74" style:family="paragraph" style:parent-style-name="Standard">
      <style:text-properties fo:language="fr" fo:country="FR" officeooo:rsid="00805a24" officeooo:paragraph-rsid="00805a24"/>
    </style:style>
    <style:style style:name="P75" style:family="paragraph" style:parent-style-name="Standard">
      <style:text-properties fo:language="fr" fo:country="FR" officeooo:rsid="00805a24" officeooo:paragraph-rsid="00affbb7"/>
    </style:style>
    <style:style style:name="P76" style:family="paragraph" style:parent-style-name="Standard">
      <style:text-properties fo:language="fr" fo:country="FR" officeooo:rsid="0082664b" officeooo:paragraph-rsid="0082664b"/>
    </style:style>
    <style:style style:name="P77" style:family="paragraph" style:parent-style-name="Standard">
      <style:text-properties fo:language="fr" fo:country="FR" officeooo:rsid="00839068" officeooo:paragraph-rsid="00839068"/>
    </style:style>
    <style:style style:name="P78" style:family="paragraph" style:parent-style-name="Standard">
      <style:text-properties fo:language="fr" fo:country="FR" officeooo:rsid="00864194" officeooo:paragraph-rsid="00864194"/>
    </style:style>
    <style:style style:name="P79" style:family="paragraph" style:parent-style-name="Standard">
      <style:text-properties fo:language="fr" fo:country="FR" officeooo:rsid="0089824b" officeooo:paragraph-rsid="0089824b"/>
    </style:style>
    <style:style style:name="P80" style:family="paragraph" style:parent-style-name="Standard">
      <style:text-properties fo:language="fr" fo:country="FR" officeooo:rsid="008ce5e8" officeooo:paragraph-rsid="008ce5e8"/>
    </style:style>
    <style:style style:name="P81" style:family="paragraph" style:parent-style-name="Standard">
      <style:text-properties fo:language="fr" fo:country="FR" officeooo:rsid="008ea93e" officeooo:paragraph-rsid="009bc278"/>
    </style:style>
    <style:style style:name="P82" style:family="paragraph" style:parent-style-name="Standard">
      <style:text-properties fo:language="fr" fo:country="FR" officeooo:rsid="0093072e" officeooo:paragraph-rsid="009bc278"/>
    </style:style>
    <style:style style:name="P83" style:family="paragraph" style:parent-style-name="Standard">
      <style:text-properties fo:language="fr" fo:country="FR" officeooo:rsid="0093072e" officeooo:paragraph-rsid="00ccfd11"/>
    </style:style>
    <style:style style:name="P84" style:family="paragraph" style:parent-style-name="Standard">
      <style:text-properties fo:language="fr" fo:country="FR" officeooo:rsid="0096a871" officeooo:paragraph-rsid="009bc278"/>
    </style:style>
    <style:style style:name="P85" style:family="paragraph" style:parent-style-name="Standard">
      <style:text-properties fo:language="fr" fo:country="FR" officeooo:rsid="009a5dd4" officeooo:paragraph-rsid="009bc278"/>
    </style:style>
    <style:style style:name="P86" style:family="paragraph" style:parent-style-name="Standard">
      <style:text-properties fo:language="fr" fo:country="FR" officeooo:rsid="009bc278" officeooo:paragraph-rsid="009bc278"/>
    </style:style>
    <style:style style:name="P87" style:family="paragraph" style:parent-style-name="Standard">
      <style:text-properties fo:language="fr" fo:country="FR" officeooo:rsid="009bc278" officeooo:paragraph-rsid="009e4a93"/>
    </style:style>
    <style:style style:name="P88" style:family="paragraph" style:parent-style-name="Standard">
      <style:text-properties fo:language="fr" fo:country="FR" officeooo:rsid="009bc278" officeooo:paragraph-rsid="00ad1ada"/>
    </style:style>
    <style:style style:name="P89" style:family="paragraph" style:parent-style-name="Standard">
      <style:text-properties fo:language="fr" fo:country="FR" officeooo:rsid="009bc278" officeooo:paragraph-rsid="00b97da0"/>
    </style:style>
    <style:style style:name="P90" style:family="paragraph" style:parent-style-name="Standard">
      <style:text-properties fo:language="fr" fo:country="FR" officeooo:rsid="009ebebf" officeooo:paragraph-rsid="009ebebf"/>
    </style:style>
    <style:style style:name="P91" style:family="paragraph" style:parent-style-name="Standard">
      <style:text-properties fo:language="fr" fo:country="FR" officeooo:rsid="009ff03c" officeooo:paragraph-rsid="009ff03c"/>
    </style:style>
    <style:style style:name="P92" style:family="paragraph" style:parent-style-name="Standard">
      <style:text-properties fo:language="fr" fo:country="FR" officeooo:rsid="00a0b211" officeooo:paragraph-rsid="00a0b211"/>
    </style:style>
    <style:style style:name="P93" style:family="paragraph" style:parent-style-name="Standard">
      <style:text-properties fo:language="fr" fo:country="FR" officeooo:rsid="00a6b2b9" officeooo:paragraph-rsid="00a6b2b9"/>
    </style:style>
    <style:style style:name="P94" style:family="paragraph" style:parent-style-name="Standard">
      <style:text-properties fo:language="fr" fo:country="FR" officeooo:rsid="00ad1ada" officeooo:paragraph-rsid="00ad1ada"/>
    </style:style>
    <style:style style:name="P95" style:family="paragraph" style:parent-style-name="Standard">
      <style:text-properties fo:language="fr" fo:country="FR" officeooo:rsid="00ad1ada" officeooo:paragraph-rsid="00ae84f9"/>
    </style:style>
    <style:style style:name="P96" style:family="paragraph" style:parent-style-name="Standard">
      <style:text-properties fo:language="fr" fo:country="FR" officeooo:rsid="00b30176" officeooo:paragraph-rsid="00b30176"/>
    </style:style>
    <style:style style:name="P97" style:family="paragraph" style:parent-style-name="Standard">
      <style:text-properties fo:language="fr" fo:country="FR" officeooo:rsid="00b4473d" officeooo:paragraph-rsid="00b4473d"/>
    </style:style>
    <style:style style:name="P98" style:family="paragraph" style:parent-style-name="Standard">
      <style:text-properties fo:language="fr" fo:country="FR" officeooo:rsid="00b6bf32" officeooo:paragraph-rsid="00b6bf32"/>
    </style:style>
    <style:style style:name="P99" style:family="paragraph" style:parent-style-name="Standard">
      <style:text-properties fo:language="fr" fo:country="FR" officeooo:rsid="00b909e6" officeooo:paragraph-rsid="00b909e6"/>
    </style:style>
    <style:style style:name="P100" style:family="paragraph" style:parent-style-name="Standard">
      <style:text-properties fo:language="fr" fo:country="FR" officeooo:rsid="00bcbe17" officeooo:paragraph-rsid="00bcbe17"/>
    </style:style>
    <style:style style:name="P101" style:family="paragraph" style:parent-style-name="Standard">
      <style:text-properties fo:language="fr" fo:country="FR" officeooo:rsid="00bcbe17" officeooo:paragraph-rsid="00bd5b72"/>
    </style:style>
    <style:style style:name="P102" style:family="paragraph" style:parent-style-name="Standard">
      <style:text-properties fo:language="fr" fo:country="FR" officeooo:rsid="00bf9e3e"/>
    </style:style>
    <style:style style:name="P103" style:family="paragraph" style:parent-style-name="Standard">
      <style:text-properties fo:language="fr" fo:country="FR" officeooo:rsid="00c37fae" officeooo:paragraph-rsid="00c37fae"/>
    </style:style>
    <style:style style:name="P104" style:family="paragraph" style:parent-style-name="Standard">
      <style:text-properties fo:language="fr" fo:country="FR" officeooo:rsid="00c37fae" officeooo:paragraph-rsid="00c91c5a"/>
    </style:style>
    <style:style style:name="P105" style:family="paragraph" style:parent-style-name="Standard">
      <style:text-properties fo:language="fr" fo:country="FR" officeooo:rsid="00c53822" officeooo:paragraph-rsid="00c53822"/>
    </style:style>
    <style:style style:name="P106" style:family="paragraph" style:parent-style-name="Standard">
      <style:text-properties fo:language="fr" fo:country="FR" officeooo:rsid="00c62015" officeooo:paragraph-rsid="00c62015"/>
    </style:style>
    <style:style style:name="P107" style:family="paragraph" style:parent-style-name="Standard">
      <style:text-properties fo:language="fr" fo:country="FR" officeooo:rsid="00c91c5a" officeooo:paragraph-rsid="00c91c5a"/>
    </style:style>
    <style:style style:name="P108" style:family="paragraph" style:parent-style-name="Standard">
      <style:text-properties fo:language="fr" fo:country="FR" officeooo:rsid="00c7d3c1" officeooo:paragraph-rsid="00c91c5a"/>
    </style:style>
    <style:style style:name="P109" style:family="paragraph" style:parent-style-name="Standard">
      <style:text-properties fo:language="fr" fo:country="FR" officeooo:rsid="00cbba5f" officeooo:paragraph-rsid="00cbba5f"/>
    </style:style>
    <style:style style:name="P110" style:family="paragraph" style:parent-style-name="Standard">
      <style:text-properties fo:language="fr" fo:country="FR" officeooo:rsid="00ccfd11" officeooo:paragraph-rsid="00b896eb"/>
    </style:style>
    <style:style style:name="P111" style:family="paragraph" style:parent-style-name="Standard">
      <style:text-properties fo:language="fr" fo:country="FR" officeooo:rsid="00ccfd11" officeooo:paragraph-rsid="00ccfd11"/>
    </style:style>
    <style:style style:name="P112" style:family="paragraph" style:parent-style-name="Standard">
      <style:text-properties fo:language="fr" fo:country="FR" officeooo:rsid="00cdf14b" officeooo:paragraph-rsid="00cdf14b"/>
    </style:style>
    <style:style style:name="P113" style:family="paragraph" style:parent-style-name="Standard">
      <style:text-properties fo:language="fr" fo:country="FR" officeooo:rsid="00d05deb" officeooo:paragraph-rsid="00d05deb"/>
    </style:style>
    <style:style style:name="P114" style:family="paragraph" style:parent-style-name="Standard">
      <style:text-properties fo:language="fr" fo:country="FR" officeooo:rsid="00d0de94" officeooo:paragraph-rsid="00d0de94"/>
    </style:style>
    <style:style style:name="P115" style:family="paragraph" style:parent-style-name="Standard">
      <style:text-properties fo:language="fr" fo:country="FR" officeooo:rsid="00d0de94" officeooo:paragraph-rsid="00d1d64c"/>
    </style:style>
    <style:style style:name="P116" style:family="paragraph" style:parent-style-name="Standard">
      <style:text-properties fo:language="fr" fo:country="FR" officeooo:rsid="00d3d6b9" officeooo:paragraph-rsid="00d3d6b9"/>
    </style:style>
    <style:style style:name="P117" style:family="paragraph" style:parent-style-name="Standard">
      <style:text-properties fo:language="fr" fo:country="FR" officeooo:rsid="00d4aa07" officeooo:paragraph-rsid="00d4aa07"/>
    </style:style>
    <style:style style:name="P118" style:family="paragraph" style:parent-style-name="Standard">
      <style:text-properties fo:language="fr" fo:country="FR" officeooo:rsid="00da6277" officeooo:paragraph-rsid="00da6277"/>
    </style:style>
    <style:style style:name="P119" style:family="paragraph" style:parent-style-name="Standard">
      <style:text-properties fo:language="fr" fo:country="FR" officeooo:rsid="00dd8b39" officeooo:paragraph-rsid="00dd8b39"/>
    </style:style>
    <style:style style:name="P120" style:family="paragraph" style:parent-style-name="Standard">
      <style:text-properties fo:language="fr" fo:country="FR" officeooo:rsid="0033d77f" officeooo:paragraph-rsid="00e30e14"/>
    </style:style>
    <style:style style:name="P121" style:family="paragraph" style:parent-style-name="Standard">
      <style:text-properties fo:language="fr" fo:country="FR" officeooo:rsid="00e4bc95" officeooo:paragraph-rsid="00e4bc95"/>
    </style:style>
    <style:style style:name="P122" style:family="paragraph" style:parent-style-name="Standard">
      <style:paragraph-properties fo:text-align="center" style:justify-single-word="false">
        <style:tab-stops/>
      </style:paragraph-properties>
    </style:style>
    <style:style style:name="P123" style:family="paragraph" style:parent-style-name="Standard">
      <style:paragraph-properties fo:text-align="start" style:justify-single-word="false">
        <style:tab-stops/>
      </style:paragraph-properties>
    </style:style>
    <style:style style:name="P124" style:family="paragraph" style:parent-style-name="Standard">
      <style:paragraph-properties fo:text-align="center" style:justify-single-word="false">
        <style:tab-stops/>
      </style:paragraph-properties>
      <style:text-properties fo:font-weight="bold" style:font-weight-asian="bold"/>
    </style:style>
    <style:style style:name="P125" style:family="paragraph" style:parent-style-name="Standard">
      <style:text-properties officeooo:paragraph-rsid="00308ccb"/>
    </style:style>
    <style:style style:name="P126" style:family="paragraph" style:parent-style-name="Standard">
      <style:text-properties officeooo:paragraph-rsid="006b28cb"/>
    </style:style>
    <style:style style:name="P127"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128" style:family="paragraph" style:parent-style-name="Standard">
      <style:text-properties fo:language="fr" fo:country="FR" officeooo:rsid="009ff03c" officeooo:paragraph-rsid="00e89ae8"/>
    </style:style>
    <style:style style:name="P129" style:family="paragraph" style:parent-style-name="Standard">
      <style:text-properties fo:language="fr" fo:country="FR" officeooo:rsid="00e89ae8" officeooo:paragraph-rsid="00e89ae8"/>
    </style:style>
    <style:style style:name="P130" style:family="paragraph" style:parent-style-name="Standard">
      <style:text-properties fo:language="fr" fo:country="FR" officeooo:rsid="00771ad4" officeooo:paragraph-rsid="00771ad4"/>
    </style:style>
    <style:style style:name="P131" style:family="paragraph" style:parent-style-name="Standard">
      <style:text-properties fo:language="fr" fo:country="FR" officeooo:rsid="00ea86f0" officeooo:paragraph-rsid="00ea86f0"/>
    </style:style>
    <style:style style:name="P132" style:family="paragraph" style:parent-style-name="Standard">
      <style:text-properties fo:language="fr" fo:country="FR" officeooo:rsid="00dd8b39" officeooo:paragraph-rsid="00dd8b39"/>
    </style:style>
    <style:style style:name="P133" style:family="paragraph" style:parent-style-name="Standard">
      <style:text-properties fo:language="fr" fo:country="FR" officeooo:rsid="00ec3563" officeooo:paragraph-rsid="00ec3563"/>
    </style:style>
    <style:style style:name="P134" style:family="paragraph" style:parent-style-name="Standard">
      <style:text-properties fo:language="fr" fo:country="FR" officeooo:rsid="007f019a" officeooo:paragraph-rsid="007f019a"/>
    </style:style>
    <style:style style:name="P135" style:family="paragraph" style:parent-style-name="Standard">
      <style:text-properties fo:language="fr" fo:country="FR" officeooo:rsid="0081cedf" officeooo:paragraph-rsid="0077b7df"/>
    </style:style>
    <style:style style:name="P136" style:family="paragraph" style:parent-style-name="Standard">
      <style:text-properties fo:language="fr" fo:country="FR" officeooo:rsid="00c37fae" officeooo:paragraph-rsid="00c37fae"/>
    </style:style>
    <style:style style:name="P137" style:family="paragraph" style:parent-style-name="Standard">
      <style:text-properties fo:language="fr" fo:country="FR" officeooo:rsid="00c37fae" officeooo:paragraph-rsid="012ed99f"/>
    </style:style>
    <style:style style:name="P138" style:family="paragraph" style:parent-style-name="Standard">
      <style:text-properties fo:language="fr" fo:country="FR" officeooo:rsid="00ef3528" officeooo:paragraph-rsid="00ef3528"/>
    </style:style>
    <style:style style:name="P139" style:family="paragraph" style:parent-style-name="Standard">
      <style:text-properties fo:language="fr" fo:country="FR" officeooo:rsid="00ef3528" officeooo:paragraph-rsid="012ed99f"/>
    </style:style>
    <style:style style:name="P140" style:family="paragraph" style:parent-style-name="Standard">
      <style:text-properties fo:language="fr" fo:country="FR" officeooo:rsid="00e4bc95" officeooo:paragraph-rsid="00e4bc95"/>
    </style:style>
    <style:style style:name="P141" style:family="paragraph" style:parent-style-name="Standard">
      <style:text-properties fo:language="fr" fo:country="FR" officeooo:rsid="00effbe1" officeooo:paragraph-rsid="00effbe1"/>
    </style:style>
    <style:style style:name="P142" style:family="paragraph" style:parent-style-name="Standard">
      <style:text-properties fo:language="fr" fo:country="FR" officeooo:rsid="00effbe1" officeooo:paragraph-rsid="012ed99f"/>
    </style:style>
    <style:style style:name="P143" style:family="paragraph" style:parent-style-name="Standard">
      <style:text-properties fo:language="fr" fo:country="FR" officeooo:rsid="00212ddf" officeooo:paragraph-rsid="00212ddf"/>
    </style:style>
    <style:style style:name="P144" style:family="paragraph" style:parent-style-name="Standard">
      <style:text-properties fo:language="fr" fo:country="FR" officeooo:rsid="00212ddf" officeooo:paragraph-rsid="0089824b"/>
    </style:style>
    <style:style style:name="P145" style:family="paragraph" style:parent-style-name="Standard">
      <style:text-properties fo:language="fr" fo:country="FR" officeooo:rsid="00212ddf" officeooo:paragraph-rsid="0049ea60"/>
    </style:style>
    <style:style style:name="P146" style:family="paragraph" style:parent-style-name="Standard">
      <style:text-properties fo:language="fr" fo:country="FR" officeooo:rsid="00212ddf" officeooo:paragraph-rsid="012ed99f"/>
    </style:style>
    <style:style style:name="P147" style:family="paragraph" style:parent-style-name="Standard">
      <style:text-properties fo:language="fr" fo:country="FR" officeooo:rsid="00f1c85d" officeooo:paragraph-rsid="00f1c85d"/>
    </style:style>
    <style:style style:name="P148" style:family="paragraph" style:parent-style-name="Standard">
      <style:text-properties fo:language="fr" fo:country="FR" officeooo:rsid="00c9f342" officeooo:paragraph-rsid="00f43ee5"/>
    </style:style>
    <style:style style:name="P149" style:family="paragraph" style:parent-style-name="Standard">
      <style:text-properties fo:language="fr" fo:country="FR" officeooo:rsid="00f60ccc" officeooo:paragraph-rsid="00f60ccc"/>
    </style:style>
    <style:style style:name="P150" style:family="paragraph" style:parent-style-name="Standard">
      <style:text-properties fo:language="fr" fo:country="FR" officeooo:rsid="005b4f9c" officeooo:paragraph-rsid="00f60ccc"/>
    </style:style>
    <style:style style:name="P151" style:family="paragraph" style:parent-style-name="Standard">
      <style:text-properties fo:language="fr" fo:country="FR" officeooo:rsid="005b4f9c" officeooo:paragraph-rsid="00f6d993"/>
    </style:style>
    <style:style style:name="P152" style:family="paragraph" style:parent-style-name="Standard">
      <style:text-properties fo:language="fr" fo:country="FR" officeooo:rsid="00f6d993" officeooo:paragraph-rsid="00f6d993"/>
    </style:style>
    <style:style style:name="P153" style:family="paragraph" style:parent-style-name="Standard">
      <style:text-properties fo:language="fr" fo:country="FR" officeooo:rsid="0027ea42" officeooo:paragraph-rsid="0027ea42"/>
    </style:style>
    <style:style style:name="P154" style:family="paragraph" style:parent-style-name="Standard">
      <style:text-properties fo:language="fr" fo:country="FR" officeooo:rsid="00f8ada4" officeooo:paragraph-rsid="00f6d993"/>
    </style:style>
    <style:style style:name="P155" style:family="paragraph" style:parent-style-name="Standard">
      <style:text-properties fo:language="fr" fo:country="FR" officeooo:rsid="00f99064" officeooo:paragraph-rsid="00f99064"/>
    </style:style>
    <style:style style:name="P156" style:family="paragraph" style:parent-style-name="Standard">
      <style:text-properties fo:language="fr" fo:country="FR" officeooo:rsid="00fa1ade" officeooo:paragraph-rsid="00fa1ade"/>
    </style:style>
    <style:style style:name="P157" style:family="paragraph" style:parent-style-name="Standard">
      <style:text-properties fo:language="fr" fo:country="FR" officeooo:rsid="00fa1ade" officeooo:paragraph-rsid="0105c711"/>
    </style:style>
    <style:style style:name="P158" style:family="paragraph" style:parent-style-name="Standard">
      <style:text-properties fo:language="fr" fo:country="FR" officeooo:rsid="00fa1ade" officeooo:paragraph-rsid="0108c885"/>
    </style:style>
    <style:style style:name="P159" style:family="paragraph" style:parent-style-name="Standard">
      <style:text-properties fo:language="fr" fo:country="FR" officeooo:rsid="00fa3c76" officeooo:paragraph-rsid="00fa3c76"/>
    </style:style>
    <style:style style:name="P160" style:family="paragraph" style:parent-style-name="Standard">
      <style:text-properties fo:language="fr" fo:country="FR" officeooo:rsid="00fa3c76" officeooo:paragraph-rsid="00fb2331"/>
    </style:style>
    <style:style style:name="P161" style:family="paragraph" style:parent-style-name="Standard">
      <style:text-properties fo:language="fr" fo:country="FR" officeooo:rsid="00fd863f" officeooo:paragraph-rsid="00fd863f"/>
    </style:style>
    <style:style style:name="P162" style:family="paragraph" style:parent-style-name="Standard">
      <style:text-properties fo:language="fr" fo:country="FR" officeooo:rsid="00fd863f" officeooo:paragraph-rsid="00feec09"/>
    </style:style>
    <style:style style:name="P163" style:family="paragraph" style:parent-style-name="Standard">
      <style:text-properties fo:language="fr" fo:country="FR" officeooo:rsid="00feec09" officeooo:paragraph-rsid="00feec09"/>
    </style:style>
    <style:style style:name="P164" style:family="paragraph" style:parent-style-name="Standard">
      <style:text-properties fo:language="fr" fo:country="FR" officeooo:rsid="01016952" officeooo:paragraph-rsid="01016952"/>
    </style:style>
    <style:style style:name="P165" style:family="paragraph" style:parent-style-name="Standard">
      <style:text-properties fo:language="fr" fo:country="FR" officeooo:rsid="0103ddc8" officeooo:paragraph-rsid="0103ddc8"/>
    </style:style>
    <style:style style:name="P166" style:family="paragraph" style:parent-style-name="Standard">
      <style:text-properties fo:language="fr" fo:country="FR" officeooo:rsid="0105c711" officeooo:paragraph-rsid="0105c711"/>
    </style:style>
    <style:style style:name="P167" style:family="paragraph" style:parent-style-name="Standard">
      <style:text-properties fo:language="fr" fo:country="FR" officeooo:rsid="0109c1d7" officeooo:paragraph-rsid="0109c1d7"/>
    </style:style>
    <style:style style:name="P168" style:family="paragraph" style:parent-style-name="Standard">
      <style:text-properties fo:language="fr" fo:country="FR" officeooo:rsid="010b3e3e" officeooo:paragraph-rsid="010b3e3e"/>
    </style:style>
    <style:style style:name="P169" style:family="paragraph" style:parent-style-name="Standard">
      <style:text-properties fo:language="fr" fo:country="FR" officeooo:rsid="010de2d4" officeooo:paragraph-rsid="010de2d4"/>
    </style:style>
    <style:style style:name="P170" style:family="paragraph" style:parent-style-name="Standard">
      <style:text-properties fo:language="fr" fo:country="FR" officeooo:rsid="010de2d4" officeooo:paragraph-rsid="01168890"/>
    </style:style>
    <style:style style:name="P171" style:family="paragraph" style:parent-style-name="Standard">
      <style:text-properties fo:language="fr" fo:country="FR" officeooo:rsid="010e6bdc" officeooo:paragraph-rsid="010e6bdc"/>
    </style:style>
    <style:style style:name="P172" style:family="paragraph" style:parent-style-name="Standard">
      <style:text-properties fo:language="fr" fo:country="FR" officeooo:rsid="01120688" officeooo:paragraph-rsid="01120688"/>
    </style:style>
    <style:style style:name="P173" style:family="paragraph" style:parent-style-name="Standard">
      <style:text-properties fo:language="fr" fo:country="FR" officeooo:rsid="01168890" officeooo:paragraph-rsid="01168890"/>
    </style:style>
    <style:style style:name="P174" style:family="paragraph" style:parent-style-name="Standard">
      <style:text-properties fo:language="fr" fo:country="FR" officeooo:rsid="011b8961" officeooo:paragraph-rsid="011b8961"/>
    </style:style>
    <style:style style:name="P175" style:family="paragraph" style:parent-style-name="Standard">
      <style:text-properties fo:language="fr" fo:country="FR" officeooo:rsid="011e4b93" officeooo:paragraph-rsid="011e4b93"/>
    </style:style>
    <style:style style:name="P176" style:family="paragraph" style:parent-style-name="Standard">
      <style:text-properties fo:language="fr" fo:country="FR" officeooo:rsid="011e51eb" officeooo:paragraph-rsid="011e51eb"/>
    </style:style>
    <style:style style:name="P177" style:family="paragraph" style:parent-style-name="Standard">
      <style:text-properties fo:language="fr" fo:country="FR" officeooo:rsid="00c91c5a" officeooo:paragraph-rsid="00c91c5a"/>
    </style:style>
    <style:style style:name="P178" style:family="paragraph" style:parent-style-name="Standard">
      <style:text-properties fo:language="fr" fo:country="FR" officeooo:rsid="00c91c5a" officeooo:paragraph-rsid="012ed99f"/>
    </style:style>
    <style:style style:name="P179" style:family="paragraph" style:parent-style-name="Standard">
      <style:text-properties fo:language="fr" fo:country="FR" officeooo:rsid="01210ce9" officeooo:paragraph-rsid="01210ce9"/>
    </style:style>
    <style:style style:name="P180" style:family="paragraph" style:parent-style-name="Standard">
      <style:text-properties fo:language="fr" fo:country="FR" officeooo:rsid="01210ce9" officeooo:paragraph-rsid="012ed99f"/>
    </style:style>
    <style:style style:name="P181" style:family="paragraph" style:parent-style-name="Standard">
      <style:text-properties fo:language="fr" fo:country="FR" officeooo:rsid="01221634" officeooo:paragraph-rsid="01221634"/>
    </style:style>
    <style:style style:name="P182" style:family="paragraph" style:parent-style-name="Standard">
      <style:text-properties fo:language="fr" fo:country="FR" officeooo:rsid="0122726b" officeooo:paragraph-rsid="0122726b"/>
    </style:style>
    <style:style style:name="P183" style:family="paragraph" style:parent-style-name="Standard">
      <style:text-properties fo:language="fr" fo:country="FR" officeooo:rsid="0122f603" officeooo:paragraph-rsid="0122f603"/>
    </style:style>
    <style:style style:name="P184" style:family="paragraph" style:parent-style-name="Standard">
      <style:text-properties fo:language="fr" fo:country="FR" officeooo:rsid="0125e3d0" officeooo:paragraph-rsid="01281875"/>
    </style:style>
    <style:style style:name="P185" style:family="paragraph" style:parent-style-name="Standard">
      <style:text-properties fo:language="fr" fo:country="FR" officeooo:rsid="01281875" officeooo:paragraph-rsid="01281875"/>
    </style:style>
    <style:style style:name="P186" style:family="paragraph" style:parent-style-name="Standard">
      <style:text-properties fo:language="fr" fo:country="FR" officeooo:rsid="0128d7c2" officeooo:paragraph-rsid="0128d7c2"/>
    </style:style>
    <style:style style:name="P187" style:family="paragraph" style:parent-style-name="Standard">
      <style:text-properties fo:language="fr" fo:country="FR" officeooo:rsid="012c192b" officeooo:paragraph-rsid="012c192b"/>
    </style:style>
    <style:style style:name="P188" style:family="paragraph" style:parent-style-name="Standard">
      <style:text-properties fo:language="fr" fo:country="FR" officeooo:rsid="012c8c1f" officeooo:paragraph-rsid="012c8c1f"/>
    </style:style>
    <style:style style:name="P189" style:family="paragraph" style:parent-style-name="Standard">
      <style:text-properties fo:language="fr" fo:country="FR" officeooo:rsid="012d4471" officeooo:paragraph-rsid="00c37fae"/>
    </style:style>
    <style:style style:name="P190" style:family="paragraph" style:parent-style-name="Standard">
      <style:text-properties fo:language="fr" fo:country="FR" officeooo:rsid="012d4471" officeooo:paragraph-rsid="012ed99f"/>
    </style:style>
    <style:style style:name="P191" style:family="paragraph" style:parent-style-name="Standard">
      <style:text-properties fo:language="fr" fo:country="FR" officeooo:rsid="012dcf90" officeooo:paragraph-rsid="012dcf90"/>
    </style:style>
    <style:style style:name="P192" style:family="paragraph" style:parent-style-name="Standard">
      <style:text-properties fo:language="fr" fo:country="FR" officeooo:rsid="00c7d3c1" officeooo:paragraph-rsid="012ed99f"/>
    </style:style>
    <style:style style:name="P193" style:family="paragraph" style:parent-style-name="Standard">
      <style:text-properties fo:language="fr" fo:country="FR" officeooo:rsid="00c62015" officeooo:paragraph-rsid="012ed99f"/>
    </style:style>
    <style:style style:name="P194" style:family="paragraph" style:parent-style-name="Standard">
      <style:text-properties fo:language="fr" fo:country="FR" officeooo:rsid="00c53822" officeooo:paragraph-rsid="012ed99f"/>
    </style:style>
    <style:style style:name="P195" style:family="paragraph" style:parent-style-name="Standard">
      <style:text-properties fo:language="fr" fo:country="FR" officeooo:rsid="0130af6f" officeooo:paragraph-rsid="0130af6f"/>
    </style:style>
    <style:style style:name="P196" style:family="paragraph" style:parent-style-name="Standard">
      <style:paragraph-properties fo:text-align="center" style:justify-single-word="false">
        <style:tab-stops/>
      </style:paragraph-properties>
    </style:style>
    <style:style style:name="P197" style:family="paragraph" style:parent-style-name="Standard">
      <style:paragraph-properties fo:text-align="start" style:justify-single-word="false">
        <style:tab-stops/>
      </style:paragraph-properties>
    </style:style>
    <style:style style:name="P198" style:family="paragraph" style:parent-style-name="Standard">
      <style:paragraph-properties fo:text-align="center" style:justify-single-word="false">
        <style:tab-stops/>
      </style:paragraph-properties>
      <style:text-properties fo:font-weight="bold" style:font-weight-asian="bold"/>
    </style:style>
    <style:style style:name="T1" style:family="text">
      <style:text-properties officeooo:rsid="0021f917"/>
    </style:style>
    <style:style style:name="T2" style:family="text">
      <style:text-properties officeooo:rsid="002203cc"/>
    </style:style>
    <style:style style:name="T3" style:family="text">
      <style:text-properties officeooo:rsid="0023b6e4"/>
    </style:style>
    <style:style style:name="T4" style:family="text">
      <style:text-properties officeooo:rsid="002521d5"/>
    </style:style>
    <style:style style:name="T5" style:family="text">
      <style:text-properties officeooo:rsid="0027ea42"/>
    </style:style>
    <style:style style:name="T6" style:family="text">
      <style:text-properties officeooo:rsid="002a99b7"/>
    </style:style>
    <style:style style:name="T7" style:family="text">
      <style:text-properties officeooo:rsid="002b0849"/>
    </style:style>
    <style:style style:name="T8" style:family="text">
      <style:text-properties officeooo:rsid="002e8345"/>
    </style:style>
    <style:style style:name="T9" style:family="text">
      <style:text-properties officeooo:rsid="0030513a"/>
    </style:style>
    <style:style style:name="T10" style:family="text">
      <style:text-properties officeooo:rsid="0032091b"/>
    </style:style>
    <style:style style:name="T11" style:family="text">
      <style:text-properties officeooo:rsid="0033d77f"/>
    </style:style>
    <style:style style:name="T12" style:family="text">
      <style:text-properties officeooo:rsid="00358dfd"/>
    </style:style>
    <style:style style:name="T13" style:family="text">
      <style:text-properties fo:font-weight="bold" style:font-weight-asian="bold"/>
    </style:style>
    <style:style style:name="T14" style:family="text">
      <style:text-properties officeooo:rsid="003b0650"/>
    </style:style>
    <style:style style:name="T15" style:family="text">
      <style:text-properties officeooo:rsid="003c88a7"/>
    </style:style>
    <style:style style:name="T16" style:family="text">
      <style:text-properties officeooo:rsid="003e670f"/>
    </style:style>
    <style:style style:name="T17" style:family="text">
      <style:text-properties officeooo:rsid="003feb6f"/>
    </style:style>
    <style:style style:name="T18" style:family="text">
      <style:text-properties officeooo:rsid="0041a20e"/>
    </style:style>
    <style:style style:name="T19" style:family="text">
      <style:text-properties officeooo:rsid="0046f2e4"/>
    </style:style>
    <style:style style:name="T20" style:family="text">
      <style:text-properties officeooo:rsid="00482764"/>
    </style:style>
    <style:style style:name="T21" style:family="text">
      <style:text-properties officeooo:rsid="004a856f"/>
    </style:style>
    <style:style style:name="T22" style:family="text">
      <style:text-properties officeooo:rsid="004bad36"/>
    </style:style>
    <style:style style:name="T23" style:family="text">
      <style:text-properties officeooo:rsid="004ea1d8"/>
    </style:style>
    <style:style style:name="T24" style:family="text">
      <style:text-properties officeooo:rsid="00511204"/>
    </style:style>
    <style:style style:name="T25" style:family="text">
      <style:text-properties officeooo:rsid="005182b5"/>
    </style:style>
    <style:style style:name="T26" style:family="text">
      <style:text-properties officeooo:rsid="0053e9a7"/>
    </style:style>
    <style:style style:name="T27" style:family="text">
      <style:text-properties officeooo:rsid="0053f35a"/>
    </style:style>
    <style:style style:name="T28" style:family="text">
      <style:text-properties officeooo:rsid="005488f1"/>
    </style:style>
    <style:style style:name="T29" style:family="text">
      <style:text-properties officeooo:rsid="0055d96c"/>
    </style:style>
    <style:style style:name="T30" style:family="text">
      <style:text-properties officeooo:rsid="00579fb8"/>
    </style:style>
    <style:style style:name="T31" style:family="text">
      <style:text-properties officeooo:rsid="0057e967"/>
    </style:style>
    <style:style style:name="T32" style:family="text">
      <style:text-properties officeooo:rsid="00588ab9"/>
    </style:style>
    <style:style style:name="T33" style:family="text">
      <style:text-properties officeooo:rsid="005a5038"/>
    </style:style>
    <style:style style:name="T34" style:family="text">
      <style:text-properties officeooo:rsid="005a8d68"/>
    </style:style>
    <style:style style:name="T35" style:family="text">
      <style:text-properties officeooo:rsid="005b4f9c"/>
    </style:style>
    <style:style style:name="T36" style:family="text">
      <style:text-properties officeooo:rsid="005dc8c9"/>
    </style:style>
    <style:style style:name="T37" style:family="text">
      <style:text-properties officeooo:rsid="005f3444"/>
    </style:style>
    <style:style style:name="T38" style:family="text">
      <style:text-properties officeooo:rsid="006045d0"/>
    </style:style>
    <style:style style:name="T39" style:family="text">
      <style:text-properties officeooo:rsid="006068b3"/>
    </style:style>
    <style:style style:name="T40" style:family="text">
      <style:text-properties officeooo:rsid="0060fe18"/>
    </style:style>
    <style:style style:name="T41" style:family="text">
      <style:text-properties officeooo:rsid="0063abd8"/>
    </style:style>
    <style:style style:name="T42" style:family="text">
      <style:text-properties officeooo:rsid="006819b0"/>
    </style:style>
    <style:style style:name="T43" style:family="text">
      <style:text-properties officeooo:rsid="00692c79"/>
    </style:style>
    <style:style style:name="T44" style:family="text">
      <style:text-properties officeooo:rsid="006c8c48"/>
    </style:style>
    <style:style style:name="T45" style:family="text">
      <style:text-properties officeooo:rsid="006f8a7f"/>
    </style:style>
    <style:style style:name="T46" style:family="text">
      <style:text-properties officeooo:rsid="00701010"/>
    </style:style>
    <style:style style:name="T47" style:family="text">
      <style:text-properties officeooo:rsid="007205a3"/>
    </style:style>
    <style:style style:name="T48" style:family="text">
      <style:text-properties officeooo:rsid="00750e5f"/>
    </style:style>
    <style:style style:name="T49" style:family="text">
      <style:text-properties officeooo:rsid="0076696a"/>
    </style:style>
    <style:style style:name="T50" style:family="text">
      <style:text-properties officeooo:rsid="00771ad4"/>
    </style:style>
    <style:style style:name="T51" style:family="text">
      <style:text-properties fo:language="fr" fo:country="FR" officeooo:rsid="006b28cb"/>
    </style:style>
    <style:style style:name="T52" style:family="text">
      <style:text-properties fo:language="fr" fo:country="FR" officeooo:rsid="00692c79"/>
    </style:style>
    <style:style style:name="T53" style:family="text">
      <style:text-properties fo:language="fr" fo:country="FR" officeooo:rsid="00212ddf"/>
    </style:style>
    <style:style style:name="T54" style:family="text">
      <style:text-properties fo:language="fr" fo:country="FR" officeooo:rsid="00839068"/>
    </style:style>
    <style:style style:name="T55" style:family="text">
      <style:text-properties fo:language="fr" fo:country="FR" officeooo:rsid="008ea93e"/>
    </style:style>
    <style:style style:name="T56" style:family="text">
      <style:text-properties fo:language="fr" fo:country="FR" officeooo:rsid="00864194"/>
    </style:style>
    <style:style style:name="T57" style:family="text">
      <style:text-properties officeooo:rsid="0077b7df"/>
    </style:style>
    <style:style style:name="T58" style:family="text">
      <style:text-properties officeooo:rsid="00212ddf"/>
    </style:style>
    <style:style style:name="T59" style:family="text">
      <style:text-properties officeooo:rsid="0079d220"/>
    </style:style>
    <style:style style:name="T60" style:family="text">
      <style:text-properties officeooo:rsid="007b2a2c"/>
    </style:style>
    <style:style style:name="T61" style:family="text">
      <style:text-properties officeooo:rsid="007b7916"/>
    </style:style>
    <style:style style:name="T62" style:family="text">
      <style:text-properties style:text-position="super 58%" officeooo:rsid="007b7916"/>
    </style:style>
    <style:style style:name="T63" style:family="text">
      <style:text-properties officeooo:rsid="007ec3a0"/>
    </style:style>
    <style:style style:name="T64" style:family="text">
      <style:text-properties officeooo:rsid="0081cab8"/>
    </style:style>
    <style:style style:name="T65" style:family="text">
      <style:text-properties officeooo:rsid="0084d849"/>
    </style:style>
    <style:style style:name="T66" style:family="text">
      <style:text-properties officeooo:rsid="00864194"/>
    </style:style>
    <style:style style:name="T67" style:family="text">
      <style:text-properties officeooo:rsid="0087a64b"/>
    </style:style>
    <style:style style:name="T68" style:family="text">
      <style:text-properties officeooo:rsid="008ce5e8"/>
    </style:style>
    <style:style style:name="T69" style:family="text">
      <style:text-properties officeooo:rsid="008ea93e"/>
    </style:style>
    <style:style style:name="T70" style:family="text">
      <style:text-properties officeooo:rsid="0090641a"/>
    </style:style>
    <style:style style:name="T71" style:family="text">
      <style:text-properties officeooo:rsid="0091f805"/>
    </style:style>
    <style:style style:name="T72" style:family="text">
      <style:text-properties officeooo:rsid="0093072e"/>
    </style:style>
    <style:style style:name="T73" style:family="text">
      <style:text-properties officeooo:rsid="00987211"/>
    </style:style>
    <style:style style:name="T74" style:family="text">
      <style:text-properties officeooo:rsid="009b2d34"/>
    </style:style>
    <style:style style:name="T75" style:family="text">
      <style:text-properties officeooo:rsid="009e4a93"/>
    </style:style>
    <style:style style:name="T76" style:family="text">
      <style:text-properties officeooo:rsid="009ebebf"/>
    </style:style>
    <style:style style:name="T77" style:family="text">
      <style:text-properties officeooo:rsid="009ff03c"/>
    </style:style>
    <style:style style:name="T78" style:family="text">
      <style:text-properties officeooo:rsid="00a0b211"/>
    </style:style>
    <style:style style:name="T79" style:family="text">
      <style:text-properties officeooo:rsid="00a1c945"/>
    </style:style>
    <style:style style:name="T80" style:family="text">
      <style:text-properties officeooo:rsid="00a2e9a9"/>
    </style:style>
    <style:style style:name="T81" style:family="text">
      <style:text-properties officeooo:rsid="00a453a1"/>
    </style:style>
    <style:style style:name="T82" style:family="text">
      <style:text-properties officeooo:rsid="00ad1ada"/>
    </style:style>
    <style:style style:name="T83" style:family="text">
      <style:text-properties officeooo:rsid="00ae84f9"/>
    </style:style>
    <style:style style:name="T84" style:family="text">
      <style:text-properties officeooo:rsid="00affbb7"/>
    </style:style>
    <style:style style:name="T85" style:family="text">
      <style:text-properties officeooo:rsid="00b089e5"/>
    </style:style>
    <style:style style:name="T86" style:family="text">
      <style:text-properties officeooo:rsid="00b26483"/>
    </style:style>
    <style:style style:name="T87" style:family="text">
      <style:text-properties officeooo:rsid="00b30176"/>
    </style:style>
    <style:style style:name="T88" style:family="text">
      <style:text-properties officeooo:rsid="00b4473d"/>
    </style:style>
    <style:style style:name="T89" style:family="text">
      <style:text-properties officeooo:rsid="00b66c8e"/>
    </style:style>
    <style:style style:name="T90" style:family="text">
      <style:text-properties officeooo:rsid="00b896eb"/>
    </style:style>
    <style:style style:name="T91" style:family="text">
      <style:text-properties officeooo:rsid="00b909e6"/>
    </style:style>
    <style:style style:name="T92" style:family="text">
      <style:text-properties officeooo:rsid="00b97da0"/>
    </style:style>
    <style:style style:name="T93" style:family="text">
      <style:text-properties officeooo:rsid="00bcbe17"/>
    </style:style>
    <style:style style:name="T94" style:family="text">
      <style:text-properties officeooo:rsid="00bd5b72"/>
    </style:style>
    <style:style style:name="T95" style:family="text">
      <style:text-properties officeooo:rsid="00be999c"/>
    </style:style>
    <style:style style:name="T96" style:family="text">
      <style:text-properties officeooo:rsid="00bea02a"/>
    </style:style>
    <style:style style:name="T97" style:family="text">
      <style:text-properties officeooo:rsid="00c07c89"/>
    </style:style>
    <style:style style:name="T98" style:family="text">
      <style:text-properties officeooo:rsid="00c15e91"/>
    </style:style>
    <style:style style:name="T99" style:family="text">
      <style:text-properties officeooo:rsid="00c33b7d"/>
    </style:style>
    <style:style style:name="T100" style:family="text">
      <style:text-properties officeooo:rsid="00c36d78"/>
    </style:style>
    <style:style style:name="T101" style:family="text">
      <style:text-properties officeooo:rsid="00c53822"/>
    </style:style>
    <style:style style:name="T102" style:family="text">
      <style:text-properties officeooo:rsid="00c7d3c1"/>
    </style:style>
    <style:style style:name="T103" style:family="text">
      <style:text-properties officeooo:rsid="00c91c5a"/>
    </style:style>
    <style:style style:name="T104" style:family="text">
      <style:text-properties officeooo:rsid="00ccfd11"/>
    </style:style>
    <style:style style:name="T105" style:family="text">
      <style:text-properties officeooo:rsid="00cd45a7"/>
    </style:style>
    <style:style style:name="T106" style:family="text">
      <style:text-properties officeooo:rsid="00cf18b6"/>
    </style:style>
    <style:style style:name="T107" style:family="text">
      <style:text-properties officeooo:rsid="00cf5db2"/>
    </style:style>
    <style:style style:name="T108" style:family="text">
      <style:text-properties style:font-name="Liberation Serif1"/>
    </style:style>
    <style:style style:name="T109" style:family="text">
      <style:text-properties officeooo:rsid="00d1d64c"/>
    </style:style>
    <style:style style:name="T110" style:family="text">
      <style:text-properties officeooo:rsid="00d4aa07"/>
    </style:style>
    <style:style style:name="T111" style:family="text">
      <style:text-properties officeooo:rsid="00d5cd06"/>
    </style:style>
    <style:style style:name="T112" style:family="text">
      <style:text-properties officeooo:rsid="00d6bfb6"/>
    </style:style>
    <style:style style:name="T113" style:family="text">
      <style:text-properties officeooo:rsid="00db4dcd"/>
    </style:style>
    <style:style style:name="T114" style:family="text">
      <style:text-properties officeooo:rsid="00dd8b39"/>
    </style:style>
    <style:style style:name="T115" style:family="text">
      <style:text-properties officeooo:rsid="00e06a62"/>
    </style:style>
    <style:style style:name="T116" style:family="text">
      <style:text-properties officeooo:rsid="00e189d6"/>
    </style:style>
    <style:style style:name="T117" style:family="text">
      <style:text-properties officeooo:rsid="00e30e14"/>
    </style:style>
    <style:style style:name="T118" style:family="text">
      <style:text-properties officeooo:rsid="00e6b5e4"/>
    </style:style>
    <style:style style:name="T119" style:family="text">
      <style:text-properties officeooo:rsid="00839068"/>
    </style:style>
    <style:style style:name="T120" style:family="text">
      <style:text-properties officeooo:rsid="00e89ae8"/>
    </style:style>
    <style:style style:name="T121" style:family="text">
      <style:text-properties officeooo:rsid="00ea4b76"/>
    </style:style>
    <style:style style:name="T122" style:family="text">
      <style:text-properties officeooo:rsid="00ea86f0"/>
    </style:style>
    <style:style style:name="T123" style:family="text">
      <style:text-properties officeooo:rsid="00ebbaee"/>
    </style:style>
    <style:style style:name="T124" style:family="text">
      <style:text-properties officeooo:rsid="00ec3563"/>
    </style:style>
    <style:style style:name="T125" style:family="text">
      <style:text-properties officeooo:rsid="00edd4f6"/>
    </style:style>
    <style:style style:name="T126" style:family="text">
      <style:text-properties officeooo:rsid="00f43ee5"/>
    </style:style>
    <style:style style:name="T127" style:family="text">
      <style:text-properties officeooo:rsid="00f58673"/>
    </style:style>
    <style:style style:name="T128" style:family="text">
      <style:text-properties officeooo:rsid="00f8ada4"/>
    </style:style>
    <style:style style:name="T129" style:family="text">
      <style:text-properties officeooo:rsid="00fa06af"/>
    </style:style>
    <style:style style:name="T130" style:family="text">
      <style:text-properties officeooo:rsid="00fa3c76"/>
    </style:style>
    <style:style style:name="T131" style:family="text">
      <style:text-properties officeooo:rsid="00fb2331"/>
    </style:style>
    <style:style style:name="T132" style:family="text">
      <style:text-properties officeooo:rsid="00fc3671"/>
    </style:style>
    <style:style style:name="T133" style:family="text">
      <style:text-properties officeooo:rsid="00fd863f"/>
    </style:style>
    <style:style style:name="T134" style:family="text">
      <style:text-properties officeooo:rsid="00feec09"/>
    </style:style>
    <style:style style:name="T135" style:family="text">
      <style:text-properties officeooo:rsid="00ffdb77"/>
    </style:style>
    <style:style style:name="T136" style:family="text">
      <style:text-properties officeooo:rsid="00fff3ba"/>
    </style:style>
    <style:style style:name="T137" style:family="text">
      <style:text-properties officeooo:rsid="01016952"/>
    </style:style>
    <style:style style:name="T138" style:family="text">
      <style:text-properties officeooo:rsid="01023e26"/>
    </style:style>
    <style:style style:name="T139" style:family="text">
      <style:text-properties officeooo:rsid="0103ddc8"/>
    </style:style>
    <style:style style:name="T140" style:family="text">
      <style:text-properties officeooo:rsid="0105c711"/>
    </style:style>
    <style:style style:name="T141" style:family="text">
      <style:text-properties officeooo:rsid="01075c3b"/>
    </style:style>
    <style:style style:name="T142" style:family="text">
      <style:text-properties officeooo:rsid="0108c885"/>
    </style:style>
    <style:style style:name="T143" style:family="text">
      <style:text-properties officeooo:rsid="010c224f"/>
    </style:style>
    <style:style style:name="T144" style:family="text">
      <style:text-properties officeooo:rsid="010e6bdc"/>
    </style:style>
    <style:style style:name="T145" style:family="text">
      <style:text-properties officeooo:rsid="0110eddf"/>
    </style:style>
    <style:style style:name="T146" style:family="text">
      <style:text-properties officeooo:rsid="01119b2d"/>
    </style:style>
    <style:style style:name="T147" style:family="text">
      <style:text-properties officeooo:rsid="0111c82e"/>
    </style:style>
    <style:style style:name="T148" style:family="text">
      <style:text-properties officeooo:rsid="0113f140"/>
    </style:style>
    <style:style style:name="T149" style:family="text">
      <style:text-properties officeooo:rsid="0114fa2b"/>
    </style:style>
    <style:style style:name="T150" style:family="text">
      <style:text-properties officeooo:rsid="01168890"/>
    </style:style>
    <style:style style:name="T151" style:family="text">
      <style:text-properties officeooo:rsid="011ab14b"/>
    </style:style>
    <style:style style:name="T152" style:family="text">
      <style:text-properties officeooo:rsid="011cdaf0"/>
    </style:style>
    <style:style style:name="T153" style:family="text">
      <style:text-properties officeooo:rsid="011e51eb"/>
    </style:style>
    <style:style style:name="T154" style:family="text">
      <style:text-properties officeooo:rsid="01203301"/>
    </style:style>
    <style:style style:name="T155" style:family="text">
      <style:text-properties officeooo:rsid="0120b557"/>
    </style:style>
    <style:style style:name="T156" style:family="text">
      <style:text-properties officeooo:rsid="01210ce9"/>
    </style:style>
    <style:style style:name="T157" style:family="text">
      <style:text-properties officeooo:rsid="012446ef"/>
    </style:style>
    <style:style style:name="T158" style:family="text">
      <style:text-properties officeooo:rsid="012718dd"/>
    </style:style>
    <style:style style:name="T159" style:family="text">
      <style:text-properties officeooo:rsid="01281875"/>
    </style:style>
    <style:style style:name="T160" style:family="text">
      <style:text-properties officeooo:rsid="01286de7"/>
    </style:style>
    <style:style style:name="T161" style:family="text">
      <style:text-properties officeooo:rsid="012c8c1f"/>
    </style:style>
    <style:style style:name="T162" style:family="text">
      <style:text-properties officeooo:rsid="012e55e9"/>
    </style:style>
    <style:style style:name="T163" style:family="text">
      <style:text-properties style:font-name="Liberation Serif"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Blabla intro sur pas que d10</text:p>
      <text:p text:style-name="P13"/>
      <text:p text:style-name="P13">Blabla annule et remplace</text:p>
      <text:p text:style-name="P13">Blabla plein de fluff dans bouquins (conteneurs compensé...) ici très sec et technique.</text:p>
      <text:p text:style-name="P13"/>
      <text:p text:style-name="P13"/>
      <text:p text:style-name="P13"/>
      <text:p text:style-name="P59">À retenir LdB : commandes</text:p>
      <text:p text:style-name="P13"/>
      <text:p text:style-name="P145"/>
      <text:p text:style-name="P152">CHECK ARMEMENT VEHICULAIRE SI INVALIDE</text:p>
      <text:p text:style-name="P152"/>
      <text:p text:style-name="P152">CHECK postes dettection</text:p>
      <text:p text:style-name="P152"/>
      <text:p text:style-name="P151"/>
      <text:p text:style-name="P191">POINT DEBUT sur jets trait</text:p>
      <text:p text:style-name="P154"/>
      <text:p text:style-name="P13"/>
      <text:p text:style-name="P149">combat naval :</text:p>
      <text:p text:style-name="P149">selection vitesse, deduction PM</text:p>
      <text:p text:style-name="P150">EXPLIQUER DEPENSE DE PM <text:span text:style-name="T128">(courte 6 milles, moy 12m, long 20m, extr 30m)</text:span></text:p>
      <text:p text:style-name="P150"/>
      <text:p text:style-name="P195"><text:span text:style-name="T163">≥</text:span></text:p>
      <text:p text:style-name="P150"/>
      <text:p text:style-name="P15"/>
      <text:p text:style-name="P15"/>
      <text:p text:style-name="P15"/>
      <text:p text:style-name="P137">Notes matériel :</text:p>
      <text:p text:style-name="P137"/>
      <text:p text:style-name="P142">DEPANNAGE : jet qui dépend du MJ, voilà</text:p>
      <text:p text:style-name="P137"/>
      <text:p text:style-name="P139">IEM : une attaque IEM impose un test de panne au matériel électronique touché avec un malus égal au niveau de l’attaque dans Polaris (donc doublé en UP!System). Un blindage électronique réduit le niveau de l’attaque.</text:p>
      <text:p text:style-name="P139">Le coût du blindage IEM est égal à 5 % du prix de base du matériel × niveau × niveau.</text:p>
      <text:p text:style-name="P137"/>
      <text:p text:style-name="P137">&lt;<text:span text:style-name="T102">a compléter : expliquer pourquoi on fait des renvois, recouvrements LdB/GT ; tout pas dans l’un, parfois invalidé etc.</text:span></text:p>
      <text:p text:style-name="P178">Expliquer systèmes dans armures extrapolables pour véhicules</text:p>
      <text:p text:style-name="P192">&gt;</text:p>
      <text:p text:style-name="P137">&lt;<text:span text:style-name="T103">blabla poste de pilotage</text:span>&gt;</text:p>
      <text:p text:style-name="P137"/>
      <text:p text:style-name="P193">Les éléments susceptibles de ne pas passer à l’échelle (e.g. si un analyseur est globalement le même partout où on l’installe, un régulateur thermique d’armure n’a pas du tout la même taille que celui d’une frégate) indiqués pour les armures sont donc valables à échelle H et leur prix doit être multiplié par le GAB à l’échelle V- et 10×GAB à l’échelle V+.</text:p>
      <text:p text:style-name="P137"/>
      <text:p text:style-name="P178">LdB2 : presque rien n’est invalidé par le GT, les points suivants sont à noter :</text:p>
      <text:p text:style-name="P178"/>
      <text:p text:style-name="P180">NOTER DIFF ENTRE PAS INVALIDE ET PAS PRESENT DANS GT</text:p>
      <text:p text:style-name="P178"/>
      <text:p text:style-name="P178"><text:soft-page-break/>* <text:span text:style-name="T102">ignorer les systèmes thermiques p.66-67 du GT (utiliser le régulateur thermique d</text:span>u LdB<text:span text:style-name="T102"> avec la règle du modificateur de GAB ci-dessus) </text:span></text:p>
      <text:p text:style-name="P178"/>
      <text:p text:style-name="P178">* Sonars, analyseurs, calculateurs et radars (mais pas les senseurs sont invalidés par le GT p.69-72)</text:p>
      <text:p text:style-name="P194"/>
      <text:p text:style-name="P194"/>
      <text:p text:style-name="P146"/>
      <text:p text:style-name="P180">torpilles : PE inutile (parler 3 portée), allier GT et ldb</text:p>
      <text:p text:style-name="P180"/>
      <text:p text:style-name="P180"/>
      <text:p text:style-name="P190">Mines p.151</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text:p>
      <text:p text:style-name="P15"/>
      <text:p text:style-name="P79"/>
      <text:p text:style-name="P79"/>
      <text:p text:style-name="P13"/>
      <text:p text:style-name="P13">Règles communes des engins</text:p>
      <text:p text:style-name="P13">Ce qui suit est valide pour les armures comme pour les véhicules.</text:p>
      <text:p text:style-name="P13"/>
      <text:p text:style-name="P109">Prix <text:span text:style-name="T104">et intégrité à l’achat </text:span>d’un engin : diviser par 50 tous les prix indiqués dans les divers ouvrages de Polaris pour les engins. Ce prix abaissé correspond au prix normal sur le marché d’occasion légal ; appliquer alors les règles habituelles d’acquisition de matériel d’UPolaris (2D6+8 pour l’ITG de chaque élément et système auxiliaire, possibilité de modifier le coût pour acquérir une ITG spécifique etc.) <text:span text:style-name="T104">et ignorer celles du guide d’acquisition des véhicules du guide technique (posent plus de problèmes qu’elles n’en règlent et les pertes de capacité sont de toute façon mieux gérées par les règles générales d’ITG </text:span><text:span text:style-name="T107">et les effets des pertes de celle-ci</text:span><text:span text:style-name="T104">).</text:span></text:p>
      <text:p text:style-name="P113">Il est aussi possible d’obtenir des engins dépourvus de certains systèmes pour un coût moins élevé (e.g. une armure sans son armement, un véhicule acheté sans propulseur pour une bouchée de pain car l’on a justement récupéré une vieille tuyère dans un dépôt etc. bref, c’est Polaris).</text:p>
      <text:p text:style-name="P13"/>
      <text:p text:style-name="P116">Ordinateur : <text:span text:style-name="T110">rappelez-vous que les ordinateurs de Polaris sont convertis en cyberdeck</text:span><text:span text:style-name="T112">s</text:span><text:span text:style-name="T110"> UP!System (cf. règles de matériel, rang = (NT+Gén.)/3). </text:span><text:span text:style-name="T111">Pour ce qui est de la charge système (rappel, égale au max à 5 × rang du cyberdeck + 5), c</text:span><text:span text:style-name="T110">haque système auxiliaire d’un engin est considéré comme un programme (techniquement un démon, car il reste résident) ayant une fonctionnalité utilitaire de rang 1.</text:span></text:p>
      <text:p text:style-name="P117">Il est bien sûr possible d’avoir d’autres programmes et démons plus élaborés (comme un démon d’arme automatique avec un programme d’acquisition et un programme de tir).</text:p>
      <text:p text:style-name="P118">On n’utilise donc pas la notion de niveau max des programmes et, sur la fiche, la notion de gestion systèmes est remplacée par la charge système max et le potentiel par le rang d’ordinateur.</text:p>
      <text:p text:style-name="P116"/>
      <text:p text:style-name="P13"><text:soft-page-break/></text:p>
      <text:p text:style-name="P27">Caractéristiques des engins</text:p>
      <text:p text:style-name="P120">Bien des caractéristiques sont données directement dans les descriptions des engins eux-mêmes, notamment lorsque ceux-ci présentent des particularités, mais ce n’est pas toujours le cas. Quand rien n’est indiqué, les règles générales <text:span text:style-name="T116">qui suivent </text:span><text:span text:style-name="T117">indiquent les moyens de calculer les caractéristiques manquantes</text:span><text:span text:style-name="T116">. </text:span></text:p>
      <text:p text:style-name="P120"><text:span text:style-name="T116">Attention : sauf mention explicite, les valeurs ne se cumulent pas (ne cumulez pas le modificateur d’initiative de la description d’une armure avec celui issu du tableau idoine, </text:span><text:span text:style-name="T117">qui a justement servi à calculer le premier</text:span><text:span text:style-name="T116"> ; par contre le modificateur de commandes, comme précisé, s’y cumule bien).</text:span></text:p>
      <text:p text:style-name="P27"/>
      <text:p text:style-name="P69">Architecture : cette caractéristique est indicative <text:span text:style-name="T45">(elle a été employée en interne par l’équipe de conception de Polaris pour en déduire certaines caractéristiques, notamment les profondeurs maximales)</text:span>, sauf si la règle optionnelle des seuils en fonction de l’architecture est employée (cf. p.<text:span text:style-name="T45">2</text:span>07 LdB2).</text:p>
      <text:p text:style-name="P27"/>
      <text:p text:style-name="P27">Échelle : détermine dans quel segment se situe l’engin : échelle humaine (H), véhicules légers (V-), véhicules lourds (V+). <text:span text:style-name="T23">En dessous et à</text:span> <text:span text:style-name="T23">partir d’un certain niveau, l</text:span>es dégâts d’une échelle sont nuls <text:span text:style-name="T23">ou massifs</text:span> sur un engin ou créature d’une échelle <text:span text:style-name="T23">respectivement </text:span>supérieure <text:span text:style-name="T23">ou</text:span> inférieure.</text:p>
      <text:p text:style-name="P27"/>
      <text:p text:style-name="P72">Le guide technique présente des tableaux de conversion complets p.336-337 pour les dégâts ainsi que le blindage.</text:p>
      <text:p text:style-name="P71">Il existe néanmoins une règle générale pour convertir les dégâts si besoin :</text:p>
      <text:p text:style-name="P71">H = <text:span text:style-name="T46">V</text:span>- × 10</text:p>
      <text:p text:style-name="P71">V+ = V- + 2</text:p>
      <text:p text:style-name="P29"/>
      <text:p text:style-name="P70">Cf. <text:span text:style-name="T20">« </text:span>gabarit <text:span text:style-name="T20">»</text:span> ci-après pour <text:span text:style-name="T17">déterminer</text:span> les échelles des divers engins.</text:p>
      <text:p text:style-name="P27"/>
      <text:p text:style-name="P28">Gabarit <text:span text:style-name="T16">(GAB)</text:span> : <text:span text:style-name="T10">détermine la taille relative de l’engin dans son échelle. Noté sur 25. </text:span></text:p>
      <text:p text:style-name="P28"><text:span text:style-name="T10">Attention : ceci est complètement disjoint de la notion optionnelle de gabarit d’un personnage du UP!System (qui est, elle, notée sur 20 et fonctionne différemment). </text:span><text:span text:style-name="T11">Le </text:span><text:span text:style-name="T26">GAB </text:span><text:span text:style-name="T12">est issu du tableau suivant :</text:span></text:p>
      <text:p text:style-name="P27"/>
      <table:table table:name="Table1" table:style-name="Table1">
        <table:table-column table:style-name="Table1.A"/>
        <table:table-column table:style-name="Table1.B"/>
        <table:table-row table:style-name="Table1.1">
          <table:table-cell table:style-name="Table1.A1" table:number-columns-spanned="2" office:value-type="string">
            <text:p text:style-name="P1">Gabarit/échelle</text:p>
          </table:table-cell>
          <table:covered-table-cell/>
        </table:table-row>
        <table:table-row table:style-name="Table1.2">
          <table:table-cell table:style-name="Table1.A1" office:value-type="string">
            <text:p text:style-name="P4">Engin</text:p>
          </table:table-cell>
          <table:table-cell table:style-name="Table1.B2" office:value-type="string">
            <text:p text:style-name="P4">Gabarit/échelle</text:p>
          </table:table-cell>
        </table:table-row>
        <table:table-row table:style-name="Table1.1">
          <table:table-cell table:style-name="Table1.A1" office:value-type="string">
            <text:p text:style-name="P4">Exo-Alpha</text:p>
          </table:table-cell>
          <table:table-cell table:style-name="Table1.B2" office:value-type="string">
            <text:p text:style-name="P1">12/H</text:p>
          </table:table-cell>
        </table:table-row>
        <table:table-row table:style-name="Table1.1">
          <table:table-cell table:style-name="Table1.A1" office:value-type="string">
            <text:p text:style-name="P4">Exo-0</text:p>
          </table:table-cell>
          <table:table-cell table:style-name="Table1.B2" office:value-type="string">
            <text:p text:style-name="P1">19/H</text:p>
          </table:table-cell>
        </table:table-row>
        <table:table-row table:style-name="Table1.1">
          <table:table-cell table:style-name="Table1.A1" office:value-type="string">
            <text:p text:style-name="P4">Exo-1</text:p>
          </table:table-cell>
          <table:table-cell table:style-name="Table1.B2" office:value-type="string">
            <text:p text:style-name="P1">22/H</text:p>
          </table:table-cell>
        </table:table-row>
        <table:table-row table:style-name="Table1.1">
          <table:table-cell table:style-name="Table1.A1" office:value-type="string">
            <text:p text:style-name="P4">Exo-2</text:p>
          </table:table-cell>
          <table:table-cell table:style-name="Table1.B2" office:value-type="string">
            <text:p text:style-name="P1">24/H</text:p>
          </table:table-cell>
        </table:table-row>
        <table:table-row table:style-name="Table1.1">
          <table:table-cell table:style-name="Table1.A1" office:value-type="string">
            <text:p text:style-name="P4">Exo-3/Exo-4</text:p>
          </table:table-cell>
          <table:table-cell table:style-name="Table1.B2" office:value-type="string">
            <text:p text:style-name="P1">1/V-</text:p>
          </table:table-cell>
        </table:table-row>
        <table:table-row table:style-name="Table1.1">
          <table:table-cell table:style-name="Table1.A1" office:value-type="string">
            <text:p text:style-name="P4">Exo-5/Exo-6</text:p>
          </table:table-cell>
          <table:table-cell table:style-name="Table1.B2" office:value-type="string">
            <text:p text:style-name="P1">2/V-</text:p>
          </table:table-cell>
        </table:table-row>
        <table:table-row table:style-name="Table1.1">
          <table:table-cell table:style-name="Table1.A1" office:value-type="string">
            <text:p text:style-name="P4">Exo-oméga</text:p>
          </table:table-cell>
          <table:table-cell table:style-name="Table1.B2" office:value-type="string">
            <text:p text:style-name="P1">3/V-</text:p>
          </table:table-cell>
        </table:table-row>
        <table:table-row table:style-name="Table1.1">
          <table:table-cell table:style-name="Table1.A1" office:value-type="string">
            <text:p text:style-name="P4">Chasseurs, petits transporteurs</text:p>
          </table:table-cell>
          <table:table-cell table:style-name="Table1.B2" office:value-type="string">
            <text:p text:style-name="P1">3-5/V-</text:p>
          </table:table-cell>
        </table:table-row>
        <table:table-row table:style-name="Table1.1">
          <table:table-cell table:style-name="Table1.A1" office:value-type="string">
            <text:p text:style-name="P4">Patrouilleurs, transporteurs moyens</text:p>
          </table:table-cell>
          <table:table-cell table:style-name="Table1.B2" office:value-type="string">
            <text:p text:style-name="P1">6-10/V-</text:p>
          </table:table-cell>
        </table:table-row>
        <table:table-row table:style-name="Table1.1">
          <table:table-cell table:style-name="Table1.A1" office:value-type="string">
            <text:p text:style-name="P4">Corvettes, patrouilleurs lourds</text:p>
          </table:table-cell>
          <table:table-cell table:style-name="Table1.B2" office:value-type="string">
            <text:p text:style-name="P1">11-15/V-</text:p>
          </table:table-cell>
        </table:table-row>
        <table:table-row table:style-name="Table1.1">
          <table:table-cell table:style-name="Table1.A1" office:value-type="string">
            <text:p text:style-name="P4">Escorteurs</text:p>
          </table:table-cell>
          <table:table-cell table:style-name="Table1.B2" office:value-type="string">
            <text:p text:style-name="P1">16-20/V-</text:p>
          </table:table-cell>
        </table:table-row>
        <table:table-row table:style-name="Table1.1">
          <table:table-cell table:style-name="Table1.A1" office:value-type="string">
            <text:p text:style-name="P4">Escorteurs lourds, frégates légères</text:p>
          </table:table-cell>
          <table:table-cell table:style-name="Table1.B2" office:value-type="string">
            <text:p text:style-name="P1">21-25/V-</text:p>
          </table:table-cell>
        </table:table-row>
        <table:table-row table:style-name="Table1.1">
          <table:table-cell table:style-name="Table1.A1" office:value-type="string">
            <text:p text:style-name="P4">Frégates lourdes</text:p>
          </table:table-cell>
          <table:table-cell table:style-name="Table1.B2" office:value-type="string">
            <text:p text:style-name="P1">3-5/V+</text:p>
          </table:table-cell>
        </table:table-row>
        <text:soft-page-break/>
        <table:table-row table:style-name="Table1.1">
          <table:table-cell table:style-name="Table1.A1" office:value-type="string">
            <text:p text:style-name="P4">Croiseurs</text:p>
          </table:table-cell>
          <table:table-cell table:style-name="Table1.B2" office:value-type="string">
            <text:p text:style-name="P1">6-10/V+</text:p>
          </table:table-cell>
        </table:table-row>
        <table:table-row table:style-name="Table1.1">
          <table:table-cell table:style-name="Table1.A1" office:value-type="string">
            <text:p text:style-name="P4">Cuirassés</text:p>
          </table:table-cell>
          <table:table-cell table:style-name="Table1.B2" office:value-type="string">
            <text:p text:style-name="P1">11-15/V+</text:p>
          </table:table-cell>
        </table:table-row>
        <table:table-row table:style-name="Table1.1">
          <table:table-cell table:style-name="Table1.A1" office:value-type="string">
            <text:p text:style-name="P4">Bombardiers</text:p>
          </table:table-cell>
          <table:table-cell table:style-name="Table1.B2" office:value-type="string">
            <text:p text:style-name="P1">16-20/V+</text:p>
          </table:table-cell>
        </table:table-row>
        <table:table-row table:style-name="Table1.1">
          <table:table-cell table:style-name="Table1.A1" office:value-type="string">
            <text:p text:style-name="P4">Bases</text:p>
          </table:table-cell>
          <table:table-cell table:style-name="Table1.B2" office:value-type="string">
            <text:p text:style-name="P1">21-25/V+</text:p>
          </table:table-cell>
        </table:table-row>
        <table:table-row table:style-name="Table1.1">
          <table:table-cell table:style-name="Table1.A1" office:value-type="string">
            <text:p text:style-name="P4">Atlantis+</text:p>
          </table:table-cell>
          <table:table-cell table:style-name="Table1.B2" office:value-type="string">
            <text:p text:style-name="P1">Au-delà...</text:p>
          </table:table-cell>
        </table:table-row>
      </table:table>
      <text:p text:style-name="P34"/>
      <text:p text:style-name="P40">Le guide technique présente un tableau complet p.330 <text:span text:style-name="T41">avec équivalences en volume notamment.</text:span></text:p>
      <text:p text:style-name="P27"/>
      <text:p text:style-name="P27"/>
      <text:p text:style-name="P33">Éléments : un engin possède plusieurs éléments (structure, armement, systèmes auxiliaires etc.) dépendant de son type et pouvant être endommagés séparément. Ces éléments sont portés dans un tableau de localisation sur la fiche de l’engin.</text:p>
      <text:p text:style-name="P62"/>
      <text:p text:style-name="P75">Intégrité (ITG) : chaque élément d’un engin possède une ITG propre. <text:span text:style-name="T84">Pour certains éléments </text:span><text:span text:style-name="T85">(ex : structure)</text:span><text:span text:style-name="T84"> des règles complètes existent </text:span><text:span text:style-name="T86">pour les effets</text:span><text:span text:style-name="T84"> des pertes d’ITG, pour d’autres (ex : poste de pilotage/passerell</text:span><text:span text:style-name="T87">e</text:span><text:span text:style-name="T84">) c’est au MJ de déterminer les effets et de faire effectuer des tests de panne (comme pour tout matériel </text:span><text:span text:style-name="T85">standard</text:span><text:span text:style-name="T84">) le cas échéant </text:span><text:span text:style-name="T87">(aussi valable pour les éléments avec des règles de perte d’ITG, ex : test de panne quand machines poussées à fond pendant trop longtemps avec risque qu’elles se coupent complètement)</text:span><text:span text:style-name="T84">.</text:span></text:p>
      <text:p text:style-name="P75">De plus, les équipements dont l’engin est équipé ont aussi une <text:span text:style-name="T84">ITG</text:span>. Les règles de dégâts se concentrent surtout sur les pertes d’ITG des éléments d’un engin et les effets de celles-ci, mais le MJ peut aussi infliger des pertes d’ITG et tests de panne aux divers équipements <text:span text:style-name="T84">auxiliaires</text:span>.</text:p>
      <text:p text:style-name="P74"/>
      <text:p text:style-name="P74"/>
      <text:p text:style-name="P27"/>
      <text:p text:style-name="P66"/>
      <text:p text:style-name="P148">Modificateur d’intégrité : s’ajoute aux tests de panne <text:span text:style-name="T126">des éléments de l’engin (pas des systèmes auxiliaires ayant leur propre ITG).</text:span></text:p>
      <text:p text:style-name="P148"><text:span text:style-name="T126">Il sert notamment d’équivalent au blindage IEM pour les éléments </text:span><text:span text:style-name="T127">(dans les autres cas il est doublé comme tous les bonus Polaris)</text:span>.</text:p>
      <text:p text:style-name="P66"/>
      <text:p text:style-name="P66">Blindage (BLD) : cette valeur est retranchée à tous les dégâts reçus par un engin mais elle est elle-même réduite au préalable de la valeur de pénétration <text:span text:style-name="T27">(PEN)</text:span> de l’arme employée <text:span text:style-name="T48">(minimum 0)</text:span>.</text:p>
      <text:p text:style-name="P68">Cf. guide technique (p.336-337) pour conversion entre différentes échelles.</text:p>
      <text:p text:style-name="P67"/>
      <text:p text:style-name="P7"/>
      <text:p text:style-name="P9">Résistance aux dommages <text:span text:style-name="T14">(RD)</text:span> : <text:span text:style-name="T14">un modificateur </text:span><text:span text:style-name="T21">(pas une réduction systématique!)</text:span><text:span text:style-name="T14"> appliqué à tous les dégâts reçus par un engin avant même de considérer la pénétration d’une arme. Les dégâts effectivement reçus par un engin sont donc égaux à : </text:span></text:p>
      <text:p text:style-name="P9"><text:span text:style-name="T48">D</text:span><text:span text:style-name="T22">égâts = </text:span><text:span text:style-name="T48">jet de </text:span><text:span text:style-name="T14">dégâts + </text:span><text:span text:style-name="T26">RD</text:span><text:span text:style-name="T14"> – (</text:span><text:span text:style-name="T26">BLD</text:span><text:span text:style-name="T14"> – </text:span><text:span text:style-name="T26">PEN</text:span><text:span text:style-name="T14">).</text:span></text:p>
      <text:p text:style-name="P66">La <text:span text:style-name="T26">RD</text:span> <text:span text:style-name="T15">dépend du </text:span><text:span text:style-name="T26">GAB</text:span><text:span text:style-name="T15"> et </text:span>est issue du tableau suivant :</text:p>
      <text:p text:style-name="P66"/>
      <table:table table:name="Table2" table:style-name="Table2">
        <table:table-column table:style-name="Table2.A"/>
        <table:table-column table:style-name="Table2.B"/>
        <table:table-row table:style-name="Table2.1">
          <table:table-cell table:style-name="Table2.A1" table:number-columns-spanned="2" office:value-type="string">
            <text:p text:style-name="P1">Résistance aux dommages</text:p>
          </table:table-cell>
          <table:covered-table-cell/>
        </table:table-row>
        <table:table-row table:style-name="Table2.1">
          <table:table-cell table:style-name="Table2.A1" office:value-type="string">
            <text:p text:style-name="P4">GAB</text:p>
          </table:table-cell>
          <table:table-cell table:style-name="Table2.A1" office:value-type="string">
            <text:p text:style-name="P4">RD</text:p>
          </table:table-cell>
        </table:table-row>
        <table:table-row table:style-name="Table2.1">
          <table:table-cell table:style-name="Table2.A1" office:value-type="string">
            <text:p text:style-name="P4">1-2</text:p>
          </table:table-cell>
          <table:table-cell table:style-name="Table2.B3" office:value-type="string">
            <text:p text:style-name="P1"><text:span text:style-name="T21">+</text:span>6</text:p>
          </table:table-cell>
        </table:table-row>
        <table:table-row table:style-name="Table2.1">
          <table:table-cell table:style-name="Table2.A1" office:value-type="string">
            <text:p text:style-name="P4">3-4</text:p>
          </table:table-cell>
          <table:table-cell table:style-name="Table2.B3" office:value-type="string">
            <text:p text:style-name="P1"><text:span text:style-name="T21">+</text:span>4</text:p>
          </table:table-cell>
        </table:table-row>
        <table:table-row table:style-name="Table2.1">
          <table:table-cell table:style-name="Table2.A1" office:value-type="string">
            <text:p text:style-name="P4">5-6</text:p>
          </table:table-cell>
          <table:table-cell table:style-name="Table2.B3" office:value-type="string">
            <text:p text:style-name="P1"><text:span text:style-name="T21">+</text:span>2</text:p>
          </table:table-cell>
        </table:table-row>
        <table:table-row table:style-name="Table2.1">
          <table:table-cell table:style-name="Table2.A1" office:value-type="string">
            <text:p text:style-name="P4">7-8</text:p>
          </table:table-cell>
          <table:table-cell table:style-name="Table2.B3" office:value-type="string">
            <text:p text:style-name="P1"><text:span text:style-name="T21">+</text:span>1</text:p>
          </table:table-cell>
        </table:table-row>
        <table:table-row table:style-name="Table2.1">
          <table:table-cell table:style-name="Table2.A1" office:value-type="string">
            <text:p text:style-name="P4">9-10</text:p>
          </table:table-cell>
          <table:table-cell table:style-name="Table2.B3" office:value-type="string">
            <text:p text:style-name="P1">0</text:p>
          </table:table-cell>
        </table:table-row>
        <table:table-row table:style-name="Table2.1">
          <table:table-cell table:style-name="Table2.A1" office:value-type="string">
            <text:p text:style-name="P4">11-12</text:p>
          </table:table-cell>
          <table:table-cell table:style-name="Table2.B3" office:value-type="string">
            <text:p text:style-name="P1">-1</text:p>
          </table:table-cell>
        </table:table-row>
        <table:table-row table:style-name="Table2.1">
          <table:table-cell table:style-name="Table2.A1" office:value-type="string">
            <text:p text:style-name="P4">13-14</text:p>
          </table:table-cell>
          <table:table-cell table:style-name="Table2.B3" office:value-type="string">
            <text:p text:style-name="P1">-2</text:p>
          </table:table-cell>
        </table:table-row>
        <text:soft-page-break/>
        <table:table-row table:style-name="Table2.1">
          <table:table-cell table:style-name="Table2.A1" office:value-type="string">
            <text:p text:style-name="P4">15-16</text:p>
          </table:table-cell>
          <table:table-cell table:style-name="Table2.B3" office:value-type="string">
            <text:p text:style-name="P1">-3</text:p>
          </table:table-cell>
        </table:table-row>
        <table:table-row table:style-name="Table2.1">
          <table:table-cell table:style-name="Table2.A1" office:value-type="string">
            <text:p text:style-name="P4">17-18</text:p>
          </table:table-cell>
          <table:table-cell table:style-name="Table2.B3" office:value-type="string">
            <text:p text:style-name="P1">-4</text:p>
          </table:table-cell>
        </table:table-row>
        <table:table-row table:style-name="Table2.1">
          <table:table-cell table:style-name="Table2.A1" office:value-type="string">
            <text:p text:style-name="P4">19-20</text:p>
          </table:table-cell>
          <table:table-cell table:style-name="Table2.B3" office:value-type="string">
            <text:p text:style-name="P1">-5</text:p>
          </table:table-cell>
        </table:table-row>
        <table:table-row table:style-name="Table2.1">
          <table:table-cell table:style-name="Table2.A1" office:value-type="string">
            <text:p text:style-name="P4">21-22</text:p>
          </table:table-cell>
          <table:table-cell table:style-name="Table2.B3" office:value-type="string">
            <text:p text:style-name="P1">-6</text:p>
          </table:table-cell>
        </table:table-row>
        <table:table-row table:style-name="Table2.1">
          <table:table-cell table:style-name="Table2.A1" office:value-type="string">
            <text:p text:style-name="P4">23-24</text:p>
          </table:table-cell>
          <table:table-cell table:style-name="Table2.B3" office:value-type="string">
            <text:p text:style-name="P1">-7</text:p>
          </table:table-cell>
        </table:table-row>
        <table:table-row table:style-name="Table2.1">
          <table:table-cell table:style-name="Table2.A1" office:value-type="string">
            <text:p text:style-name="P4">25-26</text:p>
          </table:table-cell>
          <table:table-cell table:style-name="Table2.B3" office:value-type="string">
            <text:p text:style-name="P1">-8</text:p>
          </table:table-cell>
        </table:table-row>
        <table:table-row table:style-name="Table2.1">
          <table:table-cell table:style-name="Table2.A1" office:value-type="string">
            <text:p text:style-name="P4">27</text:p>
          </table:table-cell>
          <table:table-cell table:style-name="Table2.B3" office:value-type="string">
            <text:p text:style-name="P1">-1 tous les 4 niveaux</text:p>
          </table:table-cell>
        </table:table-row>
      </table:table>
      <text:p text:style-name="P36"/>
      <text:p text:style-name="P66"/>
      <text:p text:style-name="P65">Noter que, <text:span text:style-name="T18">tout comme les dégâts,</text:span> la <text:span text:style-name="T28">RD</text:span> est valable dans une échelle donnée.</text:p>
      <text:p text:style-name="P41"/>
      <text:p text:style-name="P7"/>
      <text:p text:style-name="P7"/>
      <text:p text:style-name="P61">Vitesse (VIT) : <text:span text:style-name="T31">généralement </text:span><text:span text:style-name="T30">donnée sous la forme « </text:span><text:span text:style-name="T33">VIT </text:span><text:span text:style-name="T30">(</text:span><text:span text:style-name="T31">p</text:span><text:span text:style-name="T30">oints de mouvement) » </text:span><text:span text:style-name="T31">pour la plupart des engins </text:span><text:span text:style-name="T33">(exemple : le chasseur trident, avec son hélice-pompe possède une VIT(PM) de 5(2), soit </text:span><text:span text:style-name="T34">un</text:span><text:span text:style-name="T33">e VIT </text:span><text:span text:style-name="T34">de 5</text:span><text:span text:style-name="T33"> donnant 2 points de mouvement à 16 nœuds)</text:span><text:span text:style-name="T31">. </text:span></text:p>
      <text:p text:style-name="P61"><text:span text:style-name="T32">L</text:span><text:span text:style-name="T35">a VIT est une estimation de la vitesse permettant de classer les engins entre eux, les PM sont dépensés en un tour lors d’une ou plusieurs </text:span><text:span text:style-name="T32">manœuvres de déplacement (cf. combat, plus loin) ainsi que dans certains autres cas comme la détection.</text:span></text:p>
      <text:p text:style-name="P64">Il peut y avoir plusieurs vitesses en fonction du mode de propulsion/déplacement employé. Si elle est indiquée en nœuds elle est toujours marine, si elle est indiquée en km/h c’est toujours à l’air libre.</text:p>
      <text:p text:style-name="P63">Une vitesse de ‘M’ est une vitesse « minimale», celle d’une armure marchant sur les fonds marins par exemple.</text:p>
      <text:p text:style-name="P40">Le guide technique présente un tableau complet p.331-335.</text:p>
      <text:p text:style-name="P60"/>
      <text:p text:style-name="P31">Initiative et commandes : les initiatives des armures et <text:s/>véhicule<text:span text:style-name="T77">s</text:span> sont traitées assez différemment : les armures étant traitées comme des combattants individuels (règles standard) et les <text:s/>véhicule<text:span text:style-name="T77">s</text:span> avec une version modifiée du système des manœuvres. <text:span text:style-name="T40">Voir les sections dédiées, plus loin, pour plus d’informations.</text:span></text:p>
      <text:p text:style-name="P31">Dans les deux cas, l’initiative totale d’un personnage en armure ou d’un <text:s/>véhicule est modifiée par les commandes qu’il emploie, mais uniquement pour les actions où l’on interagit avec un système les nécessitant (par exemple, tirer avec une arme d’épaule en armure ou simplement utiliser le manche de son <text:s/>véhicule <text:span text:style-name="T36">pour un mouvement normal ne les prend pas en compte ; mais une analyse sonscan ou un tir d’arme assistée, pas en tir direct devant soit, oui). </text:span><text:span text:style-name="T37">Les commandes sont décrites p.84-85 du LdB2.</text:span></text:p>
      <text:p text:style-name="P59">Noter que dans le cas des engins nécessitant un poste de pilotage (grosses armures, <text:s/>véhicule<text:span text:style-name="T77">s</text:span>…) le prix de celui-ci est pour des commandes manuelles, il faut payer le prix des commandes améliorées en plus. Un changement de commande nécessite généralement de changer l’essentiel du poste.</text:p>
      <text:p text:style-name="P58">Le<text:span text:style-name="T37">s</text:span> modificateur<text:span text:style-name="T37">s</text:span> d’initiative de Polaris <text:span text:style-name="T38">sont</text:span> employé<text:span text:style-name="T38">s</text:span> tel<text:span text:style-name="T38">s</text:span> quel<text:span text:style-name="T38">s, </text:span><text:span text:style-name="T39">sans ajustement,</text:span> avec les initiatives totales du UP!System.</text:p>
      <text:p text:style-name="P31"/>
      <text:p text:style-name="P10">Seuils et compteur d’avaries : les engins ont des seuils de dommages (qui peuvent dépendre optionnellement de l'architecture, cf. LdB2 p.207), <text:span text:style-name="T50">associés à un niveau d’avarie et à un nombre maximal de celles-ci présenté dans un « compteur d’avarie »</text:span><text:span text:style-name="T48"> sur la feuille de l’engin.</text:span></text:p>
      <text:p text:style-name="P11"/>
      <text:p text:style-name="P115">Profondeur : Lorsqu’un <text:span text:style-name="T109">engin</text:span> évolue au-delà de sa profondeur opérationnelle, la structure doit effectuer un test de panne dans les conditions <text:span text:style-name="T109">du tableau qui suit</text:span> : <text:span text:style-name="T109">u</text:span><text:span text:style-name="T108">n échec entraîne une avarie légère (si incident, celui-ci est localisé sur la structure).</text:span></text:p>
      <text:p text:style-name="P115"><text:span text:style-name="T108"/></text:p>
      <table:table table:name="Table8" table:style-name="Table8">
        <table:table-column table:style-name="Table8.A"/>
        <table:table-column table:style-name="Table8.B"/>
        <table:table-row table:style-name="Table8.1">
          <table:table-cell table:style-name="Table8.A1" table:number-columns-spanned="2" office:value-type="string">
            <text:p text:style-name="P122"><text:span text:style-name="T108">Panne de structure pour profondeur &gt; op</text:span>érationnelle</text:p>
          </table:table-cell>
          <table:covered-table-cell/>
        </table:table-row>
        <text:soft-page-break/>
        <table:table-row table:style-name="Table8.2">
          <table:table-cell table:style-name="Table8.A1" office:value-type="string">
            <text:p text:style-name="P124">&lt; profondeur limite</text:p>
          </table:table-cell>
          <table:table-cell table:style-name="Table8.A1" office:value-type="string">
            <text:p text:style-name="P124">&gt; profondeur limite et <text:line-break/>&lt; profondeur d’écrasement</text:p>
          </table:table-cell>
        </table:table-row>
        <table:table-row table:style-name="Table8.3">
          <table:table-cell table:style-name="Table8.A1" office:value-type="string">
            <text:p text:style-name="P122">Toutes les 30 minutes</text:p>
          </table:table-cell>
          <table:table-cell table:style-name="Table8.B3" office:value-type="string">
            <text:p text:style-name="P122">Toutes les 10 minutes</text:p>
          </table:table-cell>
        </table:table-row>
        <table:table-row table:style-name="Table8.3">
          <table:table-cell table:style-name="Table8.A1" office:value-type="string">
            <text:p text:style-name="P122">Variation de profondeur de 100m</text:p>
          </table:table-cell>
          <table:table-cell table:style-name="Table8.B3" office:value-type="string">
            <text:p text:style-name="P122">Variation de profondeur de 10m</text:p>
          </table:table-cell>
        </table:table-row>
        <table:table-row table:style-name="Table8.3">
          <table:table-cell table:style-name="Table8.A1" table:number-columns-spanned="2" office:value-type="string">
            <text:p text:style-name="P122">Si manœuvre brusque</text:p>
          </table:table-cell>
          <table:covered-table-cell/>
        </table:table-row>
      </table:table>
      <text:p text:style-name="Standard"/>
      <text:p text:style-name="P115"><text:span text:style-name="T108"/></text:p>
      <text:p text:style-name="P114"><text:span text:style-name="T108"/></text:p>
      <text:p text:style-name="P114"><text:span text:style-name="T108"/></text:p>
      <text:p text:style-name="P114"><text:span text:style-name="T108"/></text:p>
      <text:p text:style-name="P7"/>
      <text:p text:style-name="P7"/>
      <text:p text:style-name="P155">Généralités sur le combat d’engins</text:p>
      <text:p text:style-name="P141">Attaque IEM : une attaque IEM (cf. partie matériel, vue précédemment) <text:s/>est localisée normalement (mais relancez les résultats « structure » ou « équipage »/« pilote »). Si ce sont les systèmes auxiliaires qui sont touchés, alors 1D4 d’entre-eux sont touchés au hasard.</text:p>
      <text:p text:style-name="P141">Si c’est un autre élément, celui-ci doit effectuer un test de panne ou cesser de fonctionner.</text:p>
      <text:p text:style-name="P121"/>
      <text:p text:style-name="P156">Mise en œuvre des sonscans</text:p>
      <text:p text:style-name="P156">Note : un sonscan est un appareil alliant un sonar et un analyseur.</text:p>
      <text:p text:style-name="P156"/>
      <text:p text:style-name="P156">Détection</text:p>
      <text:p text:style-name="P171">Note : la compétence employée est toujours Systèmes.</text:p>
      <text:p text:style-name="P156"/>
      <text:p text:style-name="P156">Effectuée par le sonar. En principe une détection peut-être effectuée par tour de combat (au-début de celui-ci généralement, notamment dans le cas des combats navals, cf. section dédiée).</text:p>
      <text:p text:style-name="P159">Avant d’effectuer le jet il est nécessaire de déterminer si le sonar opérera en mode passif ou en mode actif.</text:p>
      <text:p text:style-name="P168">Une cible détectée ne le reste pas d’un tour sur l’autre : elle doit constamment être re-détectée pour rester « sur les écrans ». Perdre une cible remet tout à zéro : bonus de cible précédemment détectée et tours supplémentaires d’analyse (cf. plus loin).</text:p>
      <text:p text:style-name="P156"/>
      <text:p text:style-name="P156"/>
      <text:p text:style-name="P156"><text:span text:style-name="T130">Acquisition automatique</text:span> : cas le plus fréquent, jet du sonar suivant la règle du matériel automatique. <text:span text:style-name="T130">Le sonar effectue un jet contre toutes les cibles à sa portée.</text:span></text:p>
      <text:p text:style-name="P156"/>
      <text:p text:style-name="P156">À l’oreille : un personnage peut utiliser ses hydrophones pour effectuer une détection à l’oreille. Il ne reçoit alors aucun bonus du matériel (le sonar n’est pas un matériel d’assistance, il rend juste possible le jet). <text:span text:style-name="T130">La détection est uniquement passive et ne peut être effectuée que contre une cible à la fois. De plus, le personnage reçoit un malus de 15 à son jet.</text:span></text:p>
      <text:p text:style-name="P159">Il est nécessaire que les conditions dans l’engin se prêtent à l’écoute (peu de bruit, pas de dérangement). <text:span text:style-name="T137">La détection à l’oreille prend à </text:span><text:span text:style-name="T138">l’opérateur </text:span><text:span text:style-name="T137">un tour complet.</text:span></text:p>
      <text:p text:style-name="P156"/>
      <text:p text:style-name="P160">Procédure : le jet est de difficulté moyenne, <text:span text:style-name="T131">un incrément permet une véritable acquisition mais un simple </text:span>jet réussi sans incrément ne révèle qu’un simple écho qui ne permettra pas de déclencher une analyse (mais accorde le bonus de « cible précédemment détectée »).</text:p>
      <text:p text:style-name="P159">Les modificateurs suivants s’appliquent :</text:p>
      <text:p text:style-name="P159"/>
      <text:p text:style-name="P159"/>
      <table:table table:name="Table10" table:style-name="Table10">
        <table:table-column table:style-name="Table10.A"/>
        <table:table-column table:style-name="Table10.B"/>
        <table:table-column table:style-name="Table10.C" table:number-columns-repeated="2"/>
        <table:table-row table:style-name="Table10.1">
          <table:table-cell table:style-name="Table10.A1" table:number-columns-spanned="4" office:value-type="string">
            <text:p text:style-name="P122">Détection sonar</text:p>
          </table:table-cell>
          <table:covered-table-cell/>
          <table:covered-table-cell/>
          <table:covered-table-cell/>
        </table:table-row>
        <table:table-row table:style-name="Table10.1">
          <table:table-cell table:style-name="Table10.A2" office:value-type="string">
            <text:p text:style-name="P122"><text:span text:style-name="T13">Condition</text:span></text:p>
          </table:table-cell>
          <table:table-cell table:style-name="Table10.A2" office:value-type="string">
            <text:p text:style-name="P122"><text:span text:style-name="T13">Situation</text:span></text:p>
          </table:table-cell>
          <table:table-cell table:style-name="Table10.A2" office:value-type="string">
            <text:p text:style-name="P122"><text:span text:style-name="T13">Actif</text:span></text:p>
          </table:table-cell>
          <table:table-cell table:style-name="Table10.A2" office:value-type="string">
            <text:p text:style-name="P122"><text:span text:style-name="T13">Passif</text:span></text:p>
          </table:table-cell>
        </table:table-row>
        <text:soft-page-break/>
        <table:table-row table:style-name="Table10.1">
          <table:table-cell table:style-name="Table10.A1" office:value-type="string">
            <text:p text:style-name="P122"><text:span text:style-name="T13">Taille d’engin</text:span></text:p>
          </table:table-cell>
          <table:table-cell table:style-name="Table10.A2" office:value-type="string">
            <text:p text:style-name="P122">Engin de taille humaine</text:p>
          </table:table-cell>
          <table:table-cell table:style-name="Table10.A1" office:value-type="string">
            <text:p text:style-name="P122">-15</text:p>
          </table:table-cell>
          <table:table-cell table:style-name="Table10.A2" office:value-type="string">
            <text:p text:style-name="P122">-1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Chasseur</text:p>
          </table:table-cell>
          <table:table-cell table:style-name="Table10.A1" office:value-type="string">
            <text:p text:style-name="P122">-10</text:p>
          </table:table-cell>
          <table:table-cell table:style-name="Table10.A2" office:value-type="string">
            <text:p text:style-name="P1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Patrouilleur, corvette</text:p>
          </table:table-cell>
          <table:table-cell table:style-name="Table10.A1" office:value-type="string">
            <text:p text:style-name="P122">+0</text:p>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Escorteur, frégate légère</text:p>
          </table:table-cell>
          <table:table-cell table:style-name="Table10.A1" office:value-type="string">
            <text:p text:style-name="P122">+10</text:p>
          </table:table-cell>
          <table:table-cell table:style-name="Table10.A2" office:value-type="string">
            <text:p text:style-name="P1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Frégate lourde, croiseur léger</text:p>
          </table:table-cell>
          <table:table-cell table:style-name="Table10.A1" office:value-type="string">
            <text:p text:style-name="P122">+20</text:p>
          </table:table-cell>
          <table:table-cell table:style-name="Table10.A2" office:value-type="string">
            <text:p text:style-name="P122">+1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Croiseur, cuirassé</text:p>
          </table:table-cell>
          <table:table-cell table:style-name="Table10.A1" office:value-type="string">
            <text:p text:style-name="P122">+30</text:p>
          </table:table-cell>
          <table:table-cell table:style-name="Table10.A2" office:value-type="string">
            <text:p text:style-name="P122">+1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Bombardier, cuirassé unique</text:p>
          </table:table-cell>
          <table:table-cell table:style-name="Table10.A1" office:value-type="string">
            <text:p text:style-name="P122">+40</text:p>
          </table:table-cell>
          <table:table-cell table:style-name="Table10.A2" office:value-type="string">
            <text:p text:style-name="P12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Base, Atlantis</text:p>
          </table:table-cell>
          <table:table-cell table:style-name="Table10.A1" office:value-type="string">
            <text:p text:style-name="P122">+50</text:p>
          </table:table-cell>
          <table:table-cell table:style-name="Table10.A2" office:value-type="string">
            <text:p text:style-name="P12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Cité</text:p>
          </table:table-cell>
          <table:table-cell table:style-name="Table10.A1" office:value-type="string">
            <text:p text:style-name="P122">automatique</text:p>
          </table:table-cell>
          <table:table-cell table:style-name="Table10.A2" office:value-type="string">
            <text:p text:style-name="P122">+30</text:p>
          </table:table-cell>
        </table:table-row>
        <table:table-row table:style-name="Table10.1">
          <table:table-cell table:style-name="Table10.A1" office:value-type="string">
            <text:p text:style-name="P122"><text:span text:style-name="T13">distance</text:span></text:p>
          </table:table-cell>
          <table:table-cell table:style-name="Table10.A2" office:value-type="string">
            <text:p text:style-name="P122">Contact</text:p>
          </table:table-cell>
          <table:table-cell table:style-name="Table10.A2" office:value-type="string">
            <text:p text:style-name="P122">+10</text:p>
          </table:table-cell>
          <table:table-cell table:style-name="Table10.A2" office:value-type="string">
            <text:p text:style-name="P1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Courte</text:p>
          </table:table-cell>
          <table:table-cell table:style-name="Table10.A2" office:value-type="string">
            <text:p text:style-name="P122">+5</text:p>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Moyenne</text:p>
          </table:table-cell>
          <table:table-cell table:style-name="Table10.A2" office:value-type="string">
            <text:p text:style-name="P122">+0</text:p>
          </table:table-cell>
          <table:table-cell table:style-name="Table10.A2" office:value-type="string">
            <text:p text:style-name="P1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Longue</text:p>
          </table:table-cell>
          <table:table-cell table:style-name="Table10.A2" office:value-type="string">
            <text:p text:style-name="P122">-5</text:p>
          </table:table-cell>
          <table:table-cell table:style-name="Table10.A2" office:value-type="string">
            <text:p text:style-name="P122">-1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Extrême</text:p>
          </table:table-cell>
          <table:table-cell table:style-name="Table10.A2" office:value-type="string">
            <text:p text:style-name="P122">-10</text:p>
          </table:table-cell>
          <table:table-cell table:style-name="Table10.A2" office:value-type="string">
            <text:p text:style-name="P122">-15</text:p>
          </table:table-cell>
        </table:table-row>
        <table:table-row table:style-name="Table10.1">
          <table:table-cell table:style-name="Table10.A1" office:value-type="string">
            <text:p text:style-name="P122"><text:span text:style-name="T13">Cible immobile</text:span></text:p>
          </table:table-cell>
          <table:table-cell table:style-name="Table10.A2" office:value-type="string">
            <text:p text:style-name="P122">Dans l’eau</text:p>
          </table:table-cell>
          <table:table-cell table:style-name="Table10.A2" office:value-type="string">
            <text:p text:style-name="P122">+0</text:p>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plaquée contre paroi ou au sol</text:p>
          </table:table-cell>
          <table:table-cell table:style-name="Table10.A2" office:value-type="string">
            <text:p text:style-name="P122">-10</text:p>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Enterrée</text:p>
          </table:table-cell>
          <table:table-cell table:style-name="Table10.A2" office:value-type="string">
            <text:p text:style-name="P122">-20</text:p>
          </table:table-cell>
          <table:table-cell table:style-name="Table10.A2" office:value-type="string">
            <text:p text:style-name="P122">-10</text:p>
          </table:table-cell>
        </table:table-row>
        <table:table-row table:style-name="Table10.20">
          <table:table-cell table:style-name="Table10.A2" office:value-type="string">
            <text:p text:style-name="P122"><text:span text:style-name="T13">Cible mobile</text:span></text:p>
          </table:table-cell>
          <table:table-cell table:style-name="Table10.A1" office:value-type="string">
            <text:p text:style-name="P122">dépense de PM</text:p>
          </table:table-cell>
          <table:table-cell table:style-name="Table10.A1" office:value-type="string">
            <text:p text:style-name="P122">+(PM×2)</text:p>
          </table:table-cell>
          <table:table-cell table:style-name="Table10.A2" office:value-type="string">
            <text:p text:style-name="P122">+(VIT + mod. Prop)<text:line-break/>Min. +0</text:p>
          </table:table-cell>
        </table:table-row>
        <table:table-row table:style-name="Table10.1">
          <table:table-cell table:style-name="Table10.A1" office:value-type="string">
            <text:p text:style-name="P122"><text:span text:style-name="T13">Vitesse du détecteur</text:span></text:p>
          </table:table-cell>
          <table:table-cell table:style-name="Table10.A2" office:value-type="string">
            <text:p text:style-name="P122">immobile</text:p>
          </table:table-cell>
          <table:table-cell table:style-name="Table10.A2" office:value-type="string">
            <text:p text:style-name="P122">+5</text:p>
          </table:table-cell>
          <table:table-cell table:style-name="Table10.A2" office:value-type="string">
            <text:p text:style-name="P122">0</text:p>
          </table:table-cell>
        </table:table-row>
        <table:table-row table:style-name="Table10.20">
          <table:table-cell table:style-name="Table10.A2" office:value-type="string">
            <text:p text:style-name="P124" loext:marker-style-name="T13"/>
          </table:table-cell>
          <table:table-cell table:style-name="Table10.A1" office:value-type="string">
            <text:p text:style-name="P122">dépense de PM</text:p>
          </table:table-cell>
          <table:table-cell table:style-name="Table10.A1" office:value-type="string">
            <text:p text:style-name="P122">-PM</text:p>
          </table:table-cell>
          <table:table-cell table:style-name="Table10.A2" office:value-type="string">
            <text:p text:style-name="P122">-(VIT+mod. Prop.)<text:line-break/>Max. +0</text:p>
          </table:table-cell>
        </table:table-row>
        <table:table-row table:style-name="Table10.1">
          <table:table-cell table:style-name="Table10.A1" office:value-type="string">
            <text:p text:style-name="P122"><text:span text:style-name="T13">Modificateur de propulsion</text:span></text:p>
          </table:table-cell>
          <table:table-cell table:style-name="Table10.A2" office:value-type="string">
            <text:p text:style-name="P122">Naturelle</text:p>
          </table:table-cell>
          <table:table-cell table:style-name="Table10.A1" office:value-type="string">
            <text:p text:style-name="P122">+0</text:p>
          </table:table-cell>
          <table:table-cell table:style-name="Table10.A2" office:value-type="string">
            <text:p text:style-name="P122">-1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MHD</text:p>
          </table:table-cell>
          <table:table-cell table:style-name="Table10.A2" office:value-type="string">
            <text:p text:style-name="P122"/>
          </table:table-cell>
          <table:table-cell table:style-name="Table10.A2" office:value-type="string">
            <text:p text:style-name="P122">-5 × (NT-4)</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Hélice-pompe</text:p>
          </table:table-cell>
          <table:table-cell table:style-name="Table10.A2" office:value-type="string">
            <text:p text:style-name="P122"/>
          </table:table-cell>
          <table:table-cell table:style-name="Table10.A2" office:value-type="string">
            <text:p text:style-name="P122">-NT</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Tuyère</text:p>
          </table:table-cell>
          <table:table-cell table:style-name="Table10.A2" office:value-type="string">
            <text:p text:style-name="P122"/>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Hélices contrarotatives</text:p>
          </table:table-cell>
          <table:table-cell table:style-name="Table10.A2" office:value-type="string">
            <text:p text:style-name="P122"/>
          </table:table-cell>
          <table:table-cell table:style-name="Table10.A2" office:value-type="string">
            <text:p text:style-name="P122">+(6-NT)</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Hélice simple</text:p>
          </table:table-cell>
          <table:table-cell table:style-name="Table10.A2" office:value-type="string">
            <text:p text:style-name="P122"/>
          </table:table-cell>
          <table:table-cell table:style-name="Table10.A2" office:value-type="string">
            <text:p text:style-name="P122">+2</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Supercavitation</text:p>
          </table:table-cell>
          <table:table-cell table:style-name="Table10.A2" office:value-type="string">
            <text:p text:style-name="P122"/>
          </table:table-cell>
          <table:table-cell table:style-name="Table10.A2" office:value-type="string">
            <text:p text:style-name="P122">détection auto</text:p>
          </table:table-cell>
        </table:table-row>
        <table:table-row table:style-name="Table10.1">
          <table:table-cell table:style-name="Table10.A2" office:value-type="string">
            <text:p text:style-name="P124" loext:marker-style-name="T13"/>
          </table:table-cell>
          <table:table-cell table:style-name="Table10.A1" office:value-type="string">
            <text:p text:style-name="P122">Par propulseur additionnel</text:p>
          </table:table-cell>
          <table:table-cell table:style-name="Table10.A2" office:value-type="string">
            <text:p text:style-name="P122"/>
          </table:table-cell>
          <table:table-cell table:style-name="Table10.A2" office:value-type="string">
            <text:p text:style-name="P122">+2 (max +6)</text:p>
          </table:table-cell>
        </table:table-row>
        <table:table-row table:style-name="Table10.1">
          <table:table-cell table:style-name="Table10.A1" office:value-type="string">
            <text:p text:style-name="P122"><text:span text:style-name="T13">Plateau continental</text:span></text:p>
          </table:table-cell>
          <table:table-cell table:style-name="Table10.A2" office:value-type="string">
            <text:p text:style-name="P122">Mer agitée</text:p>
          </table:table-cell>
          <table:table-cell table:style-name="Table10.A2" office:value-type="string">
            <text:p text:style-name="P122">+0</text:p>
          </table:table-cell>
          <table:table-cell table:style-name="Table10.A2" office:value-type="string">
            <text:p text:style-name="P122">-1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Mer forte</text:p>
          </table:table-cell>
          <table:table-cell table:style-name="Table10.A2" office:value-type="string">
            <text:p text:style-name="P122">-10</text:p>
          </table:table-cell>
          <table:table-cell table:style-name="Table10.A2" office:value-type="string">
            <text:p text:style-name="P12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Tempête</text:p>
          </table:table-cell>
          <table:table-cell table:style-name="Table10.A2" office:value-type="string">
            <text:p text:style-name="P122">-20</text:p>
          </table:table-cell>
          <table:table-cell table:style-name="Table10.A2" office:value-type="string">
            <text:p text:style-name="P122">-30</text:p>
          </table:table-cell>
        </table:table-row>
        <table:table-row table:style-name="Table10.1">
          <table:table-cell table:style-name="Table10.A1" office:value-type="string">
            <text:p text:style-name="P122"><text:span text:style-name="T13">Terrain</text:span></text:p>
          </table:table-cell>
          <table:table-cell table:style-name="Table10.A2" office:value-type="string">
            <text:p text:style-name="P122">Obstacle</text:p>
          </table:table-cell>
          <table:table-cell table:style-name="Table10.A2" office:value-type="string">
            <text:p text:style-name="P122">impossible</text:p>
          </table:table-cell>
          <table:table-cell table:style-name="Table10.A2" office:value-type="string">
            <text:p text:style-name="P122">+0</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Terrain accidenté</text:p>
          </table:table-cell>
          <table:table-cell table:style-name="Table10.A2" office:value-type="string">
            <text:p text:style-name="P122">-5 à -15</text:p>
          </table:table-cell>
          <table:table-cell table:style-name="Table10.A2" office:value-type="string">
            <text:p text:style-name="P122">0 à -5</text:p>
          </table:table-cell>
        </table:table-row>
        <table:table-row table:style-name="Table10.36">
          <table:table-cell table:style-name="Table10.A2" office:value-type="string">
            <text:p text:style-name="P124" loext:marker-style-name="T13"/>
          </table:table-cell>
          <table:table-cell table:style-name="Table10.A2" office:value-type="string">
            <text:p text:style-name="P123">Perturbation (flux, thermocline, zone d’ombre, banc de poissons etc.)</text:p>
          </table:table-cell>
          <table:table-cell table:style-name="Table10.A2" office:value-type="string">
            <text:p text:style-name="P122">-5 à -15</text:p>
          </table:table-cell>
          <table:table-cell table:style-name="Table10.A2" office:value-type="string">
            <text:p text:style-name="P122">-10 à -20</text:p>
          </table:table-cell>
        </table:table-row>
        <table:table-row table:style-name="Table10.1">
          <table:table-cell table:style-name="Table10.A1" office:value-type="string">
            <text:p text:style-name="P122"><text:span text:style-name="T13">Particularit</text:span><text:soft-page-break/><text:span text:style-name="T13">és de la cible</text:span></text:p>
          </table:table-cell>
          <table:table-cell table:style-name="Table10.A2" office:value-type="string">
            <text:p text:style-name="P122">Bruit transitoire <text:soft-page-break/>(torpille…)</text:p>
          </table:table-cell>
          <table:table-cell table:style-name="Table10.A2" office:value-type="string">
            <text:p text:style-name="P122">+0</text:p>
          </table:table-cell>
          <table:table-cell table:style-name="Table10.A2" office:value-type="string">
            <text:p text:style-name="P122">+5</text:p>
          </table:table-cell>
        </table:table-row>
        <table:table-row table:style-name="Table10.20">
          <table:table-cell table:style-name="Table10.A2" office:value-type="string">
            <text:p text:style-name="P124" loext:marker-style-name="T13"/>
          </table:table-cell>
          <table:table-cell table:style-name="Table10.A2" office:value-type="string">
            <text:p text:style-name="P122">Émission sonar actif</text:p>
          </table:table-cell>
          <table:table-cell table:style-name="Table10.A2" office:value-type="string">
            <text:p text:style-name="P122">+0</text:p>
          </table:table-cell>
          <table:table-cell table:style-name="Table10.A2" office:value-type="string">
            <text:p text:style-name="P122">+20<text:line-break/>Portée double</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Cible en supersilence</text:p>
          </table:table-cell>
          <table:table-cell table:style-name="Table10.A2" office:value-type="string">
            <text:p text:style-name="P122">+0</text:p>
          </table:table-cell>
          <table:table-cell table:style-name="Table10.A2" office:value-type="string">
            <text:p text:style-name="P122">-5</text:p>
          </table:table-cell>
        </table:table-row>
        <table:table-row table:style-name="Table10.1">
          <table:table-cell table:style-name="Table10.A2" office:value-type="string">
            <text:p text:style-name="P124" loext:marker-style-name="T13"/>
          </table:table-cell>
          <table:table-cell table:style-name="Table10.A2" office:value-type="string">
            <text:p text:style-name="P122">précédemment détectée</text:p>
          </table:table-cell>
          <table:table-cell table:style-name="Table10.A1" table:number-columns-spanned="2" office:value-type="string">
            <text:p text:style-name="P122">+5</text:p>
          </table:table-cell>
          <table:covered-table-cell/>
        </table:table-row>
        <table:table-row table:style-name="Table10.20">
          <table:table-cell table:style-name="Table10.A2" office:value-type="string">
            <text:p text:style-name="P124" loext:marker-style-name="T13"/>
          </table:table-cell>
          <table:table-cell table:style-name="Table10.A1" office:value-type="string">
            <text:p text:style-name="P122">Revêtement anéchoïque</text:p>
          </table:table-cell>
          <table:table-cell table:style-name="Table10.A2" office:value-type="string">
            <text:p text:style-name="P122">-2×(NT+type)<text:line-break/>type par défaut = I</text:p>
          </table:table-cell>
          <table:table-cell table:style-name="Table10.A2" office:value-type="string">
            <text:p text:style-name="P122">-2×(NT+type)<text:line-break/>type par défaut = I</text:p>
          </table:table-cell>
        </table:table-row>
      </table:table>
      <text:p text:style-name="Standard"/>
      <text:p text:style-name="P159"/>
      <text:p text:style-name="P159">Mode supersilence : <text:span text:style-name="T132">un engin peut adopter ce comportement, tous les bruits sont alors réduits au minimum (pas de fermeture de porte, pas d’emploi d’outil métallique, pas d’éclats de voix), ceci rend le vaisseau plus difficile à détecter mais peut rendre certaines actions plus difficiles, </text:span><text:span text:style-name="T135">voire</text:span><text:span text:style-name="T132"> impossibles, le MJ reste seul juge.</text:span></text:p>
      <text:p text:style-name="P159"/>
      <text:p text:style-name="P159"/>
      <text:p text:style-name="P156"/>
      <text:p text:style-name="P156"/>
      <text:p text:style-name="P156">Analyse</text:p>
      <text:p text:style-name="P162">Effectuée par l’analyseur. <text:span text:style-name="T134">Comme pour le sonar, une analyse peut-être effectuée une fois par tour de combat, généralement au début.</text:span></text:p>
      <text:p text:style-name="P162"/>
      <text:p text:style-name="P162"/>
      <text:p text:style-name="P161"/>
      <text:p text:style-name="P163">Analyse automatique : dans <text:span text:style-name="T133">le cas d’un « vrai » sonscan : intégrant les deux matériels </text:span>(<text:span text:style-name="T133">ou au moins avec une liaison par ordinateur entre les deux systèmes), </text:span>l’analyseur effectue automatiquement une analyse pour chaque cible <text:span text:style-name="T136">acquise par le sonar (pas un simple écho sans incrément), jusqu’au maximum de cibles qu’il peut suivre par tour. </text:span><text:span text:style-name="T162">Le jet est de difficulté moyenne.</text:span></text:p>
      <text:p text:style-name="P163"/>
      <text:p text:style-name="P164">Analyse manuelle : un personnage peut, en plus de l’analyse automatique, effectuer une analyse manuelle. <text:span text:style-name="T139">Cela consomme son tour complet et, de même que pour la détection à l’oreille, </text:span><text:span text:style-name="T162">son jet est de difficulté difficile,</text:span><text:span text:style-name="T139"> </text:span><text:span text:style-name="T162">il</text:span><text:span text:style-name="T148"> reçoit </text:span><text:span text:style-name="T162">néanmoins</text:span><text:span text:style-name="T148"> le bonus de l’analyseur (égal à la moitié de son niveau dans Polaris, donc le double, soit le niveau complet en UP!System)</text:span><text:span text:style-name="T139">. </text:span><text:span text:style-name="T140">On ne peut analyser qu’une seule cible à la fois par analyse manuelle.</text:span></text:p>
      <text:p text:style-name="P164"/>
      <text:p text:style-name="P165">Procédure : le jet est de difficulté moyenne, <text:span text:style-name="T140">il apporte un certain nombre d’informations sur la cible qui dépend des incréments obtenus. Ce sont toujours les mêmes informations dans l’ordre : une analyse suivante n’ayant pas plus d’incréments n’apporte pas de nouvelle information.</text:span></text:p>
      <text:p text:style-name="P166">Les informations reçues sont limitées par la base de données de l’analyseur ou les connaissances de l’opérateur (les derniers modèles militaires ne seront pas forcément enregistrés).</text:p>
      <text:p text:style-name="P167">Le résultat confère un modificateur au calcul d’une solution de tir ainsi qu’un modificateur à une future évasion sonscan de la cible, tant que celle-ci est acquise.</text:p>
      <text:p text:style-name="P165"/>
      <text:p text:style-name="P156"/>
      <table:table table:name="Table11" table:style-name="Table11">
        <table:table-column table:style-name="Table11.A"/>
        <table:table-column table:style-name="Table11.B" table:number-columns-repeated="2"/>
        <table:table-row table:style-name="Table11.1">
          <table:table-cell table:style-name="Table11.A1" table:number-columns-spanned="3" office:value-type="string">
            <text:p text:style-name="P122">Analyse sonscan</text:p>
          </table:table-cell>
          <table:covered-table-cell/>
          <table:covered-table-cell/>
        </table:table-row>
        <table:table-row table:style-name="Table11.2">
          <table:table-cell table:style-name="Table11.A1" office:value-type="string">
            <text:p text:style-name="P122"><text:span text:style-name="T13">Incréments</text:span></text:p>
          </table:table-cell>
          <table:table-cell table:style-name="Table11.A1" office:value-type="string">
            <text:p text:style-name="P122"><text:span text:style-name="T13">Actif</text:span></text:p>
          </table:table-cell>
          <table:table-cell table:style-name="Table11.C2" office:value-type="string">
            <text:p text:style-name="P122"><text:span text:style-name="T13">Passif</text:span></text:p>
          </table:table-cell>
        </table:table-row>
        <table:table-row table:style-name="Table11.1">
          <table:table-cell table:style-name="Table11.A1" office:value-type="string">
            <text:p text:style-name="P122"><text:span text:style-name="T13">0</text:span></text:p>
          </table:table-cell>
          <table:table-cell table:style-name="Table11.A1" table:number-columns-spanned="2" office:value-type="string">
            <text:p text:style-name="P122">Direction et profondeur</text:p>
          </table:table-cell>
          <table:covered-table-cell/>
        </table:table-row>
        <table:table-row table:style-name="Table11.4">
          <table:table-cell table:style-name="Table11.A1" office:value-type="string">
            <text:p text:style-name="P122"><text:span text:style-name="T13">1</text:span></text:p>
          </table:table-cell>
          <table:table-cell table:style-name="Table11.A1" office:value-type="string">
            <text:p text:style-name="P123">Distance</text:p>
          </table:table-cell>
          <table:table-cell table:style-name="Table11.C2" office:value-type="string">
            <text:p text:style-name="P122">Nature approximative<text:line-break/>(biologique, technologique),<text:line-break/> Échelle et gabarit</text:p>
          </table:table-cell>
        </table:table-row>
        <text:soft-page-break/>
        <table:table-row table:style-name="Table11.1">
          <table:table-cell table:style-name="Table11.A1" office:value-type="string">
            <text:p text:style-name="P122"><text:span text:style-name="T13">2</text:span></text:p>
          </table:table-cell>
          <table:table-cell table:style-name="Table11.A1" office:value-type="string">
            <text:p text:style-name="P123">Vitesse</text:p>
          </table:table-cell>
          <table:table-cell table:style-name="Table11.C2" office:value-type="string">
            <text:p text:style-name="P122">distance, type de propulsion</text:p>
          </table:table-cell>
        </table:table-row>
        <table:table-row table:style-name="Table11.4">
          <table:table-cell table:style-name="Table11.A1" office:value-type="string">
            <text:p text:style-name="P122"><text:span text:style-name="T13">3</text:span></text:p>
          </table:table-cell>
          <table:table-cell table:style-name="Table11.C2" office:value-type="string">
            <text:p text:style-name="P122">Nature approximative<text:line-break/>(biologique, technologique),<text:line-break/>Échelle et gabarit</text:p>
          </table:table-cell>
          <table:table-cell table:style-name="Table11.C2" office:value-type="string">
            <text:p text:style-name="P122">Vitesse, nature précise<text:line-break/>(type de vaisseau)</text:p>
          </table:table-cell>
        </table:table-row>
      </table:table>
      <text:p text:style-name="Standard"/>
      <text:p text:style-name="P156"/>
      <text:p text:style-name="P187">Leurres</text:p>
      <text:p text:style-name="P187">Les leurres (cf. LdB2 p.151) imitent la signature acoustique de l’engin qui les lance. Ils peuvent avoir un effet différent à chaque étape :</text:p>
      <text:p text:style-name="P187"/>
      <text:p text:style-name="P187">Détection : détecté comme contact normal, identique à l’engin mais immobile (sauf rare leurre mobile).</text:p>
      <text:p text:style-name="P187"/>
      <text:p text:style-name="P187">Analyse : un jet de <text:span text:style-name="T161">moyen de </text:span>l’opérateur <text:span text:style-name="T161">avec un malus du double du niveau du leurre </text:span>permet de comprendre qu’il s’agit d’un leurre (le jet ne prend qu’une phase).</text:p>
      <text:p text:style-name="P187"/>
      <text:p text:style-name="P188">Solution de tir : impose un malus égal au double de son niveau au calcul d’une solution contre l’engin lanceur (si celui-ci a bien été détecté et analysé).</text:p>
      <text:p text:style-name="P188"/>
      <text:p text:style-name="P188">Tir torpille : la torpille (ou l’opérateur pour les filoguidées) doit réussir un jet moyen avec un malus égal au double du niveau du leurre pour acquérir la cible.</text:p>
      <text:p text:style-name="P187"/>
      <text:p text:style-name="P156"/>
      <text:p text:style-name="P173">Armement</text:p>
      <text:p text:style-name="P158">Mise en œuvre de <text:span text:style-name="T142">l’armement à tir direct</text:span></text:p>
      <text:p text:style-name="P167">Généralement impossible au-delà de la portée de contact. Si la cible n’est pas visible alors une solution de tir doit être calculée comme pour les torpilles (cf. plus loin) <text:span text:style-name="T143">et l’analyse doit obligatoirement avoir révélé distance et vitesse, </text:span><text:span text:style-name="T154">il faut néanmoins bien effectuer un jet d’attaque en plus du calcul de la solution.</text:span></text:p>
      <text:p text:style-name="P167"/>
      <text:p text:style-name="P183">Afficheur tactique : à ne pas confondre avec un analyseur tactique (qui est un système offrant un bonus au tir), l’afficheur tactique (aussi appelé « système tactique ») <text:span text:style-name="T157">représente la situation tactique. Ne pas en posséder un oblige à suivre les cibles non-visibles uniquement aux instruments. Les </text:span><text:span text:style-name="T155">pénalités (distance, mouvement…) sont </text:span><text:span text:style-name="T157">alors </text:span><text:span text:style-name="T155">doublées.</text:span></text:p>
      <text:p text:style-name="P156"/>
      <text:p text:style-name="P156"/>
      <text:p text:style-name="P186">Armes en batterie : le nombre total d’armes confère un bonus au tir (cf. tableau qui suit). Le nombre de points de différence entre le jet et le ND indique combien d’armes ont touché (max. nombre d’armes réel). On extrait de ce nombre total un bonus aux dommages et à la pénétration (eux-mêmes issus du tableau idoine). </text:p>
      <text:p text:style-name="P186"/>
      <table:table table:name="Table13" table:style-name="Table13">
        <table:table-column table:style-name="Table13.A"/>
        <table:table-column table:style-name="Table13.B"/>
        <table:table-row table:style-name="Table13.1">
          <table:table-cell table:style-name="Table13.A1" table:number-columns-spanned="2" office:value-type="string">
            <text:p text:style-name="P122">Bonus batterie</text:p>
          </table:table-cell>
          <table:covered-table-cell/>
        </table:table-row>
        <table:table-row table:style-name="Table13.1">
          <table:table-cell table:style-name="Table13.A2" office:value-type="string">
            <text:p text:style-name="P122"><text:span text:style-name="T13"># armes</text:span></text:p>
          </table:table-cell>
          <table:table-cell table:style-name="Table13.A2" office:value-type="string">
            <text:p text:style-name="P122"><text:span text:style-name="T13">Mod.</text:span></text:p>
          </table:table-cell>
        </table:table-row>
        <table:table-row table:style-name="Table13.1">
          <table:table-cell table:style-name="Table13.A1" office:value-type="string">
            <text:p text:style-name="P122"><text:span text:style-name="T13">2</text:span></text:p>
          </table:table-cell>
          <table:table-cell table:style-name="Table13.A1" office:value-type="string">
            <text:p text:style-name="P122">+2</text:p>
          </table:table-cell>
        </table:table-row>
        <table:table-row table:style-name="Table13.1">
          <table:table-cell table:style-name="Table13.A2" office:value-type="string">
            <text:p text:style-name="P122"><text:span text:style-name="T13">3-4</text:span></text:p>
          </table:table-cell>
          <table:table-cell table:style-name="Table13.A1" office:value-type="string">
            <text:p text:style-name="P122">+4</text:p>
          </table:table-cell>
        </table:table-row>
        <table:table-row table:style-name="Table13.1">
          <table:table-cell table:style-name="Table13.A2" office:value-type="string">
            <text:p text:style-name="P122"><text:span text:style-name="T13">5-6</text:span></text:p>
          </table:table-cell>
          <table:table-cell table:style-name="Table13.A1" office:value-type="string">
            <text:p text:style-name="P122">+6</text:p>
          </table:table-cell>
        </table:table-row>
        <table:table-row table:style-name="Table13.1">
          <table:table-cell table:style-name="Table13.A2" office:value-type="string">
            <text:p text:style-name="P122"><text:span text:style-name="T13">7-9</text:span></text:p>
          </table:table-cell>
          <table:table-cell table:style-name="Table13.A1" office:value-type="string">
            <text:p text:style-name="P122">+8</text:p>
          </table:table-cell>
        </table:table-row>
        <table:table-row table:style-name="Table13.1">
          <table:table-cell table:style-name="Table13.A2" office:value-type="string">
            <text:p text:style-name="P122"><text:span text:style-name="T13">10-13</text:span></text:p>
          </table:table-cell>
          <table:table-cell table:style-name="Table13.A1" office:value-type="string">
            <text:p text:style-name="P122">+10</text:p>
          </table:table-cell>
        </table:table-row>
        <table:table-row table:style-name="Table13.1">
          <table:table-cell table:style-name="Table13.A2" office:value-type="string">
            <text:p text:style-name="P122"><text:span text:style-name="T13">14-18</text:span></text:p>
          </table:table-cell>
          <table:table-cell table:style-name="Table13.A1" office:value-type="string">
            <text:p text:style-name="P122">+12</text:p>
          </table:table-cell>
        </table:table-row>
        <table:table-row table:style-name="Table13.1">
          <table:table-cell table:style-name="Table13.A2" office:value-type="string">
            <text:p text:style-name="P122"><text:span text:style-name="T13">19-24</text:span></text:p>
          </table:table-cell>
          <table:table-cell table:style-name="Table13.A1" office:value-type="string">
            <text:p text:style-name="P122">+14</text:p>
          </table:table-cell>
        </table:table-row>
        <text:soft-page-break/>
        <table:table-row table:style-name="Table13.1">
          <table:table-cell table:style-name="Table13.A2" office:value-type="string">
            <text:p text:style-name="P122"><text:span text:style-name="T13">25+</text:span></text:p>
          </table:table-cell>
          <table:table-cell table:style-name="Table13.A2" office:value-type="string">
            <text:p text:style-name="P122">+16</text:p>
          </table:table-cell>
        </table:table-row>
      </table:table>
      <text:p text:style-name="Standard"/>
      <text:p text:style-name="P186"/>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122">Effets batterie</text:p>
          </table:table-cell>
          <table:covered-table-cell/>
          <table:covered-table-cell/>
        </table:table-row>
        <table:table-row table:style-name="Table14.2">
          <table:table-cell table:style-name="Table14.A2" office:value-type="string">
            <text:p text:style-name="P122"><text:span text:style-name="T13"># armes<text:line-break/>Touchant</text:span></text:p>
          </table:table-cell>
          <table:table-cell table:style-name="Table14.A1" office:value-type="string">
            <text:p text:style-name="P122"><text:span text:style-name="T13">Pén.</text:span></text:p>
          </table:table-cell>
          <table:table-cell table:style-name="Table14.A1" office:value-type="string">
            <text:p text:style-name="P122"><text:span text:style-name="T13">Dégâts</text:span></text:p>
          </table:table-cell>
        </table:table-row>
        <table:table-row table:style-name="Table14.1">
          <table:table-cell table:style-name="Table14.A1" office:value-type="string">
            <text:p text:style-name="P122"><text:span text:style-name="T13">2-3</text:span></text:p>
          </table:table-cell>
          <table:table-cell table:style-name="Table14.A1" office:value-type="string">
            <text:p text:style-name="P122"><text:span text:style-name="T13">+10%</text:span></text:p>
          </table:table-cell>
          <table:table-cell table:style-name="Table14.A1" office:value-type="string">
            <text:p text:style-name="P122">+2</text:p>
          </table:table-cell>
        </table:table-row>
        <table:table-row table:style-name="Table14.1">
          <table:table-cell table:style-name="Table14.A2" office:value-type="string">
            <text:p text:style-name="P122"><text:span text:style-name="T13">4-6</text:span></text:p>
          </table:table-cell>
          <table:table-cell table:style-name="Table14.A2" office:value-type="string">
            <text:p text:style-name="P122"><text:span text:style-name="T13">+20%</text:span></text:p>
          </table:table-cell>
          <table:table-cell table:style-name="Table14.A1" office:value-type="string">
            <text:p text:style-name="P122">+4</text:p>
          </table:table-cell>
        </table:table-row>
        <table:table-row table:style-name="Table14.1">
          <table:table-cell table:style-name="Table14.A2" office:value-type="string">
            <text:p text:style-name="P122"><text:span text:style-name="T13">7-8</text:span></text:p>
          </table:table-cell>
          <table:table-cell table:style-name="Table14.A2" office:value-type="string">
            <text:p text:style-name="P122"><text:span text:style-name="T13">+30%</text:span></text:p>
          </table:table-cell>
          <table:table-cell table:style-name="Table14.A1" office:value-type="string">
            <text:p text:style-name="P122">+6</text:p>
          </table:table-cell>
        </table:table-row>
        <table:table-row table:style-name="Table14.1">
          <table:table-cell table:style-name="Table14.A2" office:value-type="string">
            <text:p text:style-name="P122"><text:span text:style-name="T13">9-11</text:span></text:p>
          </table:table-cell>
          <table:table-cell table:style-name="Table14.A2" office:value-type="string">
            <text:p text:style-name="P122"><text:span text:style-name="T13">+40%</text:span></text:p>
          </table:table-cell>
          <table:table-cell table:style-name="Table14.A1" office:value-type="string">
            <text:p text:style-name="P122">+8</text:p>
          </table:table-cell>
        </table:table-row>
        <table:table-row table:style-name="Table14.1">
          <table:table-cell table:style-name="Table14.A2" office:value-type="string">
            <text:p text:style-name="P122"><text:span text:style-name="T13">12-16</text:span></text:p>
          </table:table-cell>
          <table:table-cell table:style-name="Table14.A2" office:value-type="string">
            <text:p text:style-name="P122"><text:span text:style-name="T13">+50%</text:span></text:p>
          </table:table-cell>
          <table:table-cell table:style-name="Table14.A1" office:value-type="string">
            <text:p text:style-name="P122">+10</text:p>
          </table:table-cell>
        </table:table-row>
        <table:table-row table:style-name="Table14.1">
          <table:table-cell table:style-name="Table14.A2" office:value-type="string">
            <text:p text:style-name="P122"><text:span text:style-name="T13">17-19</text:span></text:p>
          </table:table-cell>
          <table:table-cell table:style-name="Table14.A2" office:value-type="string">
            <text:p text:style-name="P122"><text:span text:style-name="T13">+60%</text:span></text:p>
          </table:table-cell>
          <table:table-cell table:style-name="Table14.A1" office:value-type="string">
            <text:p text:style-name="P122">+12</text:p>
          </table:table-cell>
        </table:table-row>
        <table:table-row table:style-name="Table14.1">
          <table:table-cell table:style-name="Table14.A2" office:value-type="string">
            <text:p text:style-name="P122"><text:span text:style-name="T13">20-24</text:span></text:p>
          </table:table-cell>
          <table:table-cell table:style-name="Table14.A2" office:value-type="string">
            <text:p text:style-name="P122"><text:span text:style-name="T13">+70%</text:span></text:p>
          </table:table-cell>
          <table:table-cell table:style-name="Table14.A1" office:value-type="string">
            <text:p text:style-name="P122">+14</text:p>
          </table:table-cell>
        </table:table-row>
        <table:table-row table:style-name="Table14.1">
          <table:table-cell table:style-name="Table14.A2" office:value-type="string">
            <text:p text:style-name="P122"><text:span text:style-name="T13">25+</text:span></text:p>
          </table:table-cell>
          <table:table-cell table:style-name="Table14.A2" office:value-type="string">
            <text:p text:style-name="P122"><text:span text:style-name="T13">+80%</text:span></text:p>
          </table:table-cell>
          <table:table-cell table:style-name="Table14.A2" office:value-type="string">
            <text:p text:style-name="P122">+16</text:p>
          </table:table-cell>
        </table:table-row>
      </table:table>
      <text:p text:style-name="Standard"/>
      <text:p text:style-name="P186"/>
      <text:p text:style-name="P186"/>
      <text:p text:style-name="P156"/>
      <text:p text:style-name="P156"/>
      <text:p text:style-name="P157">Mise en œuvre des <text:span text:style-name="T140">torpilles</text:span></text:p>
      <text:p text:style-name="P166">Les torpilles sont les seules armes permettant un combat raisonnable <text:span text:style-name="T141">au-delà de la portée « contact »</text:span> du fait de la nature particulière des fonds marins (impossibilité de voir la cible pour la cibler, positionnement sonar approximatif).</text:p>
      <text:p text:style-name="P166"/>
      <text:p text:style-name="P169">Ce qui suit concerne surtout les torpilles guidées (par fil, autonomes etc.). Les torpilles à tir direct </text:p>
      <text:p text:style-name="P166"/>
      <text:p text:style-name="P170">I – solution de tir : de façon similaire à l’analyse, le calculateur de tir tente de produire automatiquement une solution de tir pour chaque cible fournie par l’analyseur (dans la limite du nombre de <text:span text:style-name="T145">solutions</text:span> qu’il peut suivre à la fois, <text:span text:style-name="T145">deux systèmes d’arme pour la même cible comptent comme deux solutions</text:span>).</text:p>
      <text:p text:style-name="P170"/>
      <text:p text:style-name="P170"><text:span text:style-name="T150">Imposer une solution de tir : </text:span>l’opérateur peut aussi <text:span text:style-name="T146">impos</text:span>er manuellement une solution pour une cible unique, ce qui <text:span text:style-name="T147">prend un tour complet</text:span> et impose un malus de 15 à son jet <text:span text:style-name="T144">(compétence </text:span><text:span text:style-name="T151">Tir assisté</text:span><text:span text:style-name="T144">, </text:span><text:span text:style-name="T149">pas de bonus du matériel, comme pour la détection à l’oreille</text:span><text:span text:style-name="T144">)</text:span>.</text:p>
      <text:p text:style-name="P169"/>
      <text:p text:style-name="P172">La difficulté est moyenne, les modificateurs suivants s’appliquent (en plus de celui issu de l’analyse) :</text:p>
      <text:p text:style-name="P172"/>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122">Mod. Sol. Tir</text:p>
          </table:table-cell>
          <table:covered-table-cell/>
          <table:covered-table-cell/>
        </table:table-row>
        <table:table-row table:style-name="Table12.1">
          <table:table-cell table:style-name="Table12.A2" office:value-type="string">
            <text:p text:style-name="P122"><text:span text:style-name="T13">Condition</text:span></text:p>
          </table:table-cell>
          <table:table-cell table:style-name="Table12.A2" office:value-type="string">
            <text:p text:style-name="P122"><text:span text:style-name="T13">Situation</text:span></text:p>
          </table:table-cell>
          <table:table-cell table:style-name="Table12.A2" office:value-type="string">
            <text:p text:style-name="P122"><text:span text:style-name="T13">Mod.</text:span></text:p>
          </table:table-cell>
        </table:table-row>
        <table:table-row table:style-name="Table12.1">
          <table:table-cell table:style-name="Table12.A1" office:value-type="string">
            <text:p text:style-name="P122"><text:span text:style-name="T13">Taille d’engin</text:span></text:p>
          </table:table-cell>
          <table:table-cell table:style-name="Table12.A2" office:value-type="string">
            <text:p text:style-name="P122">Engin de taille humaine</text:p>
          </table:table-cell>
          <table:table-cell table:style-name="Table12.A1" office:value-type="string">
            <text:p text:style-name="P122">-1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Chasseur</text:p>
          </table:table-cell>
          <table:table-cell table:style-name="Table12.A1" office:value-type="string">
            <text:p text:style-name="P122">-5</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Patrouilleur, corvette</text:p>
          </table:table-cell>
          <table:table-cell table:style-name="Table12.A1" office:value-type="string">
            <text:p text:style-name="P122">+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Escorteur, frégate légère</text:p>
          </table:table-cell>
          <table:table-cell table:style-name="Table12.A1" office:value-type="string">
            <text:p text:style-name="P122">+5</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Frégate lourde, <text:soft-page-break/>croiseur léger</text:p>
          </table:table-cell>
          <table:table-cell table:style-name="Table12.A1" office:value-type="string">
            <text:p text:style-name="P122">+1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Croiseur, cuirassé</text:p>
          </table:table-cell>
          <table:table-cell table:style-name="Table12.A1" office:value-type="string">
            <text:p text:style-name="P122">+15</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Bombardier, cuirassé unique</text:p>
          </table:table-cell>
          <table:table-cell table:style-name="Table12.A1" office:value-type="string">
            <text:p text:style-name="P122">+2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Base, Atlantis</text:p>
          </table:table-cell>
          <table:table-cell table:style-name="Table12.A1" office:value-type="string">
            <text:p text:style-name="P122">+25</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Cité</text:p>
          </table:table-cell>
          <table:table-cell table:style-name="Table12.A1" office:value-type="string">
            <text:p text:style-name="P122">+30</text:p>
          </table:table-cell>
        </table:table-row>
        <table:table-row table:style-name="Table12.12">
          <table:table-cell table:style-name="Table12.A1" office:value-type="string">
            <text:p text:style-name="P122"><text:span text:style-name="T13">Couverture</text:span></text:p>
          </table:table-cell>
          <table:table-cell table:style-name="Table12.A2" office:value-type="string">
            <text:p text:style-name="P122">Couverture<text:line-break/>(flux, courant, banc, terrain accidenté...)</text:p>
          </table:table-cell>
          <table:table-cell table:style-name="Table12.A2" office:value-type="string">
            <text:p text:style-name="P122">-5 à -2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Plaquée au sol</text:p>
          </table:table-cell>
          <table:table-cell table:style-name="Table12.A2" office:value-type="string">
            <text:p text:style-name="P122">-10</text:p>
          </table:table-cell>
        </table:table-row>
        <table:table-row table:style-name="Table12.1">
          <table:table-cell table:style-name="Table12.A2" office:value-type="string">
            <text:p text:style-name="P124" loext:marker-style-name="T13"/>
          </table:table-cell>
          <table:table-cell table:style-name="Table12.A2" office:value-type="string">
            <text:p text:style-name="P122">Enterrée</text:p>
          </table:table-cell>
          <table:table-cell table:style-name="Table12.A2" office:value-type="string">
            <text:p text:style-name="P122">-20</text:p>
          </table:table-cell>
        </table:table-row>
        <table:table-row table:style-name="Table12.12">
          <table:table-cell table:style-name="Table12.A2" office:value-type="string">
            <text:p text:style-name="P124" loext:marker-style-name="T13"/>
          </table:table-cell>
          <table:table-cell table:style-name="Table12.A1" office:value-type="string">
            <text:p text:style-name="P122">Immobile</text:p>
          </table:table-cell>
          <table:table-cell table:style-name="Table12.A2" office:value-type="string">
            <text:p text:style-name="P122">+10</text:p>
          </table:table-cell>
        </table:table-row>
      </table:table>
      <text:p text:style-name="Standard"/>
      <text:p text:style-name="P172"/>
      <text:p text:style-name="P174">II – lancement : pas de nouveau jet car solution déjà calculée, consomme néanmoins une action ou un<text:span text:style-name="T152">e</text:span> manœuvre de tir (cf. « combat naval », plus loin).</text:p>
      <text:p text:style-name="P174"/>
      <text:p text:style-name="P175">III – approche : &lt;<text:span text:style-name="T153">reprendre texte&gt;</text:span></text:p>
      <text:p text:style-name="P175"/>
      <text:p text:style-name="P176">IV – attaque finale : &lt;reprendre texte&gt; <text:span text:style-name="T156">pas niveau</text:span></text:p>
      <text:p text:style-name="P169"/>
      <text:p text:style-name="P169"/>
      <text:p text:style-name="P156"/>
      <text:p text:style-name="P156"/>
      <text:p text:style-name="P181"/>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21"/>
      <text:p text:style-name="P121"/>
      <text:p text:style-name="P121"/>
      <text:p text:style-name="P121"><text:soft-page-break/><text:span text:style-name="T129">Gestion des d</text:span>égâ<text:span text:style-name="T118">ts</text:span></text:p>
      <text:p text:style-name="P119">Procédure : les détails de chaque étape suivent plus loin.</text:p>
      <text:p text:style-name="P119">Calculer les dégâts</text:p>
      <text:p text:style-name="P119">Déterminer les avaries</text:p>
      <text:p text:style-name="P119">Déterminer les incidents</text:p>
      <text:p text:style-name="P133">Appliquer les pertes d’ITG</text:p>
      <text:p text:style-name="P119">Déterminer les effets d’une destruction</text:p>
      <text:p text:style-name="P7"/>
      <text:p text:style-name="P7"><text:span text:style-name="T49">Calcul</text:span> des dégâts : contrairement à tous les dégâts infligés à des créatures (qui utilisent la règle au début de ce supplément : le maximum des dégâts variables de l’arme employée), on effectue bien le jet de dégât classique contre les engins (car ils n’ont pas de jauge et de jets d’absorption mais des seuils et une résistance aux dommages à la place).</text:p>
      <text:p text:style-name="P7">En résumé :</text:p>
      <text:p text:style-name="P7">Cible avec jauges UP : règle générale (conversion en VD en prenant le maximum des dégâts de l’arme).</text:p>
      <text:p text:style-name="P7">Cible avec seuils Polaris : jet de dégât normal.</text:p>
      <text:p text:style-name="P7"/>
      <text:p text:style-name="P12">Comme vu plus haut <text:span text:style-name="T49">(cf. « blindage »</text:span> <text:span text:style-name="T49">et « résistance aux dommages ») </text:span>:</text:p>
      <text:p text:style-name="P8"><text:span text:style-name="T48">D</text:span><text:span text:style-name="T22">égâts = </text:span><text:span text:style-name="T48">jet de </text:span><text:span text:style-name="T14">dégâts + </text:span><text:span text:style-name="T26">RD</text:span><text:span text:style-name="T14"> – (</text:span><text:span text:style-name="T26">BLD</text:span><text:span text:style-name="T14"> – </text:span><text:span text:style-name="T26">PEN</text:span><text:span text:style-name="T14">).</text:span></text:p>
      <text:p text:style-name="P8"/>
      <text:p text:style-name="P12">Le blindage ne pouvant jamais devenir négatif.</text:p>
      <text:p text:style-name="P7"/>
      <text:p text:style-name="P7">Note : les incréments sont bien appliqués comme dans le cas général (+2/incrément sur le jet d’attaque). <text:span text:style-name="T113">Pour les armures, n</text:span>e pas oublier le modificateur de dégâts en corps à corps (issu de l’exo-force).</text:p>
      <text:p text:style-name="P27"/>
      <text:p text:style-name="P30"><text:span text:style-name="T114">Avaries</text:span> : <text:span text:style-name="T57">s</text:span><text:span text:style-name="T47">i </text:span><text:span text:style-name="T57">les dégâts effectifs atteignent l’un</text:span><text:span text:style-name="T47"> des seuils </text:span><text:span text:style-name="T121">du compteur d’</text:span><text:span text:style-name="T122">a</text:span><text:span text:style-name="T121">varie (présent sur la fiche)</text:span><text:span text:style-name="T47">, il en résulte une avarie du niveau idoine (si la ligne complète est remplie, c'est alors une avarie du niveau supérieur qui se déclare).</text:span></text:p>
      <text:p text:style-name="P131">Certaines avaries entraînent des pertes d’ITG à la structure <text:span text:style-name="T123">(cf. compteur)</text:span>.</text:p>
      <text:p text:style-name="P30"/>
      <text:p text:style-name="P32">Jet d’incident : <text:span text:style-name="T121">si avarie, </text:span>un incident apparaît sur un résultat de 7+ sur un 1D10 + modificateur d’incident <text:span text:style-name="T121">de l’</text:span><text:span text:style-name="T122">a</text:span><text:span text:style-name="T121">varie (cf. compteur d’avarie sur la fiche)</text:span>.</text:p>
      <text:p text:style-name="P32">L’élément affecté par l’incident est localisé sur la table de la fiche.</text:p>
      <text:p text:style-name="P32">Le résultat du jet d’incident est utilisé pour déterminer les effets de l’incident (cf. partie dédiée, plus loin).</text:p>
      <text:p text:style-name="P73"/>
      <text:p text:style-name="P73"><text:span text:style-name="T124">Pertes d’ITG : l</text:span>es effets des diverses pertes d’ITG (à <text:span text:style-name="T124">la </text:span>structure <text:span text:style-name="T124">suite à avarie </text:span><text:span text:style-name="T125">et/</text:span><text:span text:style-name="T124">ou à tout élément suite à un incident</text:span>) sont appliqués <text:span text:style-name="T64">(cf. partie dédiée, plus loin)</text:span>.</text:p>
      <text:p text:style-name="P135"/>
      <text:p text:style-name="P13"/>
      <text:p text:style-name="P76">Destruction : les effets de destruction d’une localisation diffèrent entre armures et véhicules, se reporter aux sections dédiées.</text:p>
      <text:p text:style-name="P13"/>
      <text:p text:style-name="P13">Attaques IEM : impliquent un jet de fiabilité <text:span text:style-name="T68">(Avec modificateur résultant de la puissance de l’attaque) </text:span>de la ou les localisations concernées (si ce sont les systèmes auxiliaires 1D6+3 équipements sont touchés).</text:p>
      <text:p text:style-name="P13"/>
      <text:p text:style-name="P80">Viser un endroit particulier : <text:span text:style-name="T74">il est possible de cibler un point particulier comme dans les règles générales du UP!System (appliquées telles quelles pour les armure, à adapter pour les véhicules). Il peut s’agir d’un point faible (visière) ou d’un système d’arme. Tout matériel touché perdra alors un certain nombre de points d’ITG, au MJ d’arbitrer.</text:span></text:p>
      <text:p text:style-name="P91"><text:soft-page-break/></text:p>
      <text:p text:style-name="P13"/>
      <text:p text:style-name="P13"/>
      <text:p text:style-name="P100">Réparations</text:p>
      <text:p text:style-name="P100">La réparation d’un engin consiste en trois actions distinctes :</text:p>
      <text:p text:style-name="P100">* Réparer les avaries ;</text:p>
      <text:p text:style-name="P100">* Restaurer l’ITG des éléments de l’engin <text:span text:style-name="T99">(distinct des avaries : un engin sans avarie mais avec une structure d’ITG est quasiment inutilisable) </text:span> ;</text:p>
      <text:p text:style-name="P100">* Remplacer ou restaurer l’ITG des systèmes et armes de l’engin <text:span text:style-name="T100">(utiliser alors les règles générales de réparation du matériel)</text:span>.</text:p>
      <text:p text:style-name="P100"/>
      <text:p text:style-name="P100"/>
      <text:p text:style-name="P100">Réparation des avaries</text:p>
      <text:p text:style-name="P100">une avarie requiert un certain temps de travail et une certaine somme pour acquérir les matériaux et pièces détachées.</text:p>
      <text:p text:style-name="P100"/>
      <text:p text:style-name="P100">Coût : le coût total est égal au coût de base multiplié par un taux dépendant du type d’avarie (cf. procédure, plus loin).</text:p>
      <text:p text:style-name="P100">coût = coût de base × modificateur de coût</text:p>
      <text:p text:style-name="P100"/>
      <text:p text:style-name="P100">Le coût de base dépend du gabarit de l’engin et est issu du tableau suivant :</text:p>
      <text:p text:style-name="P100"/>
      <table:table table:name="Table6" table:style-name="Table6">
        <table:table-column table:style-name="Table6.A"/>
        <table:table-column table:style-name="Table6.B"/>
        <table:table-row table:style-name="Table6.1">
          <table:table-cell table:style-name="Table6.A1" table:number-columns-spanned="2" office:value-type="string">
            <text:p text:style-name="P122">Coûts de base des réparations (H)</text:p>
          </table:table-cell>
          <table:covered-table-cell/>
        </table:table-row>
        <table:table-row table:style-name="Table6.1">
          <table:table-cell table:style-name="Table6.A1" office:value-type="string">
            <text:p text:style-name="P124">GAB</text:p>
          </table:table-cell>
          <table:table-cell table:style-name="Table6.A1" office:value-type="string">
            <text:p text:style-name="P124">Coût (H)*</text:p>
          </table:table-cell>
        </table:table-row>
        <table:table-row table:style-name="Table6.1">
          <table:table-cell table:style-name="Table6.A1" office:value-type="string">
            <text:p text:style-name="P124">1</text:p>
          </table:table-cell>
          <table:table-cell table:style-name="Table6.B3" office:value-type="string">
            <text:p text:style-name="P122">5</text:p>
          </table:table-cell>
        </table:table-row>
        <table:table-row table:style-name="Table6.1">
          <table:table-cell table:style-name="Table6.A1" office:value-type="string">
            <text:p text:style-name="P124">2</text:p>
          </table:table-cell>
          <table:table-cell table:style-name="Table6.B3" office:value-type="string">
            <text:p text:style-name="P122">20</text:p>
          </table:table-cell>
        </table:table-row>
        <table:table-row table:style-name="Table6.1">
          <table:table-cell table:style-name="Table6.A1" office:value-type="string">
            <text:p text:style-name="P124">3</text:p>
          </table:table-cell>
          <table:table-cell table:style-name="Table6.B3" office:value-type="string">
            <text:p text:style-name="P122">50</text:p>
          </table:table-cell>
        </table:table-row>
        <table:table-row table:style-name="Table6.1">
          <table:table-cell table:style-name="Table6.A1" office:value-type="string">
            <text:p text:style-name="P124">4</text:p>
          </table:table-cell>
          <table:table-cell table:style-name="Table6.B3" office:value-type="string">
            <text:p text:style-name="P122">80</text:p>
          </table:table-cell>
        </table:table-row>
        <table:table-row table:style-name="Table6.1">
          <table:table-cell table:style-name="Table6.A1" office:value-type="string">
            <text:p text:style-name="P124">5</text:p>
          </table:table-cell>
          <table:table-cell table:style-name="Table6.B3" office:value-type="string">
            <text:p text:style-name="P122">130</text:p>
          </table:table-cell>
        </table:table-row>
        <table:table-row table:style-name="Table6.1">
          <table:table-cell table:style-name="Table6.A1" office:value-type="string">
            <text:p text:style-name="P124">6</text:p>
          </table:table-cell>
          <table:table-cell table:style-name="Table6.B3" office:value-type="string">
            <text:p text:style-name="P122">190</text:p>
          </table:table-cell>
        </table:table-row>
        <table:table-row table:style-name="Table6.1">
          <table:table-cell table:style-name="Table6.A1" office:value-type="string">
            <text:p text:style-name="P124">7</text:p>
          </table:table-cell>
          <table:table-cell table:style-name="Table6.B3" office:value-type="string">
            <text:p text:style-name="P122">250</text:p>
          </table:table-cell>
        </table:table-row>
        <table:table-row table:style-name="Table6.1">
          <table:table-cell table:style-name="Table6.A1" office:value-type="string">
            <text:p text:style-name="P124">8</text:p>
          </table:table-cell>
          <table:table-cell table:style-name="Table6.B3" office:value-type="string">
            <text:p text:style-name="P122">330</text:p>
          </table:table-cell>
        </table:table-row>
        <table:table-row table:style-name="Table6.1">
          <table:table-cell table:style-name="Table6.A1" office:value-type="string">
            <text:p text:style-name="P124">9</text:p>
          </table:table-cell>
          <table:table-cell table:style-name="Table6.B3" office:value-type="string">
            <text:p text:style-name="P122">420</text:p>
          </table:table-cell>
        </table:table-row>
        <table:table-row table:style-name="Table6.1">
          <table:table-cell table:style-name="Table6.A1" office:value-type="string">
            <text:p text:style-name="P124">10</text:p>
          </table:table-cell>
          <table:table-cell table:style-name="Table6.B3" office:value-type="string">
            <text:p text:style-name="P122">520</text:p>
          </table:table-cell>
        </table:table-row>
        <table:table-row table:style-name="Table6.1">
          <table:table-cell table:style-name="Table6.A1" office:value-type="string">
            <text:p text:style-name="P124">11</text:p>
          </table:table-cell>
          <table:table-cell table:style-name="Table6.B3" office:value-type="string">
            <text:p text:style-name="P122">630</text:p>
          </table:table-cell>
        </table:table-row>
        <table:table-row table:style-name="Table6.1">
          <table:table-cell table:style-name="Table6.A1" office:value-type="string">
            <text:p text:style-name="P124">12</text:p>
          </table:table-cell>
          <table:table-cell table:style-name="Table6.B3" office:value-type="string">
            <text:p text:style-name="P122">810</text:p>
          </table:table-cell>
        </table:table-row>
        <table:table-row table:style-name="Table6.1">
          <table:table-cell table:style-name="Table6.A1" office:value-type="string">
            <text:p text:style-name="P124">13</text:p>
          </table:table-cell>
          <table:table-cell table:style-name="Table6.B3" office:value-type="string">
            <text:p text:style-name="P122">1000</text:p>
          </table:table-cell>
        </table:table-row>
        <table:table-row table:style-name="Table6.1">
          <table:table-cell table:style-name="Table6.A1" office:value-type="string">
            <text:p text:style-name="P124">14</text:p>
          </table:table-cell>
          <table:table-cell table:style-name="Table6.B3" office:value-type="string">
            <text:p text:style-name="P122">1200</text:p>
          </table:table-cell>
        </table:table-row>
        <table:table-row table:style-name="Table6.1">
          <table:table-cell table:style-name="Table6.A1" office:value-type="string">
            <text:p text:style-name="P124">15</text:p>
          </table:table-cell>
          <table:table-cell table:style-name="Table6.B3" office:value-type="string">
            <text:p text:style-name="P122">1500</text:p>
          </table:table-cell>
        </table:table-row>
        <table:table-row table:style-name="Table6.1">
          <table:table-cell table:style-name="Table6.A1" office:value-type="string">
            <text:p text:style-name="P124">16</text:p>
          </table:table-cell>
          <table:table-cell table:style-name="Table6.B3" office:value-type="string">
            <text:p text:style-name="P122">1800</text:p>
          </table:table-cell>
        </table:table-row>
        <table:table-row table:style-name="Table6.1">
          <table:table-cell table:style-name="Table6.A1" office:value-type="string">
            <text:p text:style-name="P124">17</text:p>
          </table:table-cell>
          <table:table-cell table:style-name="Table6.B3" office:value-type="string">
            <text:p text:style-name="P122">2000</text:p>
          </table:table-cell>
        </table:table-row>
        <table:table-row table:style-name="Table6.1">
          <table:table-cell table:style-name="Table6.A1" office:value-type="string">
            <text:p text:style-name="P124">18</text:p>
          </table:table-cell>
          <table:table-cell table:style-name="Table6.B3" office:value-type="string">
            <text:p text:style-name="P122">2400</text:p>
          </table:table-cell>
        </table:table-row>
        <table:table-row table:style-name="Table6.1">
          <table:table-cell table:style-name="Table6.A1" office:value-type="string">
            <text:p text:style-name="P124">19</text:p>
          </table:table-cell>
          <table:table-cell table:style-name="Table6.B3" office:value-type="string">
            <text:p text:style-name="P122">2800</text:p>
          </table:table-cell>
        </table:table-row>
        <table:table-row table:style-name="Table6.1">
          <table:table-cell table:style-name="Table6.A1" office:value-type="string">
            <text:p text:style-name="P124">20</text:p>
          </table:table-cell>
          <table:table-cell table:style-name="Table6.B3" office:value-type="string">
            <text:p text:style-name="P122">3100</text:p>
          </table:table-cell>
        </table:table-row>
        <table:table-row table:style-name="Table6.1">
          <table:table-cell table:style-name="Table6.A1" office:value-type="string">
            <text:p text:style-name="P124">21</text:p>
          </table:table-cell>
          <table:table-cell table:style-name="Table6.B3" office:value-type="string">
            <text:p text:style-name="P122">3500</text:p>
          </table:table-cell>
        </table:table-row>
        <table:table-row table:style-name="Table6.1">
          <table:table-cell table:style-name="Table6.A1" office:value-type="string">
            <text:p text:style-name="P124">22</text:p>
          </table:table-cell>
          <table:table-cell table:style-name="Table6.B3" office:value-type="string">
            <text:p text:style-name="P122">4000</text:p>
          </table:table-cell>
        </table:table-row>
        <table:table-row table:style-name="Table6.1">
          <table:table-cell table:style-name="Table6.A1" office:value-type="string">
            <text:p text:style-name="P124">23</text:p>
          </table:table-cell>
          <table:table-cell table:style-name="Table6.B3" office:value-type="string">
            <text:p text:style-name="P122">4400</text:p>
          </table:table-cell>
        </table:table-row>
        <table:table-row table:style-name="Table6.1">
          <table:table-cell table:style-name="Table6.A1" office:value-type="string">
            <text:p text:style-name="P124">24</text:p>
          </table:table-cell>
          <table:table-cell table:style-name="Table6.B3" office:value-type="string">
            <text:p text:style-name="P122">4800</text:p>
          </table:table-cell>
        </table:table-row>
        <table:table-row table:style-name="Table6.1">
          <table:table-cell table:style-name="Table6.A1" office:value-type="string">
            <text:p text:style-name="P124">25</text:p>
          </table:table-cell>
          <table:table-cell table:style-name="Table6.B3" office:value-type="string">
            <text:p text:style-name="P122">5300</text:p>
          </table:table-cell>
        </table:table-row>
        <table:table-row table:style-name="Table6.28">
          <table:table-cell table:style-name="Table6.A1" table:number-columns-spanned="2" office:value-type="string">
            <text:p text:style-name="P123">*valable pour échelle H, multiplier par 100 pour <text:soft-page-break/>échelle V- et 5000 pour échelle V+</text:p>
          </table:table-cell>
          <table:covered-table-cell/>
        </table:table-row>
      </table:table>
      <text:p text:style-name="Standard"/>
      <text:p text:style-name="P101">Procédure : le réparateur (ou le chef d’équipe si plusieurs personnes) effectue un jet de Mécanique (pour la plupart des éléments) ou d’Électronique (dans le cas des systèmes auxiliaires ou de certains armements spéciaux) contre un ND dépendant du type d’avarie. <text:span text:style-name="T94">Toutes les avaries de même gravité sont traitées en même temps, mais chacune au-delà de la première impose un incrément au jet.</text:span></text:p>
      <text:p text:style-name="P101">Certaines anomalies vont nécessiter de travailler au sec.</text:p>
      <text:p text:style-name="P101"/>
      <text:p text:style-name="P100">Le temps de réparation, le ND du jet à effectuer, la nécessité d’effectuer les travaux au sec ainsi que le modificateur au coût sont indiqués dans le tableau qui suit. Noter que toutes les valeurs sont valables pour une équipe de taille suffisante, correctement formée <text:span text:style-name="T95">et avec le bon équipement</text:span>. Le MJ pourra réajuster certaines valeurs des diverses colonnes <text:span text:style-name="T95">si le personnel ou l’équipement sont en nombre et qualité insuffisants ou pléthoriques.</text:span></text:p>
      <text:p text:style-name="P100"/>
      <text:p text:style-name="P100">Le personne<text:span text:style-name="T96">l</text:span> requis est le suivant :</text:p>
      <text:p text:style-name="P100">H : une personne ;</text:p>
      <text:p text:style-name="P100">V- : GAB personnes ;</text:p>
      <text:p text:style-name="P100">V+ : GAB×5 personnes.</text:p>
      <text:p text:style-name="P100"/>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table:number-columns-spanned="5" office:value-type="string">
            <text:p text:style-name="P122">Réparation des avaries</text:p>
          </table:table-cell>
          <table:covered-table-cell/>
          <table:covered-table-cell/>
          <table:covered-table-cell/>
          <table:covered-table-cell/>
        </table:table-row>
        <table:table-row table:style-name="Table7.1">
          <table:table-cell table:style-name="Table7.A2" office:value-type="string">
            <text:p text:style-name="P124">Type</text:p>
          </table:table-cell>
          <table:table-cell table:style-name="Table7.A2" office:value-type="string">
            <text:p text:style-name="P124">Temps(H)*</text:p>
          </table:table-cell>
          <table:table-cell table:style-name="Table7.A2" office:value-type="string">
            <text:p text:style-name="P124">ND**</text:p>
          </table:table-cell>
          <table:table-cell table:style-name="Table7.A2" office:value-type="string">
            <text:p text:style-name="P124">Cale sèche ?</text:p>
          </table:table-cell>
          <table:table-cell table:style-name="Table7.A2" office:value-type="string">
            <text:p text:style-name="P124">Mod. Coût</text:p>
          </table:table-cell>
        </table:table-row>
        <table:table-row table:style-name="Table7.1">
          <table:table-cell table:style-name="Table7.A2" office:value-type="string">
            <text:p text:style-name="P124">Légère</text:p>
          </table:table-cell>
          <table:table-cell table:style-name="Table7.A2" office:value-type="string">
            <text:p text:style-name="P122">½ journée</text:p>
          </table:table-cell>
          <table:table-cell table:style-name="Table7.A2" office:value-type="string">
            <text:p text:style-name="P122">10</text:p>
          </table:table-cell>
          <table:table-cell table:style-name="Table7.A2" office:value-type="string">
            <text:p text:style-name="P122">Non</text:p>
          </table:table-cell>
          <table:table-cell table:style-name="Table7.A2" office:value-type="string">
            <text:p text:style-name="P122">×1</text:p>
          </table:table-cell>
        </table:table-row>
        <table:table-row table:style-name="Table7.1">
          <table:table-cell table:style-name="Table7.A2" office:value-type="string">
            <text:p text:style-name="P124">Moyenne</text:p>
          </table:table-cell>
          <table:table-cell table:style-name="Table7.A2" office:value-type="string">
            <text:p text:style-name="P122">1 jour</text:p>
          </table:table-cell>
          <table:table-cell table:style-name="Table7.A2" office:value-type="string">
            <text:p text:style-name="P122">15</text:p>
          </table:table-cell>
          <table:table-cell table:style-name="Table7.A2" office:value-type="string">
            <text:p text:style-name="P122">Non</text:p>
          </table:table-cell>
          <table:table-cell table:style-name="Table7.A2" office:value-type="string">
            <text:p text:style-name="P122">×2</text:p>
          </table:table-cell>
        </table:table-row>
        <table:table-row table:style-name="Table7.1">
          <table:table-cell table:style-name="Table7.A2" office:value-type="string">
            <text:p text:style-name="P124">Grave</text:p>
          </table:table-cell>
          <table:table-cell table:style-name="Table7.A2" office:value-type="string">
            <text:p text:style-name="P122"><text:s/>jours</text:p>
          </table:table-cell>
          <table:table-cell table:style-name="Table7.A2" office:value-type="string">
            <text:p text:style-name="P122">20</text:p>
          </table:table-cell>
          <table:table-cell table:style-name="Table7.A2" office:value-type="string">
            <text:p text:style-name="P122">Non</text:p>
          </table:table-cell>
          <table:table-cell table:style-name="Table7.A2" office:value-type="string">
            <text:p text:style-name="P122">×3</text:p>
          </table:table-cell>
        </table:table-row>
        <table:table-row table:style-name="Table7.1">
          <table:table-cell table:style-name="Table7.A2" office:value-type="string">
            <text:p text:style-name="P124">Critique</text:p>
          </table:table-cell>
          <table:table-cell table:style-name="Table7.A2" office:value-type="string">
            <text:p text:style-name="P122">3 jours</text:p>
          </table:table-cell>
          <table:table-cell table:style-name="Table7.A2" office:value-type="string">
            <text:p text:style-name="P122">25</text:p>
          </table:table-cell>
          <table:table-cell table:style-name="Table7.A2" office:value-type="string">
            <text:p text:style-name="P122">Oui</text:p>
          </table:table-cell>
          <table:table-cell table:style-name="Table7.A2" office:value-type="string">
            <text:p text:style-name="P122">×5</text:p>
          </table:table-cell>
        </table:table-row>
        <table:table-row table:style-name="Table7.1">
          <table:table-cell table:style-name="Table7.A2" office:value-type="string">
            <text:p text:style-name="P124">Catastrophique</text:p>
          </table:table-cell>
          <table:table-cell table:style-name="Table7.A2" office:value-type="string">
            <text:p text:style-name="P122">5 jours</text:p>
          </table:table-cell>
          <table:table-cell table:style-name="Table7.A2" office:value-type="string">
            <text:p text:style-name="P122">30</text:p>
          </table:table-cell>
          <table:table-cell table:style-name="Table7.A2" office:value-type="string">
            <text:p text:style-name="P122">Oui</text:p>
          </table:table-cell>
          <table:table-cell table:style-name="Table7.A2" office:value-type="string">
            <text:p text:style-name="P122">×10</text:p>
          </table:table-cell>
        </table:table-row>
        <table:table-row table:style-name="Table7.1">
          <table:table-cell table:style-name="Table7.A2" office:value-type="string">
            <text:p text:style-name="P124">Destruction***</text:p>
          </table:table-cell>
          <table:table-cell table:style-name="Table7.A2" office:value-type="string">
            <text:p text:style-name="P122">1 semaine</text:p>
          </table:table-cell>
          <table:table-cell table:style-name="Table7.A2" office:value-type="string">
            <text:p text:style-name="P122">35</text:p>
          </table:table-cell>
          <table:table-cell table:style-name="Table7.A2" office:value-type="string">
            <text:p text:style-name="P122">Oui</text:p>
          </table:table-cell>
          <table:table-cell table:style-name="Table7.A2" office:value-type="string">
            <text:p text:style-name="P122">×15</text:p>
          </table:table-cell>
        </table:table-row>
        <table:table-row table:style-name="Table7.1">
          <table:table-cell table:style-name="Table7.A2" office:value-type="string">
            <text:p text:style-name="P123">* valable à l’échelle H, multiplier par le GAB de l’engin en V- et V+</text:p>
          </table:table-cell>
          <table:table-cell table:style-name="Table7.A2" office:value-type="string">
            <text:p text:style-name="P123"/>
          </table:table-cell>
          <table:table-cell table:style-name="Table7.A2" office:value-type="string">
            <text:p text:style-name="P123"/>
          </table:table-cell>
          <table:table-cell table:style-name="Table7.A2" office:value-type="string">
            <text:p text:style-name="P123"/>
          </table:table-cell>
          <table:table-cell table:style-name="Table7.A2" office:value-type="string">
            <text:p text:style-name="P123"/>
          </table:table-cell>
        </table:table-row>
        <table:table-row table:style-name="Table7.1">
          <table:table-cell table:style-name="Table7.A2" office:value-type="string">
            <text:p text:style-name="P123">** Un incrément obligatoire par avarie au-delà de la première</text:p>
          </table:table-cell>
          <table:table-cell table:style-name="Table7.A2" office:value-type="string">
            <text:p text:style-name="P123"/>
          </table:table-cell>
          <table:table-cell table:style-name="Table7.A2" office:value-type="string">
            <text:p text:style-name="P123"/>
          </table:table-cell>
          <table:table-cell table:style-name="Table7.A2" office:value-type="string">
            <text:p text:style-name="P123"/>
          </table:table-cell>
          <table:table-cell table:style-name="Table7.A2" office:value-type="string">
            <text:p text:style-name="P123"/>
          </table:table-cell>
        </table:table-row>
        <table:table-row table:style-name="Table7.11">
          <table:table-cell table:style-name="Table7.A1" table:number-columns-spanned="5" office:value-type="string">
            <text:p text:style-name="P123">*** Réparation parfois impossible (il faut alors reconstruction, remplacement complet etc.)</text:p>
          </table:table-cell>
          <table:covered-table-cell/>
          <table:covered-table-cell/>
          <table:covered-table-cell/>
          <table:covered-table-cell/>
        </table:table-row>
        <table:table-row table:style-name="Table7.1">
          <table:table-cell table:style-name="Table7.A1" table:number-columns-spanned="5" office:value-type="string">
            <text:p text:style-name="P123">Général : toutes valeurs données pour une équipe suffisante, le MJ pourra ajuster si manque de personnel.</text:p>
          </table:table-cell>
          <table:covered-table-cell/>
          <table:covered-table-cell/>
          <table:covered-table-cell/>
          <table:covered-table-cell/>
        </table:table-row>
      </table:table>
      <text:p text:style-name="P102"/>
      <text:p text:style-name="P102"/>
      <text:p text:style-name="P100"/>
      <text:p text:style-name="P100"/>
      <text:p text:style-name="P100"/>
      <text:p text:style-name="P100"><text:soft-page-break/></text:p>
      <text:p text:style-name="P100"/>
      <text:p text:style-name="P13"/>
      <text:p text:style-name="P13"/>
      <text:p text:style-name="P13"/>
      <text:p text:style-name="P13"/>
      <text:p text:style-name="P13"/>
      <text:p text:style-name="P13"/>
      <text:p text:style-name="P13"/>
      <text:p text:style-name="P13"/>
      <text:p text:style-name="P13"/>
      <text:p text:style-name="P13">Règles spécifiques des armures</text:p>
      <text:p text:style-name="P57">Compétence limitative : n’oubliez pas que la compétence « Armure mécanisée » limite l’emploi de toutes les autres. <text:span text:style-name="T43">Dans Polaris elle vient aussi limiter le nombre maximum d’actions par tour : si un personnage possède une jauge d’initiative plus grande que sa compétence Armure mécanisée, les dés surnuméraires sont simplement lancés.</text:span></text:p>
      <text:p text:style-name="P57"/>
      <text:p text:style-name="P56">Encombrement : des jets d’Armure mécanisée/Coordination d’une difficulté variable peuvent être nécessaire pour manœuvrer dans des espaces contraints, surtout si l’armure est très lourde et la coursive étroite. Un échec pourra entraîner des pénalités <text:span text:style-name="T44">(de -5 à -10) </text:span>à tous les jets physiques.</text:p>
      <text:p text:style-name="P13"/>
      <text:p text:style-name="P13">Type d’armures</text:p>
      <text:p text:style-name="P13">Exo-armures sous-marines : classiques, très difficiles à manier hors de l’eau : <text:span text:style-name="T1">déplacements limités à la marche (pas de sprint), pas d’esquive et malus de 5 à l’initiative totale ainsi qu’à tous les jets physiques. Certaines exo-armures </text:span><text:span text:style-name="T2">sous-marine </text:span><text:span text:style-name="T1">utilisent la pression pour assurer leur étanchéité et leurs intérieurs seront donc affectée par les phénomènes (acide, pathogènes...) de la surface.</text:span></text:p>
      <text:p text:style-name="P13"/>
      <text:p text:style-name="P13">Exo-armures de surface : isolées et étanches, peuvent évoluer dans l’eau jusque -10m.</text:p>
      <text:p text:style-name="P13"/>
      <text:p text:style-name="P13">Exo-armures amphibies : limitées à une profondeur de -500m.</text:p>
      <text:p text:style-name="P13"/>
      <text:p text:style-name="P13">Exo-armures hybrides : très rares, légères ou moyennes au plus. Limitées à -16 000m.</text:p>
      <text:p text:style-name="P13"/>
      <text:p text:style-name="P55">Exo-armures atmosphériques : ultralégères uniquement.</text:p>
      <text:p text:style-name="P13"/>
      <text:p text:style-name="P52">Catégorie d’armure</text:p>
      <text:p text:style-name="P54">La catégorie de l’armure affecte un certain nombre de ses caractéristiques comme le poids, les dégâts de base et le modificateur d’initiative.</text:p>
      <text:p text:style-name="P50"/>
      <text:p text:style-name="P50">Note : à partir d’exo-3 une armure est à l’échelle V-.</text:p>
      <text:p text:style-name="P50"/>
      <text:p text:style-name="P44">Gabarit du pilote : les armures massives acceptent toute taille, les armures moyennes et lourdes doivent être réglées pour les cas extrêmes et les armures légères ne sont pas adaptables et sont produites pour un gabarit donné.</text:p>
      <text:p text:style-name="P53">Le gabarit d’un personnage pourra être estimé avec les règles optionnelles afférentes (à ce jour publiées dans l’errata UP!System). <text:span text:style-name="T25">Ceci n’a aucun rapport avec le GAB de l’armure (qui est uniquement employé pour comparer les armures entr-elles, pas avec la taille d’un être humain).</text:span></text:p>
      <text:p text:style-name="P52"/>
      <text:p text:style-name="P52">Légère<text:span text:style-name="T4">s</text:span> (exo-alpha et exo-0) : <text:span text:style-name="T3">s’enfilent par assemblage de pièces en 1 tour de combat (1min) </text:span><text:span text:style-name="T4">pour une personne entraînée (jet moyen d’Armure mécanisée/Coordination), 5 tours sinon. 5 phases pour les retirer. Un dispositif de secours permet de faire « exploser » les pièces en une seule phase, au prix de la perte d’1D</text:span><text:span text:style-name="T5">6</text:span><text:span text:style-name="T4"> points d’intégrité.</text:span></text:p>
      <text:p text:style-name="P51"><text:soft-page-break/>Les exo-alpha (environ 1,80m) ressemblent à une tenue de plongée rigide <text:span text:style-name="T8">et peuvent être portées sans exosquelette</text:span>, les exo-0 (environ 1,85m) ont une épaisseur de coque très réduite <text:span text:style-name="T8">et peuvent être portées avec un exosquelette compensant uniquement le poids de l’armure (sans exo-force)</text:span>.</text:p>
      <text:p text:style-name="P13"/>
      <text:p text:style-name="P51">Moyennes (exo-1 à exo-3) : accès par trappe avant ou arrière en 1 phase pour une personne entraînée <text:span text:style-name="T4">(jet moyen d’Armure mécanisée/Coordination), 5 </text:span>phases<text:span text:style-name="T4"> sinon. </text:span>5 phases pour en sortir. Un dispositif de secours permet de démembrer l’armure, au prix de la perte d’1D<text:span text:style-name="T5">6</text:span> points d’intégrité.</text:p>
      <text:p text:style-name="P50">Les exo-1 (environ 2,25m) ont des mains et des pieds robotisés, les exo-2 (environ 2,5m) et exo-3 (environ 2.8m, <text:span text:style-name="T6">passent à l’échelle V-</text:span>) sont bulbeuses et ont les avant-membres entiers robotisés (sauf celle<text:span text:style-name="T7">s</text:span> de surface, plus légères).</text:p>
      <text:p text:style-name="P50"/>
      <text:p text:style-name="P44">Lourdes (exo-4) : environ 3,30m, presque toujours cantonnées aux sous-marines.</text:p>
      <text:p text:style-name="P44"/>
      <text:p text:style-name="P44">Massives (exo-5 à exo-oméga) : poste de pilotage et sas.</text:p>
      <text:p text:style-name="P44">Les exo-5 (environ 3,90m) et exo-6 (environ 4,50m) ont le poste dans le torse, les exo-oméga (environ 4,65m et plus) ont un véritable compartiment dans lequel il est possible de bouger quelque peu.</text:p>
      <text:p text:style-name="P44"/>
      <text:p text:style-name="P44"/>
      <text:p text:style-name="P44"/>
      <text:p text:style-name="P44"/>
      <text:p text:style-name="P48">Caractéristiques des armures</text:p>
      <text:p text:style-name="P49">Note : toute caractéristiques non explicitement présentées ici utilise les règles générales, cf. supra</text:p>
      <text:p text:style-name="P48"/>
      <text:p text:style-name="P48">Exo-force <text:span text:style-name="T25">(EXF)</text:span> : <text:span text:style-name="T9">l’exo-force d’une armure est simplement convertie en Physique suivant la règle normale (partie entière de la division par 4 ; reste venant en bonus aux jets).</text:span></text:p>
      <text:p text:style-name="P47">Cette valeur de Physique est bien utilisée pour le bonus aux dégâts en corps à corps.</text:p>
      <text:p text:style-name="P42">Lorsque l’<text:span text:style-name="T25">EXF</text:span> atteint la valeur de 50, elle devient capable d’infliger des dégâts à l’echelle V-, son modificateur de dégâts <text:span text:style-name="T24">n’est alors plus sa valeur convertie en Physique mais </text:span>est <text:span text:style-name="T24">désormais </text:span>alors issu du tableau suivant :</text:p>
      <text:p text:style-name="P125"/>
      <text:p text:style-name="P125"/>
      <table:table table:name="Table5" table:style-name="Table5">
        <table:table-column table:style-name="Table5.A"/>
        <table:table-column table:style-name="Table5.B"/>
        <table:table-row table:style-name="Table5.1">
          <table:table-cell table:style-name="Table5.A1" table:number-columns-spanned="2" office:value-type="string">
            <text:p text:style-name="P122">Modificateur de dégâts d’exo-force V-</text:p>
          </table:table-cell>
          <table:covered-table-cell/>
        </table:table-row>
        <table:table-row table:style-name="Table5.2">
          <table:table-cell table:style-name="Table5.A1" office:value-type="string">
            <text:p text:style-name="P124">EXF</text:p>
          </table:table-cell>
          <table:table-cell table:style-name="Table5.A1" office:value-type="string">
            <text:p text:style-name="P124">RD</text:p>
          </table:table-cell>
        </table:table-row>
        <table:table-row table:style-name="Table5.2">
          <table:table-cell table:style-name="Table5.A1" office:value-type="string">
            <text:p text:style-name="P124">50-54</text:p>
          </table:table-cell>
          <table:table-cell table:style-name="Table5.B3" office:value-type="string">
            <text:p text:style-name="P122">-6</text:p>
          </table:table-cell>
        </table:table-row>
        <table:table-row table:style-name="Table5.2">
          <table:table-cell table:style-name="Table5.A1" office:value-type="string">
            <text:p text:style-name="P124">55-59</text:p>
          </table:table-cell>
          <table:table-cell table:style-name="Table5.B3" office:value-type="string">
            <text:p text:style-name="P122">-4</text:p>
          </table:table-cell>
        </table:table-row>
        <table:table-row table:style-name="Table5.2">
          <table:table-cell table:style-name="Table5.A1" office:value-type="string">
            <text:p text:style-name="P124">60-64</text:p>
          </table:table-cell>
          <table:table-cell table:style-name="Table5.B3" office:value-type="string">
            <text:p text:style-name="P122">-2</text:p>
          </table:table-cell>
        </table:table-row>
        <table:table-row table:style-name="Table5.2">
          <table:table-cell table:style-name="Table5.A1" office:value-type="string">
            <text:p text:style-name="P124">65-69</text:p>
          </table:table-cell>
          <table:table-cell table:style-name="Table5.B3" office:value-type="string">
            <text:p text:style-name="P122">-1</text:p>
          </table:table-cell>
        </table:table-row>
        <table:table-row table:style-name="Table5.2">
          <table:table-cell table:style-name="Table5.A1" office:value-type="string">
            <text:p text:style-name="P124">70-74</text:p>
          </table:table-cell>
          <table:table-cell table:style-name="Table5.B3" office:value-type="string">
            <text:p text:style-name="P122">0</text:p>
          </table:table-cell>
        </table:table-row>
        <table:table-row table:style-name="Table5.2">
          <table:table-cell table:style-name="Table5.A1" office:value-type="string">
            <text:p text:style-name="P124">75-79</text:p>
          </table:table-cell>
          <table:table-cell table:style-name="Table5.B3" office:value-type="string">
            <text:p text:style-name="P122">+1</text:p>
          </table:table-cell>
        </table:table-row>
        <table:table-row table:style-name="Table5.2">
          <table:table-cell table:style-name="Table5.A1" office:value-type="string">
            <text:p text:style-name="P124">80-84</text:p>
          </table:table-cell>
          <table:table-cell table:style-name="Table5.B3" office:value-type="string">
            <text:p text:style-name="P122">+2</text:p>
          </table:table-cell>
        </table:table-row>
        <table:table-row table:style-name="Table5.2">
          <table:table-cell table:style-name="Table5.A1" office:value-type="string">
            <text:p text:style-name="P124">85-89</text:p>
          </table:table-cell>
          <table:table-cell table:style-name="Table5.B3" office:value-type="string">
            <text:p text:style-name="P122">+3</text:p>
          </table:table-cell>
        </table:table-row>
        <table:table-row table:style-name="Table5.2">
          <table:table-cell table:style-name="Table5.A1" office:value-type="string">
            <text:p text:style-name="P124">90-94</text:p>
          </table:table-cell>
          <table:table-cell table:style-name="Table5.B3" office:value-type="string">
            <text:p text:style-name="P122">+4</text:p>
          </table:table-cell>
        </table:table-row>
        <table:table-row table:style-name="Table5.2">
          <table:table-cell table:style-name="Table5.A1" office:value-type="string">
            <text:p text:style-name="P124">95-99</text:p>
          </table:table-cell>
          <table:table-cell table:style-name="Table5.B3" office:value-type="string">
            <text:p text:style-name="P122">+5</text:p>
          </table:table-cell>
        </table:table-row>
        <table:table-row table:style-name="Table5.2">
          <table:table-cell table:style-name="Table5.A1" office:value-type="string">
            <text:p text:style-name="P124">100</text:p>
          </table:table-cell>
          <table:table-cell table:style-name="Table5.B3" office:value-type="string">
            <text:p text:style-name="P122">-1 tous les 5 niveaux</text:p>
          </table:table-cell>
        </table:table-row>
      </table:table>
      <text:p text:style-name="Standard"/>
      <text:p text:style-name="P125"/>
      <text:p text:style-name="P125"/>
      <text:p text:style-name="P42"/>
      <text:p text:style-name="P42"/>
      <text:p text:style-name="P42"><text:soft-page-break/></text:p>
      <text:p text:style-name="P42">Lorsque l’<text:span text:style-name="T25">EXF</text:span> atteint la valeur de 100, elle inflige automatiquement des dégâts massifs à l’échelle H.</text:p>
      <text:p text:style-name="P46"/>
      <text:p text:style-name="P46">Les exo-alpha et exo-0 peuvent ne pas avoir d’exo-force (pas d’exosquelette ou simple compensateur du poids de l’armure), c’est alors le Physique du personnage qui est utilisé directement.</text:p>
      <text:p text:style-name="P42"/>
      <text:p text:style-name="P45">Dégâts en corps à corps : les armures possèdent des dégâts de base de contact (coup de poing ou autre). <text:span text:style-name="T29">Si elles sont échelle V-, ceux-ci sont </text:span><text:span text:style-name="T93">toujours </text:span><text:span text:style-name="T29">d’1D6, si elles sont échelle H, ils </text:span>dépend<text:span text:style-name="T29">e</text:span>nt <text:span text:style-name="T29">alors</text:span> de leur catégorie comme indiqué dans le tableau suivant :</text:p>
      <text:p text:style-name="P4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Catégories d'armures</text:p>
          </table:table-cell>
          <table:covered-table-cell/>
          <table:covered-table-cell/>
          <table:covered-table-cell/>
        </table:table-row>
        <table:table-row table:style-name="Table3.2">
          <table:table-cell table:style-name="Table3.A1" office:value-type="string">
            <text:p text:style-name="P5">Classement</text:p>
          </table:table-cell>
          <table:table-cell table:style-name="Table3.A1" office:value-type="string">
            <text:p text:style-name="P5">Cat.</text:p>
          </table:table-cell>
          <table:table-cell table:style-name="Table3.A1" office:value-type="string">
            <text:p text:style-name="P5">Poids</text:p>
          </table:table-cell>
          <table:table-cell table:style-name="Table3.D2" office:value-type="string">
            <text:p text:style-name="P5">Dégâts CàC (H)*</text:p>
          </table:table-cell>
        </table:table-row>
        <table:table-row table:style-name="Table3.1">
          <table:table-cell table:style-name="Table3.A1" office:value-type="string">
            <text:p text:style-name="P5">Légères</text:p>
          </table:table-cell>
          <table:table-cell table:style-name="Table3.A1" office:value-type="string">
            <text:p text:style-name="P6">Exo-α (H)</text:p>
          </table:table-cell>
          <table:table-cell table:style-name="Table3.A1" office:value-type="string">
            <text:p text:style-name="P2">200kg</text:p>
          </table:table-cell>
          <table:table-cell table:style-name="Table3.D2" office:value-type="string">
            <text:p text:style-name="P2">1</text:p>
          </table:table-cell>
        </table:table-row>
        <table:table-row table:style-name="Table3.1">
          <table:table-cell table:style-name="Table3.A1" office:value-type="string">
            <text:p text:style-name="P5" loext:marker-style-name="T13"/>
          </table:table-cell>
          <table:table-cell table:style-name="Table3.A1" office:value-type="string">
            <text:p text:style-name="P6">Exo-0 (H)</text:p>
          </table:table-cell>
          <table:table-cell table:style-name="Table3.A1" office:value-type="string">
            <text:p text:style-name="P2">1000kg</text:p>
          </table:table-cell>
          <table:table-cell table:style-name="Table3.D2" office:value-type="string">
            <text:p text:style-name="P2">1D6</text:p>
          </table:table-cell>
        </table:table-row>
        <table:table-row table:style-name="Table3.1">
          <table:table-cell table:style-name="Table3.A1" office:value-type="string">
            <text:p text:style-name="P5">Moyennes</text:p>
          </table:table-cell>
          <table:table-cell table:style-name="Table3.A1" office:value-type="string">
            <text:p text:style-name="P6">Exo-1 (H)</text:p>
          </table:table-cell>
          <table:table-cell table:style-name="Table3.A1" office:value-type="string">
            <text:p text:style-name="P2">1800kg</text:p>
          </table:table-cell>
          <table:table-cell table:style-name="Table3.D2" office:value-type="string">
            <text:p text:style-name="P2">1D10+3</text:p>
          </table:table-cell>
        </table:table-row>
        <table:table-row table:style-name="Table3.1">
          <table:table-cell table:style-name="Table3.A1" office:value-type="string">
            <text:p text:style-name="P5" loext:marker-style-name="T13"/>
          </table:table-cell>
          <table:table-cell table:style-name="Table3.D2" office:value-type="string">
            <text:p text:style-name="P6">Exo-2 (H)</text:p>
          </table:table-cell>
          <table:table-cell table:style-name="Table3.D2" office:value-type="string">
            <text:p text:style-name="P2">2400kg</text:p>
          </table:table-cell>
          <table:table-cell table:style-name="Table3.D2" office:value-type="string">
            <text:p text:style-name="P2">1D10+1</text:p>
          </table:table-cell>
        </table:table-row>
        <table:table-row table:style-name="Table3.1">
          <table:table-cell table:style-name="Table3.A1" office:value-type="string">
            <text:p text:style-name="P5" loext:marker-style-name="T13"/>
          </table:table-cell>
          <table:table-cell table:style-name="Table3.D2" office:value-type="string">
            <text:p text:style-name="P6">Exo-3 (V-)</text:p>
          </table:table-cell>
          <table:table-cell table:style-name="Table3.D2" office:value-type="string">
            <text:p text:style-name="P2">3500kg</text:p>
          </table:table-cell>
          <table:table-cell table:style-name="Table3.D2" office:value-type="string">
            <text:p text:style-name="P2">1D10+3</text:p>
          </table:table-cell>
        </table:table-row>
        <table:table-row table:style-name="Table3.1">
          <table:table-cell table:style-name="Table3.A1" office:value-type="string">
            <text:p text:style-name="P5">Lourdes</text:p>
          </table:table-cell>
          <table:table-cell table:style-name="Table3.D2" office:value-type="string">
            <text:p text:style-name="P6">Exo-4 (V-)</text:p>
          </table:table-cell>
          <table:table-cell table:style-name="Table3.D2" office:value-type="string">
            <text:p text:style-name="P2">5700kg</text:p>
          </table:table-cell>
          <table:table-cell table:style-name="Table3.D2" office:value-type="string">
            <text:p text:style-name="P2">2D10+1</text:p>
          </table:table-cell>
        </table:table-row>
        <table:table-row table:style-name="Table3.1">
          <table:table-cell table:style-name="Table3.A1" office:value-type="string">
            <text:p text:style-name="P5">Massives</text:p>
          </table:table-cell>
          <table:table-cell table:style-name="Table3.D2" office:value-type="string">
            <text:p text:style-name="P6">Exo-5 (V-)</text:p>
          </table:table-cell>
          <table:table-cell table:style-name="Table3.D2" office:value-type="string">
            <text:p text:style-name="P2">9600kg</text:p>
          </table:table-cell>
          <table:table-cell table:style-name="Table3.D2" office:value-type="string">
            <text:p text:style-name="P2">3D10</text:p>
          </table:table-cell>
        </table:table-row>
        <table:table-row table:style-name="Table3.1">
          <table:table-cell table:style-name="Table3.A1" office:value-type="string">
            <text:p text:style-name="P5" loext:marker-style-name="T13"/>
          </table:table-cell>
          <table:table-cell table:style-name="Table3.D2" office:value-type="string">
            <text:p text:style-name="P6">Exo-6 (V-)</text:p>
          </table:table-cell>
          <table:table-cell table:style-name="Table3.D2" office:value-type="string">
            <text:p text:style-name="P2">14500kg</text:p>
          </table:table-cell>
          <table:table-cell table:style-name="Table3.D2" office:value-type="string">
            <text:p text:style-name="P2">4D10</text:p>
          </table:table-cell>
        </table:table-row>
        <table:table-row table:style-name="Table3.1">
          <table:table-cell table:style-name="Table3.A1" office:value-type="string">
            <text:p text:style-name="P5" loext:marker-style-name="T13"/>
          </table:table-cell>
          <table:table-cell table:style-name="Table3.D2" office:value-type="string">
            <text:p text:style-name="P6">Exo-Ω (V-)</text:p>
          </table:table-cell>
          <table:table-cell table:style-name="Table3.D2" office:value-type="string">
            <text:p text:style-name="P2">16000kg</text:p>
          </table:table-cell>
          <table:table-cell table:style-name="Table3.D2" office:value-type="string">
            <text:p text:style-name="P2">4D10+2</text:p>
          </table:table-cell>
        </table:table-row>
        <table:table-row table:style-name="Table3.1">
          <table:table-cell table:style-name="Table3.A1" table:number-columns-spanned="4" office:value-type="string">
            <text:p text:style-name="P3">*valable pour échelle H, une <text:span text:style-name="T26">EXF</text:span> de 50+ permet d’effectuer 1D6 dégâts V-</text:p>
          </table:table-cell>
          <table:covered-table-cell/>
          <table:covered-table-cell/>
          <table:covered-table-cell/>
        </table:table-row>
      </table:table>
      <text:p text:style-name="P35"/>
      <text:p text:style-name="P43">N<text:span text:style-name="T19">e pas oublier d’ajouter le modificateur aux dégâts issu de l’</text:span><text:span text:style-name="T25">EXF</text:span><text:span text:style-name="T19">.</text:span></text:p>
      <text:p text:style-name="P42"/>
      <text:p text:style-name="P13"/>
      <text:p text:style-name="P13"/>
      <text:p text:style-name="P40"><text:span text:style-name="T42">I</text:span>nitiative : <text:span text:style-name="T42">les armures possèdent un modificateur à l’initiative totale issu du tableau suivant :</text:span></text:p>
      <text:p text:style-name="P4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22">Mod. Init. des armures</text:p>
          </table:table-cell>
          <table:covered-table-cell/>
          <table:covered-table-cell/>
          <table:covered-table-cell/>
          <table:covered-table-cell/>
        </table:table-row>
        <table:table-row table:style-name="Table4.1">
          <table:table-cell table:style-name="Table4.A2" office:value-type="string">
            <text:p text:style-name="P124">Catégorie</text:p>
          </table:table-cell>
          <table:table-cell table:style-name="Table4.A2" office:value-type="string">
            <text:p text:style-name="P124">Marine</text:p>
          </table:table-cell>
          <table:table-cell table:style-name="Table4.A2" office:value-type="string">
            <text:p text:style-name="P124">Hybride</text:p>
          </table:table-cell>
          <table:table-cell table:style-name="Table4.A2" office:value-type="string">
            <text:p text:style-name="P124">Terrestre</text:p>
          </table:table-cell>
          <table:table-cell table:style-name="Table4.A2" office:value-type="string">
            <text:p text:style-name="P124">Amphibie</text:p>
          </table:table-cell>
        </table:table-row>
        <table:table-row table:style-name="Table4.1">
          <table:table-cell table:style-name="Table4.A2" office:value-type="string">
            <text:p text:style-name="P124">Exo-α</text:p>
          </table:table-cell>
          <table:table-cell table:style-name="Table4.A2" office:value-type="string">
            <text:p text:style-name="P122">0/0</text:p>
          </table:table-cell>
          <table:table-cell table:style-name="Table4.A2" office:value-type="string">
            <text:p text:style-name="P122">0/0</text:p>
          </table:table-cell>
          <table:table-cell table:style-name="Table4.A2" office:value-type="string">
            <text:p text:style-name="P122">--/+1</text:p>
          </table:table-cell>
          <table:table-cell table:style-name="Table4.A2" office:value-type="string">
            <text:p text:style-name="P122">-1/+1</text:p>
          </table:table-cell>
        </table:table-row>
        <table:table-row table:style-name="Table4.1">
          <table:table-cell table:style-name="Table4.A2" office:value-type="string">
            <text:p text:style-name="P124">Exo-0</text:p>
          </table:table-cell>
          <table:table-cell table:style-name="Table4.A2" office:value-type="string">
            <text:p text:style-name="P122">-1/-2</text:p>
          </table:table-cell>
          <table:table-cell table:style-name="Table4.A2" office:value-type="string">
            <text:p text:style-name="P122">-1/-2</text:p>
          </table:table-cell>
          <table:table-cell table:style-name="Table4.A2" office:value-type="string">
            <text:p text:style-name="P122">--/0</text:p>
          </table:table-cell>
          <table:table-cell table:style-name="Table4.A2" office:value-type="string">
            <text:p text:style-name="P122">-2/0</text:p>
          </table:table-cell>
        </table:table-row>
        <table:table-row table:style-name="Table4.1">
          <table:table-cell table:style-name="Table4.A2" office:value-type="string">
            <text:p text:style-name="P124">Exo-1</text:p>
          </table:table-cell>
          <table:table-cell table:style-name="Table4.A2" office:value-type="string">
            <text:p text:style-name="P122">-2/-4</text:p>
          </table:table-cell>
          <table:table-cell table:style-name="Table4.A2" office:value-type="string">
            <text:p text:style-name="P122">-2/-3</text:p>
          </table:table-cell>
          <table:table-cell table:style-name="Table4.A2" office:value-type="string">
            <text:p text:style-name="P122">--/-1</text:p>
          </table:table-cell>
          <table:table-cell table:style-name="Table4.A2" office:value-type="string">
            <text:p text:style-name="P122">-3/-1</text:p>
          </table:table-cell>
        </table:table-row>
        <table:table-row table:style-name="Table4.1">
          <table:table-cell table:style-name="Table4.A2" office:value-type="string">
            <text:p text:style-name="P124">Exo-2</text:p>
          </table:table-cell>
          <table:table-cell table:style-name="Table4.A2" office:value-type="string">
            <text:p text:style-name="P122">-3/-6</text:p>
          </table:table-cell>
          <table:table-cell table:style-name="Table4.A2" office:value-type="string">
            <text:p text:style-name="P122">-3/-5</text:p>
          </table:table-cell>
          <table:table-cell table:style-name="Table4.A2" office:value-type="string">
            <text:p text:style-name="P122">--/-2</text:p>
          </table:table-cell>
          <table:table-cell table:style-name="Table4.A2" office:value-type="string">
            <text:p text:style-name="P122">-4/-2</text:p>
          </table:table-cell>
        </table:table-row>
        <table:table-row table:style-name="Table4.1">
          <table:table-cell table:style-name="Table4.A2" office:value-type="string">
            <text:p text:style-name="P124">Exo-3</text:p>
          </table:table-cell>
          <table:table-cell table:style-name="Table4.A2" office:value-type="string">
            <text:p text:style-name="P122">-4/-8</text:p>
          </table:table-cell>
          <table:table-cell table:style-name="Table4.A2" office:value-type="string">
            <text:p text:style-name="P122">-4/-6</text:p>
          </table:table-cell>
          <table:table-cell table:style-name="Table4.A2" office:value-type="string">
            <text:p text:style-name="P122">--/-3</text:p>
          </table:table-cell>
          <table:table-cell table:style-name="Table4.A2" office:value-type="string">
            <text:p text:style-name="P122">-5/-3</text:p>
          </table:table-cell>
        </table:table-row>
        <table:table-row table:style-name="Table4.1">
          <table:table-cell table:style-name="Table4.A2" office:value-type="string">
            <text:p text:style-name="P124">Exo-4</text:p>
          </table:table-cell>
          <table:table-cell table:style-name="Table4.A2" office:value-type="string">
            <text:p text:style-name="P122">-5/-10</text:p>
          </table:table-cell>
          <table:table-cell table:style-name="Table4.A2" office:value-type="string">
            <text:p text:style-name="P122">-5/-8</text:p>
          </table:table-cell>
          <table:table-cell table:style-name="Table4.A2" office:value-type="string">
            <text:p text:style-name="P122">--/-4</text:p>
          </table:table-cell>
          <table:table-cell table:style-name="Table4.A2" office:value-type="string">
            <text:p text:style-name="P122">-6/-4</text:p>
          </table:table-cell>
        </table:table-row>
        <table:table-row table:style-name="Table4.1">
          <table:table-cell table:style-name="Table4.A2" office:value-type="string">
            <text:p text:style-name="P124">Exo-5</text:p>
          </table:table-cell>
          <table:table-cell table:style-name="Table4.A2" office:value-type="string">
            <text:p text:style-name="P122">-6/-12</text:p>
          </table:table-cell>
          <table:table-cell table:style-name="Table4.A2" office:value-type="string">
            <text:p text:style-name="P122">-6/-9</text:p>
          </table:table-cell>
          <table:table-cell table:style-name="Table4.A2" office:value-type="string">
            <text:p text:style-name="P122">--/-5</text:p>
          </table:table-cell>
          <table:table-cell table:style-name="Table4.A2" office:value-type="string">
            <text:p text:style-name="P122">-7/-5</text:p>
          </table:table-cell>
        </table:table-row>
        <text:soft-page-break/>
        <table:table-row table:style-name="Table4.1">
          <table:table-cell table:style-name="Table4.A2" office:value-type="string">
            <text:p text:style-name="P124">Exo-6</text:p>
          </table:table-cell>
          <table:table-cell table:style-name="Table4.A2" office:value-type="string">
            <text:p text:style-name="P122">-7/-14</text:p>
          </table:table-cell>
          <table:table-cell table:style-name="Table4.A2" office:value-type="string">
            <text:p text:style-name="P122">-7/-11</text:p>
          </table:table-cell>
          <table:table-cell table:style-name="Table4.A2" office:value-type="string">
            <text:p text:style-name="P122">--/-6</text:p>
          </table:table-cell>
          <table:table-cell table:style-name="Table4.A2" office:value-type="string">
            <text:p text:style-name="P122">-8/-6</text:p>
          </table:table-cell>
        </table:table-row>
        <table:table-row table:style-name="Table4.1">
          <table:table-cell table:style-name="Table4.A2" office:value-type="string">
            <text:p text:style-name="P124">Exo-Ω</text:p>
          </table:table-cell>
          <table:table-cell table:style-name="Table4.A2" office:value-type="string">
            <text:p text:style-name="P122">-8/-16</text:p>
          </table:table-cell>
          <table:table-cell table:style-name="Table4.A2" office:value-type="string">
            <text:p text:style-name="P122">-8/-12</text:p>
          </table:table-cell>
          <table:table-cell table:style-name="Table4.A2" office:value-type="string">
            <text:p text:style-name="P122">--/-7</text:p>
          </table:table-cell>
          <table:table-cell table:style-name="Table4.A2" office:value-type="string">
            <text:p text:style-name="P122">-9/-7</text:p>
          </table:table-cell>
        </table:table-row>
        <table:table-row table:style-name="Table4.1">
          <table:table-cell table:style-name="Table4.A2" office:value-type="string">
            <text:p text:style-name="P123">x/y = sous l’eau/à l’air libre</text:p>
          </table:table-cell>
          <table:table-cell table:style-name="Table4.A2" office:value-type="string">
            <text:p text:style-name="P123"/>
          </table:table-cell>
          <table:table-cell table:style-name="Table4.A2" office:value-type="string">
            <text:p text:style-name="P123"/>
          </table:table-cell>
          <table:table-cell table:style-name="Table4.A2" office:value-type="string">
            <text:p text:style-name="P123"/>
          </table:table-cell>
          <table:table-cell table:style-name="Table4.A2" office:value-type="string">
            <text:p text:style-name="P123"/>
          </table:table-cell>
        </table:table-row>
      </table:table>
      <text:p text:style-name="P126"/>
      <text:p text:style-name="P39">Attention : ce modificateur est donné pour une armure NTIII, il ajouter NT-3 à ces valeurs pour des NT différents (e.g. +1 pour un NTIV).</text:p>
      <text:p text:style-name="P38"><text:span text:style-name="T51"/></text:p>
      <text:p text:style-name="P38"><text:span text:style-name="T51"/></text:p>
      <text:p text:style-name="P38">Ce modificateur s’ajoute le cas échéant à celui issu des commandes (cf. règles générales des engins, plus haut).</text:p>
      <text:p text:style-name="P37">Comme vu plus haut, la compétence « Armure mécanisée » du pilote vient limiter le nombre d’actions par tour en armure. Si un personnage possède une jauge d’initiative plus grande que sa compétence Armure mécanisée, les dés surnuméraires sont simplement lancés.</text:p>
      <text:p text:style-name="P13"><text:span text:style-name="T52"/></text:p>
      <text:p text:style-name="P182"><text:span text:style-name="T43">A</text:span>utonomie : les armures non-dotées de réacteurs à autonomie indéfinie (RTG généticiens et azuréens notamment) peuvent accroître leur autonomie en réduisant leur vitesse (si elles disposent de véritables propulseurs pour lesquels le réacteur est dimensionné) ou la consommation électrique des équipements. Détails p.116-117 du GT.</text:p>
      <text:p text:style-name="P182"/>
      <text:p text:style-name="P184">Système<text:span text:style-name="T159">s de contrôle : sur une armure, ces systèmes possèdent des particularités :</text:span></text:p>
      <text:p text:style-name="P184"><text:span text:style-name="T159">Système</text:span> d’assistance et contrôle : <text:span text:style-name="T158">ce système crucial pour le fonctionnement de l’armure (sans lui, elle est un poids mort) <text:s/>possède un blindage IEM naturel de 5.</text:span></text:p>
      <text:p text:style-name="P184"/>
      <text:p text:style-name="P185">Système de contrôle de pression : <text:span text:style-name="T160">si hors d’état, une avarie légère par tour de combat (éventuel incident localisé à la structure).</text:span></text:p>
      <text:p text:style-name="P182"/>
      <text:p text:style-name="P13"><text:span text:style-name="T52"/></text:p>
      <text:p text:style-name="P77"><text:span text:style-name="T43">C</text:span>ombat en armure</text:p>
      <text:p text:style-name="P93">Cumul protection et armure : on peut porter une tenue de protection (max cat. A) en-dessous d’une exo-armure (à partir d’armure moyenne) pour réduire les dégâts choc infligés directement au pilote.</text:p>
      <text:p text:style-name="P77"><text:span text:style-name="T54"/></text:p>
      <text:p text:style-name="P77"><text:span text:style-name="T101">Avarie « d</text:span>estruction <text:span text:style-name="T101">»</text:span> : le système « dernière chance » s’active. Son effet dépend de son type :</text:p>
      <text:p text:style-name="P77">Congélation : jet de Physique moyen avec un incrément obligatoire par heure passée congelé, mort en cas d’échec.</text:p>
      <text:p text:style-name="P77">Injection de drogues : <text:s/>jet de Physique moyen avec un incrément obligatoire par heure passée <text:span text:style-name="T66">rempli</text:span>, perte d’un rang dans un trait aléatoire en cas d’échec <text:span text:style-name="T65">(le rang 0 est un handicap gravissime ou la mort)</text:span>.</text:p>
      <text:p text:style-name="P78">Guillotine : jet de localisation (pourquoi pas en utilisant celui proposé par les règles de cybernétique du UP!System : chaque membre, dont la tête, se voit assigner un chiffre sur 10, les six chiffres restant correspondant au corps) avec amputation (automatiquement stabilisée, mais causant tout de même deux blessures <text:span text:style-name="T67">« virtuelle »</text:span> : si le personnage en avait déjà le choc pourra entraîner la mort) et sédation automatique. Si c’est le corps ou la tête qui était touché c’est bien dommage.</text:p>
      <text:p text:style-name="P78">Bonne journée.</text:p>
      <text:p text:style-name="P13"><text:span text:style-name="T56"/></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3"><text:soft-page-break/><text:span text:style-name="T52"/></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3"><text:span text:style-name="T52"/></text:p>
      <text:p text:style-name="P14"><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Règles spécifiques des véhicules</text:p>
      <text:p text:style-name="P147">Voyage et fonds marins : intéressant de se reporter directement à Polaris, utilisable tel quel LdB2 p.11-116.</text:p>
      <text:p text:style-name="P13"><text:span text:style-name="T53"/></text:p>
      <text:p text:style-name="P13"><text:span text:style-name="T53"/></text:p>
      <text:p text:style-name="P112">Caractéristiques des véhicules :</text:p>
      <text:p text:style-name="P112">Manœuvrabilité : utilisée pour l’initiative en combat naval. Peut aussi servir d’estimation à la difficulté d’une action de pilotage <text:span text:style-name="T106">(ou être utilisée en bonus sur deux jets d’opposition pour des pilotes rivaux tentant la même chose avec des véhicules aux manœuvrabilité dissimilaires). </text:span><text:span text:style-name="T115">Dans le cas où elle n’est pas directement indiquée elle peut être issue du tableau suivant :</text:span></text:p>
      <text:p text:style-name="P112"/>
      <table:table table:name="Table9" table:style-name="Table9">
        <table:table-column table:style-name="Table9.A"/>
        <table:table-column table:style-name="Table9.B"/>
        <table:table-column table:style-name="Table9.C"/>
        <table:table-column table:style-name="Table9.B"/>
        <table:table-column table:style-name="Table9.C"/>
        <table:table-column table:style-name="Table9.B"/>
        <table:table-column table:style-name="Table9.G"/>
        <table:table-column table:style-name="Table9.H"/>
        <table:table-row table:style-name="Table9.1">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B2" table:number-rows-spanned="2" table:number-columns-spanned="6" office:value-type="string">
            <text:p text:style-name="P122">Manoeuvrabilité</text:p>
          </table:table-cell>
          <table:covered-table-cell/>
          <table:covered-table-cell/>
          <table:covered-table-cell/>
          <table:covered-table-cell/>
          <table:covered-table-cell/>
          <table:table-cell table:style-name="Table9.A1" office:value-type="string">
            <text:p text:style-name="P123"/>
          </table:table-cell>
        </table:table-row>
        <table:table-row table:style-name="Table9.1">
          <table:table-cell table:style-name="Table9.A1" office:value-type="string">
            <text:p text:style-name="P123"/>
          </table:table-cell>
          <table:covered-table-cell table:style-name="Table9.B2"/>
          <table:covered-table-cell/>
          <table:covered-table-cell/>
          <table:covered-table-cell/>
          <table:covered-table-cell/>
          <table:covered-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GAB (H)</text:p>
          </table:table-cell>
          <table:table-cell table:style-name="Table9.A1" office:value-type="string">
            <text:p text:style-name="P124">MAN</text:p>
          </table:table-cell>
          <table:table-cell table:style-name="Table9.A1" office:value-type="string">
            <text:p text:style-name="P124">GAB(V-)</text:p>
          </table:table-cell>
          <table:table-cell table:style-name="Table9.A1" office:value-type="string">
            <text:p text:style-name="P124">MAN</text:p>
          </table:table-cell>
          <table:table-cell table:style-name="Table9.A1" office:value-type="string">
            <text:p text:style-name="P124">GAB(V+)</text:p>
          </table:table-cell>
          <table:table-cell table:style-name="Table9.A1" office:value-type="string">
            <text:p text:style-name="P124">MAN</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text:p>
          </table:table-cell>
          <table:table-cell table:style-name="Table9.A1" office:value-type="string">
            <text:p text:style-name="P122">27</text:p>
          </table:table-cell>
          <table:table-cell table:style-name="Table9.A1" office:value-type="string">
            <text:p text:style-name="P124">1</text:p>
          </table:table-cell>
          <table:table-cell table:style-name="Table9.A1" office:value-type="string">
            <text:p text:style-name="P122">18</text:p>
          </table:table-cell>
          <table:table-cell table:style-name="Table9.A1" office:value-type="string">
            <text:p text:style-name="P124">5</text:p>
          </table:table-cell>
          <table:table-cell table:style-name="Table9.A1" office:value-type="string">
            <text:p text:style-name="P122">7</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text:p>
          </table:table-cell>
          <table:table-cell table:style-name="Table9.A1" office:value-type="string">
            <text:p text:style-name="P122">25</text:p>
          </table:table-cell>
          <table:table-cell table:style-name="Table9.A1" office:value-type="string">
            <text:p text:style-name="P124">2</text:p>
          </table:table-cell>
          <table:table-cell table:style-name="Table9.A1" office:value-type="string">
            <text:p text:style-name="P122">17</text:p>
          </table:table-cell>
          <table:table-cell table:style-name="Table9.A1" office:value-type="string">
            <text:p text:style-name="P124">6</text:p>
          </table:table-cell>
          <table:table-cell table:style-name="Table9.A1" office:value-type="string">
            <text:p text:style-name="P122">6</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3</text:p>
          </table:table-cell>
          <table:table-cell table:style-name="Table9.A1" office:value-type="string">
            <text:p text:style-name="P122">24</text:p>
          </table:table-cell>
          <table:table-cell table:style-name="Table9.A1" office:value-type="string">
            <text:p text:style-name="P124">3</text:p>
          </table:table-cell>
          <table:table-cell table:style-name="Table9.A1" office:value-type="string">
            <text:p text:style-name="P122">17</text:p>
          </table:table-cell>
          <table:table-cell table:style-name="Table9.A1" office:value-type="string">
            <text:p text:style-name="P124">7</text:p>
          </table:table-cell>
          <table:table-cell table:style-name="Table9.A1" office:value-type="string">
            <text:p text:style-name="P122">5</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4</text:p>
          </table:table-cell>
          <table:table-cell table:style-name="Table9.A1" office:value-type="string">
            <text:p text:style-name="P122">23</text:p>
          </table:table-cell>
          <table:table-cell table:style-name="Table9.A1" office:value-type="string">
            <text:p text:style-name="P124">4</text:p>
          </table:table-cell>
          <table:table-cell table:style-name="Table9.A1" office:value-type="string">
            <text:p text:style-name="P122">16</text:p>
          </table:table-cell>
          <table:table-cell table:style-name="Table9.A1" office:value-type="string">
            <text:p text:style-name="P124">8</text:p>
          </table:table-cell>
          <table:table-cell table:style-name="Table9.A1" office:value-type="string">
            <text:p text:style-name="P122">5</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5</text:p>
          </table:table-cell>
          <table:table-cell table:style-name="Table9.A1" office:value-type="string">
            <text:p text:style-name="P122">22</text:p>
          </table:table-cell>
          <table:table-cell table:style-name="Table9.A1" office:value-type="string">
            <text:p text:style-name="P124">5</text:p>
          </table:table-cell>
          <table:table-cell table:style-name="Table9.A1" office:value-type="string">
            <text:p text:style-name="P122">16</text:p>
          </table:table-cell>
          <table:table-cell table:style-name="Table9.A1" office:value-type="string">
            <text:p text:style-name="P124">9</text:p>
          </table:table-cell>
          <table:table-cell table:style-name="Table9.A1" office:value-type="string">
            <text:p text:style-name="P122">5</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6</text:p>
          </table:table-cell>
          <table:table-cell table:style-name="Table9.A1" office:value-type="string">
            <text:p text:style-name="P122">22</text:p>
          </table:table-cell>
          <table:table-cell table:style-name="Table9.A1" office:value-type="string">
            <text:p text:style-name="P124">6</text:p>
          </table:table-cell>
          <table:table-cell table:style-name="Table9.A1" office:value-type="string">
            <text:p text:style-name="P122">15</text:p>
          </table:table-cell>
          <table:table-cell table:style-name="Table9.A1" office:value-type="string">
            <text:p text:style-name="P124">10</text:p>
          </table:table-cell>
          <table:table-cell table:style-name="Table9.A1" office:value-type="string">
            <text:p text:style-name="P122">4</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7</text:p>
          </table:table-cell>
          <table:table-cell table:style-name="Table9.A1" office:value-type="string">
            <text:p text:style-name="P122">22</text:p>
          </table:table-cell>
          <table:table-cell table:style-name="Table9.A1" office:value-type="string">
            <text:p text:style-name="P124">7</text:p>
          </table:table-cell>
          <table:table-cell table:style-name="Table9.A1" office:value-type="string">
            <text:p text:style-name="P122">15</text:p>
          </table:table-cell>
          <table:table-cell table:style-name="Table9.A1" office:value-type="string">
            <text:p text:style-name="P124">11</text:p>
          </table:table-cell>
          <table:table-cell table:style-name="Table9.A1" office:value-type="string">
            <text:p text:style-name="P122">4</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8</text:p>
          </table:table-cell>
          <table:table-cell table:style-name="Table9.A1" office:value-type="string">
            <text:p text:style-name="P122">21</text:p>
          </table:table-cell>
          <table:table-cell table:style-name="Table9.A1" office:value-type="string">
            <text:p text:style-name="P124">8</text:p>
          </table:table-cell>
          <table:table-cell table:style-name="Table9.A1" office:value-type="string">
            <text:p text:style-name="P122">15</text:p>
          </table:table-cell>
          <table:table-cell table:style-name="Table9.A1" office:value-type="string">
            <text:p text:style-name="P124">12</text:p>
          </table:table-cell>
          <table:table-cell table:style-name="Table9.A1" office:value-type="string">
            <text:p text:style-name="P122">4</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9</text:p>
          </table:table-cell>
          <table:table-cell table:style-name="Table9.A1" office:value-type="string">
            <text:p text:style-name="P122">21</text:p>
          </table:table-cell>
          <table:table-cell table:style-name="Table9.A1" office:value-type="string">
            <text:p text:style-name="P124">9</text:p>
          </table:table-cell>
          <table:table-cell table:style-name="Table9.A1" office:value-type="string">
            <text:p text:style-name="P122">14</text:p>
          </table:table-cell>
          <table:table-cell table:style-name="Table9.A1" office:value-type="string">
            <text:p text:style-name="P124">13</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0</text:p>
          </table:table-cell>
          <table:table-cell table:style-name="Table9.A1" office:value-type="string">
            <text:p text:style-name="P122">21</text:p>
          </table:table-cell>
          <table:table-cell table:style-name="Table9.A1" office:value-type="string">
            <text:p text:style-name="P124">10</text:p>
          </table:table-cell>
          <table:table-cell table:style-name="Table9.A1" office:value-type="string">
            <text:p text:style-name="P122">14</text:p>
          </table:table-cell>
          <table:table-cell table:style-name="Table9.A1" office:value-type="string">
            <text:p text:style-name="P124">14</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1</text:p>
          </table:table-cell>
          <table:table-cell table:style-name="Table9.A1" office:value-type="string">
            <text:p text:style-name="P122">20</text:p>
          </table:table-cell>
          <table:table-cell table:style-name="Table9.A1" office:value-type="string">
            <text:p text:style-name="P124">11</text:p>
          </table:table-cell>
          <table:table-cell table:style-name="Table9.A1" office:value-type="string">
            <text:p text:style-name="P122">13</text:p>
          </table:table-cell>
          <table:table-cell table:style-name="Table9.A1" office:value-type="string">
            <text:p text:style-name="P124">15</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2</text:p>
          </table:table-cell>
          <table:table-cell table:style-name="Table9.A1" office:value-type="string">
            <text:p text:style-name="P122">20</text:p>
          </table:table-cell>
          <table:table-cell table:style-name="Table9.A1" office:value-type="string">
            <text:p text:style-name="P124">12</text:p>
          </table:table-cell>
          <table:table-cell table:style-name="Table9.A1" office:value-type="string">
            <text:p text:style-name="P122">12</text:p>
          </table:table-cell>
          <table:table-cell table:style-name="Table9.A1" office:value-type="string">
            <text:p text:style-name="P124">16</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3</text:p>
          </table:table-cell>
          <table:table-cell table:style-name="Table9.A1" office:value-type="string">
            <text:p text:style-name="P122">20</text:p>
          </table:table-cell>
          <table:table-cell table:style-name="Table9.A1" office:value-type="string">
            <text:p text:style-name="P124">13</text:p>
          </table:table-cell>
          <table:table-cell table:style-name="Table9.A1" office:value-type="string">
            <text:p text:style-name="P122">12</text:p>
          </table:table-cell>
          <table:table-cell table:style-name="Table9.A1" office:value-type="string">
            <text:p text:style-name="P124">17</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4</text:p>
          </table:table-cell>
          <table:table-cell table:style-name="Table9.A1" office:value-type="string">
            <text:p text:style-name="P122">20</text:p>
          </table:table-cell>
          <table:table-cell table:style-name="Table9.A1" office:value-type="string">
            <text:p text:style-name="P124">14</text:p>
          </table:table-cell>
          <table:table-cell table:style-name="Table9.A1" office:value-type="string">
            <text:p text:style-name="P122">11</text:p>
          </table:table-cell>
          <table:table-cell table:style-name="Table9.A1" office:value-type="string">
            <text:p text:style-name="P124">18</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5</text:p>
          </table:table-cell>
          <table:table-cell table:style-name="Table9.A1" office:value-type="string">
            <text:p text:style-name="P122">19</text:p>
          </table:table-cell>
          <table:table-cell table:style-name="Table9.A1" office:value-type="string">
            <text:p text:style-name="P124">15</text:p>
          </table:table-cell>
          <table:table-cell table:style-name="Table9.A1" office:value-type="string">
            <text:p text:style-name="P122">10</text:p>
          </table:table-cell>
          <table:table-cell table:style-name="Table9.A1" office:value-type="string">
            <text:p text:style-name="P124">19</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6</text:p>
          </table:table-cell>
          <table:table-cell table:style-name="Table9.A1" office:value-type="string">
            <text:p text:style-name="P122">19</text:p>
          </table:table-cell>
          <table:table-cell table:style-name="Table9.A1" office:value-type="string">
            <text:p text:style-name="P124">16</text:p>
          </table:table-cell>
          <table:table-cell table:style-name="Table9.A1" office:value-type="string">
            <text:p text:style-name="P122">10</text:p>
          </table:table-cell>
          <table:table-cell table:style-name="Table9.A1" office:value-type="string">
            <text:p text:style-name="P124">20</text:p>
          </table:table-cell>
          <table:table-cell table:style-name="Table9.A1" office:value-type="string">
            <text:p text:style-name="P122">3</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7</text:p>
          </table:table-cell>
          <table:table-cell table:style-name="Table9.A1" office:value-type="string">
            <text:p text:style-name="P122">19</text:p>
          </table:table-cell>
          <table:table-cell table:style-name="Table9.A1" office:value-type="string">
            <text:p text:style-name="P124">17</text:p>
          </table:table-cell>
          <table:table-cell table:style-name="Table9.A1" office:value-type="string">
            <text:p text:style-name="P122">10</text:p>
          </table:table-cell>
          <table:table-cell table:style-name="Table9.A1" office:value-type="string">
            <text:p text:style-name="P124">21+</text:p>
          </table:table-cell>
          <table:table-cell table:style-name="Table9.A1" office:value-type="string">
            <text:p text:style-name="P122">2</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8</text:p>
          </table:table-cell>
          <table:table-cell table:style-name="Table9.A1" office:value-type="string">
            <text:p text:style-name="P122">19</text:p>
          </table:table-cell>
          <table:table-cell table:style-name="Table9.A1" office:value-type="string">
            <text:p text:style-name="P124">18</text:p>
          </table:table-cell>
          <table:table-cell table:style-name="Table9.A1" office:value-type="string">
            <text:p text:style-name="P122">9</text:p>
          </table:table-cell>
          <table:table-cell table:style-name="Table9.A1" office:value-type="string">
            <text:p text:style-name="P124">43+</text:p>
          </table:table-cell>
          <table:table-cell table:style-name="Table9.A1" office:value-type="string">
            <text:p text:style-name="P122">1</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19</text:p>
          </table:table-cell>
          <table:table-cell table:style-name="Table9.A1" office:value-type="string">
            <text:p text:style-name="P122">19</text:p>
          </table:table-cell>
          <table:table-cell table:style-name="Table9.A1" office:value-type="string">
            <text:p text:style-name="P124">19</text:p>
          </table:table-cell>
          <table:table-cell table:style-name="Table9.A1" office:value-type="string">
            <text:p text:style-name="P122">9</text:p>
          </table:table-cell>
          <table:table-cell table:style-name="Table9.A1" office:value-type="string">
            <text:p text:style-name="P122"/>
          </table:table-cell>
          <table:table-cell table:style-name="Table9.A1" office:value-type="string">
            <text:p text:style-name="P122"/>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0</text:p>
          </table:table-cell>
          <table:table-cell table:style-name="Table9.A1" office:value-type="string">
            <text:p text:style-name="P122">19</text:p>
          </table:table-cell>
          <table:table-cell table:style-name="Table9.A1" office:value-type="string">
            <text:p text:style-name="P124">20</text:p>
          </table:table-cell>
          <table:table-cell table:style-name="Table9.A1" office:value-type="string">
            <text:p text:style-name="P122">8</text:p>
          </table:table-cell>
          <table:table-cell table:style-name="Table9.A1" table:number-columns-spanned="2" office:value-type="string">
            <text:p text:style-name="P122">Chasseurs</text:p>
          </table:table-cell>
          <table:covered-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1</text:p>
          </table:table-cell>
          <table:table-cell table:style-name="Table9.A1" office:value-type="string">
            <text:p text:style-name="P122">18</text:p>
          </table:table-cell>
          <table:table-cell table:style-name="Table9.A1" office:value-type="string">
            <text:p text:style-name="P124">21</text:p>
          </table:table-cell>
          <table:table-cell table:style-name="Table9.A1" office:value-type="string">
            <text:p text:style-name="P122">8</text:p>
          </table:table-cell>
          <table:table-cell table:style-name="Table9.A1" office:value-type="string">
            <text:p text:style-name="P124">20t</text:p>
          </table:table-cell>
          <table:table-cell table:style-name="Table9.A1" office:value-type="string">
            <text:p text:style-name="P122">20</text:p>
          </table:table-cell>
          <table:table-cell table:style-name="Table9.A1" office:value-type="string">
            <text:p text:style-name="P123"/>
          </table:table-cell>
        </table:table-row>
        <text:soft-page-break/>
        <table:table-row table:style-name="Table9.1">
          <table:table-cell table:style-name="Table9.A1" office:value-type="string">
            <text:p text:style-name="P123"/>
          </table:table-cell>
          <table:table-cell table:style-name="Table9.A1" office:value-type="string">
            <text:p text:style-name="P124">22</text:p>
          </table:table-cell>
          <table:table-cell table:style-name="Table9.A1" office:value-type="string">
            <text:p text:style-name="P122">18</text:p>
          </table:table-cell>
          <table:table-cell table:style-name="Table9.A1" office:value-type="string">
            <text:p text:style-name="P124">22</text:p>
          </table:table-cell>
          <table:table-cell table:style-name="Table9.A1" office:value-type="string">
            <text:p text:style-name="P122">8</text:p>
          </table:table-cell>
          <table:table-cell table:style-name="Table9.A1" office:value-type="string">
            <text:p text:style-name="P124">30t</text:p>
          </table:table-cell>
          <table:table-cell table:style-name="Table9.A1" office:value-type="string">
            <text:p text:style-name="P122">19</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3</text:p>
          </table:table-cell>
          <table:table-cell table:style-name="Table9.A1" office:value-type="string">
            <text:p text:style-name="P122">18</text:p>
          </table:table-cell>
          <table:table-cell table:style-name="Table9.A1" office:value-type="string">
            <text:p text:style-name="P124">23</text:p>
          </table:table-cell>
          <table:table-cell table:style-name="Table9.A1" office:value-type="string">
            <text:p text:style-name="P122">8</text:p>
          </table:table-cell>
          <table:table-cell table:style-name="Table9.A1" office:value-type="string">
            <text:p text:style-name="P124">40t</text:p>
          </table:table-cell>
          <table:table-cell table:style-name="Table9.A1" office:value-type="string">
            <text:p text:style-name="P122">18</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4</text:p>
          </table:table-cell>
          <table:table-cell table:style-name="Table9.A1" office:value-type="string">
            <text:p text:style-name="P122">18</text:p>
          </table:table-cell>
          <table:table-cell table:style-name="Table9.A1" office:value-type="string">
            <text:p text:style-name="P124">24</text:p>
          </table:table-cell>
          <table:table-cell table:style-name="Table9.A1" office:value-type="string">
            <text:p text:style-name="P122">7</text:p>
          </table:table-cell>
          <table:table-cell table:style-name="Table9.A1" office:value-type="string">
            <text:p text:style-name="P124">40-60t</text:p>
          </table:table-cell>
          <table:table-cell table:style-name="Table9.A1" office:value-type="string">
            <text:p text:style-name="P122">17</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4">25</text:p>
          </table:table-cell>
          <table:table-cell table:style-name="Table9.A1" office:value-type="string">
            <text:p text:style-name="P122">18</text:p>
          </table:table-cell>
          <table:table-cell table:style-name="Table9.A1" office:value-type="string">
            <text:p text:style-name="P124">25</text:p>
          </table:table-cell>
          <table:table-cell table:style-name="Table9.A1" office:value-type="string">
            <text:p text:style-name="P122">7</text:p>
          </table:table-cell>
          <table:table-cell table:style-name="Table9.A1" office:value-type="string">
            <text:p text:style-name="P124">70-80t</text:p>
          </table:table-cell>
          <table:table-cell table:style-name="Table9.A1" office:value-type="string">
            <text:p text:style-name="P122">16</text:p>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table:number-columns-spanned="5" office:value-type="string">
            <text:p text:style-name="P122">Ajustement pour véhicule terrestre</text:p>
          </table:table-cell>
          <table:covered-table-cell/>
          <table:covered-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table:number-columns-spanned="2" office:value-type="string">
            <text:p text:style-name="P124">Propulsion</text:p>
          </table:table-cell>
          <table:covered-table-cell/>
          <table:table-cell table:style-name="Table9.B2" table:number-columns-spanned="3" office:value-type="string">
            <text:p text:style-name="P124">Modificateur</text:p>
          </table: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B2" table:number-columns-spanned="2" office:value-type="string">
            <text:p text:style-name="P124">Chenilles</text:p>
          </table:table-cell>
          <table:covered-table-cell/>
          <table:table-cell table:style-name="Table9.A1" table:number-columns-spanned="3" office:value-type="string">
            <text:p text:style-name="P122">-2</text:p>
          </table: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B2" table:number-columns-spanned="2" office:value-type="string">
            <text:p text:style-name="P124">Chenillettes</text:p>
          </table:table-cell>
          <table:covered-table-cell/>
          <table:table-cell table:style-name="Table9.A1" table:number-columns-spanned="3" office:value-type="string">
            <text:p text:style-name="P122">-1</text:p>
          </table: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B2" table:number-columns-spanned="2" office:value-type="string">
            <text:p text:style-name="P124">Roues</text:p>
          </table:table-cell>
          <table:covered-table-cell/>
          <table:table-cell table:style-name="Table9.A1" table:number-columns-spanned="3" office:value-type="string">
            <text:p text:style-name="P122">0</text:p>
          </table: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B2" table:number-columns-spanned="2" office:value-type="string">
            <text:p text:style-name="P124">Pattes</text:p>
          </table:table-cell>
          <table:covered-table-cell/>
          <table:table-cell table:style-name="Table9.A1" table:number-columns-spanned="3" office:value-type="string">
            <text:p text:style-name="P122">+1</text:p>
          </table:table-cell>
          <table:covered-table-cell/>
          <table:covered-table-cell/>
          <table:table-cell table:style-name="Table9.A1" office:value-type="string">
            <text:p text:style-name="P123"/>
          </table:table-cell>
          <table:table-cell table:style-name="Table9.A1" office:value-type="string">
            <text:p text:style-name="P123"/>
          </table:table-cell>
        </table:table-row>
        <table:table-row table:style-name="Table9.1">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cell table:style-name="Table9.A1" office:value-type="string">
            <text:p text:style-name="P123"/>
          </table:table-cell>
        </table:table-row>
      </table:table>
      <text:p text:style-name="Standard"/>
      <text:p text:style-name="P112"/>
      <text:p text:style-name="P112"/>
      <text:p text:style-name="P112"/>
      <text:p text:style-name="P91">Combat véhiculaire</text:p>
      <text:p text:style-name="P128"><text:span text:style-name="T101">Avarie « d</text:span><text:span text:style-name="T119">estruction </text:span><text:span text:style-name="T101">»</text:span> ou brèche : <text:span text:style-name="T120">un véhicule est divisé en tranches. Une destruction ou brèche (suite incident à la structure) affecte une tranche déterminée au hasard ou par le MJ suivant les circonstances. Si les parois étanches fonctionnent, le reste du véhicule n’est pas affecté.</text:span></text:p>
      <text:p text:style-name="P129">Une<text:span text:style-name="T77"> tranche détruite </text:span>entraîne les effets suivants :</text:p>
      <text:p text:style-name="P129"><text:span text:style-name="T77">BLD </text:span>divisé par deux <text:span text:style-name="T77">lorsque cette zone est visée </text:span>(arrive aussi en cas de fêlure critique ou pire sur la tranche)<text:span text:style-name="T77">.</text:span></text:p>
      <text:p text:style-name="P129">Équipements présents détruits ou non-fonctionnels.</text:p>
      <text:p text:style-name="P129">Malus de 5 cumulatifs à tous les jets de pilotage.</text:p>
      <text:p text:style-name="P129">Les personnes présentes au moment de la destruction subissent 2g2 points de dégâts plus ceux reçus par le véhicule au-dessus du seuil de destruction. À partir de 100m sous l’eau le personnel n’étant pas en armure pressurisé meurt instantanément.</text:p>
      <text:p text:style-name="P129">Les valeurs de profondeur sont toutes réduites de 20 % cumulatifs.</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oft-page-break/><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3"><text:span text:style-name="T53"/></text:p>
      <text:p text:style-name="P16">EFFETS DES INCIDENTS &amp; DES PERTES D’INTÉGRITÉ</text:p>
      <text:p text:style-name="P16"><text:span text:style-name="T53"/></text:p>
      <text:p text:style-name="P16">STRUCTURE</text:p>
      <text:p text:style-name="P81">Incidents</text:p>
      <text:p text:style-name="P92">Note : pour les véhicules il convient de localiser la tranche compromise <text:span text:style-name="T79">(elle peut ainsi être isolée </text:span><text:span text:style-name="T80">et noyée pour éviter une implosion g</text:span><text:span text:style-name="T97">rave </text:span><text:span text:style-name="T98">ou générale</text:span><text:span text:style-name="T79">).</text:span></text:p>
      <text:p text:style-name="P16">7-10 : <text:span text:style-name="T60">m</text:span>icrofissures, l’étanchéité de l’<text:span text:style-name="T77">engin</text:span> est menacée. L’<text:span text:style-name="T77">équipage</text:span> a 1 <text:span text:style-name="T59">t</text:span>our de combat <text:span text:style-name="T77">complet glissant </text:span>pour colmater, sinon, après ce délai, l’<text:span text:style-name="T77">engin</text:span> subit automatiqu<text:span text:style-name="T59">e</text:span>ment une <text:span text:style-name="T59">a</text:span>varie légère par <text:span text:style-name="T59">phase</text:span><text:span text:style-name="T62">*</text:span> sur cette <text:span text:style-name="T59">l</text:span>ocalisation.</text:p>
      <text:p text:style-name="P19">11-13 : <text:span text:style-name="T60">f</text:span>êlure, l’<text:span text:style-name="T77">engin</text:span> a une fuite. L’<text:span text:style-name="T77">équipage</text:span> a 5 <text:span text:style-name="T59">phases</text:span> pour colmater, sinon, après ce délai, l’<text:span text:style-name="T77">engin</text:span> subit automatiquement une <text:span text:style-name="T61">a</text:span>varie moyenne par <text:span text:style-name="T59">phase</text:span><text:span text:style-name="T62">* </text:span>sur cette <text:span text:style-name="T59">l</text:span>ocalisation. La <text:span text:style-name="T59">s</text:span>tructure perd 1 point d’I<text:span text:style-name="T59">TG</text:span>. </text:p>
      <text:p text:style-name="P20">14-16 : <text:span text:style-name="T61">f</text:span>êlure critique. L’<text:span text:style-name="T77">équipage</text:span> a 2 <text:span text:style-name="T61">phases</text:span> pour colmater, sinon, après ce délai, l’<text:span text:style-name="T77">engin</text:span> subit automatiquement une <text:span text:style-name="T61">a</text:span>varie grave par <text:span text:style-name="T61">phase</text:span><text:span text:style-name="T62">*</text:span> sur cette <text:span text:style-name="T61">l</text:span>ocalisation. La <text:span text:style-name="T61">s</text:span>tructure perd 2 points d’I<text:span text:style-name="T61">TG</text:span>.</text:p>
      <text:p text:style-name="P16">17-18 : <text:span text:style-name="T61">b</text:span>rèche, l’<text:span text:style-name="T78">engin</text:span> prend l’eau et se dépressurise à grande vitesse. L’<text:span text:style-name="T80">équipage</text:span> a 1 <text:span text:style-name="T61">phase</text:span> pour colmater, sinon, après ce délai, l’<text:span text:style-name="T80">engin</text:span> subit automatiquement une <text:span text:style-name="T61">a</text:span>varie critique par <text:span text:style-name="T61">phase</text:span><text:span text:style-name="T62">*</text:span> sur cette <text:span text:style-name="T61">l</text:span>ocalisation. La <text:span text:style-name="T61">s</text:span>tructure perd 3 points d’I<text:span text:style-name="T61">TG</text:span><text:span text:style-name="T62">*</text:span>. </text:p>
      <text:p text:style-name="P16"><text:span text:style-name="T62">*</text:span>Ces <text:span text:style-name="T63">a</text:span>varies supplémentaires n’entraînent pas de jet d’incident <text:span text:style-name="T80">et sont ignorées </text:span><text:span text:style-name="T77">s’il s’agit d’un engin de surface : l</text:span>’<text:span text:style-name="T77">équipage est cependant alors exposé aux conditions de la surface </text:span><text:span text:style-name="T81">de façon plus ou moins importante.</text:span></text:p>
      <text:p text:style-name="P16"><text:span text:style-name="T53"/></text:p>
      <text:p text:style-name="P16"><text:span text:style-name="T53"/></text:p>
      <text:p text:style-name="P81">Perte<text:span text:style-name="T72">s</text:span> d’intégrité</text:p>
      <text:p text:style-name="P81">• Fiabilité rang 2+ : R.A.S.</text:p>
      <text:p text:style-name="P81">• Fiabilité rang 1 : BLD diminué d’un tiers.</text:p>
      <text:p text:style-name="P81">• Fiabilité rang 0 mais points ITG restant : BLD divisé par deux.</text:p>
      <text:p text:style-name="P81">• ITG à 0 points : <text:span text:style-name="T70">l’engin</text:span> n’offre plus aucune protection et est même trop fragile pour être utilisé sans risque.</text:p>
      <text:p text:style-name="P81">Note : tant que l’I<text:span text:style-name="T70">TG</text:span> n’est pas tombée à 0, un <text:span text:style-name="T70">engin</text:span> protège toujours son <text:span text:style-name="T70">équipage</text:span> contre le milieu extérieur (<text:span text:style-name="T70">il</text:span> reste étanche), sauf si une avarie indique le contraire.</text:p>
      <text:p text:style-name="P16"><text:span text:style-name="T55"/></text:p>
      <text:p text:style-name="P16">EXOSQUELETTE <text:span text:style-name="T71">(armures uniquement)</text:span></text:p>
      <text:p text:style-name="P85">Incidents</text:p>
      <text:p text:style-name="P16">7-10 : <text:span text:style-name="T71">b</text:span>locage localisé, l’un des membres de l’armure (déterminé au hasard, avec 1D4 par exemple) se bloque jusqu’à la fin d<text:span text:style-name="T71">u tour</text:span>. Les effets exacts sont déterminés par le MJ en fonction de la situa- tion. L’<text:span text:style-name="T71">e</text:span>xosquelette perd 1 point d’I<text:span text:style-name="T71">TG</text:span>. </text:p>
      <text:p text:style-name="P16">11-13 : <text:span text:style-name="T71">b</text:span>locage localisé aggravé, l’un des membres de l’armure (déterminé au hasard) se bloque pendant <text:span text:style-name="T71">un tour complet glissant</text:span>. L’Exosquelette perd 2 points d’I<text:span text:style-name="T71">TG</text:span>.</text:p>
      <text:p text:style-name="P16">14-16 : <text:span text:style-name="T71">b</text:span>locage général, l’armure entière est paralysée pendant 2 <text:span text:style-name="T71">tours complets glissants</text:span>. L’<text:span text:style-name="T71">e</text:span>xosquelette perd 3 points d’I<text:span text:style-name="T71">TG</text:span>.</text:p>
      <text:p text:style-name="P16">17-18 : <text:span text:style-name="T71">b</text:span>locage général aggravé, l’armure entière est paralysée pendant <text:span text:style-name="T71">1D10 tours glissants</text:span>. L’<text:span text:style-name="T71">e</text:span>xosquelette perd 5 points d’I<text:span text:style-name="T71">TG</text:span>.</text:p>
      <text:p text:style-name="P16"><text:soft-page-break/>Note : si l’exosquelette subit plusieurs incidents affectant le fonctionnement de l’armure pendant un certain nombre de <text:span text:style-name="T71">tours</text:span>, ne prenez en compte que la durée la plus élevée. </text:p>
      <text:p text:style-name="P16"><text:span text:style-name="T53"/></text:p>
      <text:p text:style-name="P82">Pertes d’intégrité</text:p>
      <text:p text:style-name="P16"><text:span text:style-name="T69">• Fiabilité rang 2+ :</text:span> R.A.S.</text:p>
      <text:p text:style-name="P16"><text:span text:style-name="T69">• Fiabilité rang 1 :</text:span> malus de <text:span text:style-name="T72">5</text:span> aux <text:span text:style-name="T72">jets d’Armure mécanisée</text:span><text:span text:style-name="T62">*</text:span>, E<text:span text:style-name="T72">XF</text:span> et <text:span text:style-name="T72">v</text:span>itesse (déplacement naturel seulement) diminuées d’un tiers.</text:p>
      <text:p text:style-name="P16"><text:span text:style-name="T69">• Fiabilité rang 0 mais points ITG restant :</text:span> malus de <text:span text:style-name="T72">10</text:span> <text:s/>aux <text:span text:style-name="T72">jets d’Armure mécanisée</text:span><text:span text:style-name="T62">*</text:span>, E<text:span text:style-name="T72">XF</text:span> et <text:span text:style-name="T72">v</text:span>itesse (déplacement naturel seulement) diminuées <text:span text:style-name="T72">de moitié.</text:span></text:p>
      <text:p text:style-name="P16"><text:span text:style-name="T69">• ITG à 0 points :</text:span> l’exosquelette est détruit, l’armure est impossible à manœuvrer (le pilote peut toutefois utiliser les systèmes qui ne dépendent pas de l’exosquelette).</text:p>
      <text:p text:style-name="P16"><text:span text:style-name="T62">*</text:span> <text:span text:style-name="T72">Ainsi qu’à toutes les compétences limitées par elle.</text:span></text:p>
      <text:p text:style-name="P16"><text:span text:style-name="T53"/></text:p>
      <text:p text:style-name="P16"><text:span text:style-name="T53"/></text:p>
      <text:p text:style-name="P16"><text:span text:style-name="T53"/></text:p>
      <text:p text:style-name="P84">Générateur (armures uniquement)</text:p>
      <text:p text:style-name="P85">Incidents</text:p>
      <text:p text:style-name="P16">7-10 : <text:span text:style-name="T73">m</text:span>icro-coupures de courant : le pilote subit un malus de <text:span text:style-name="T73">5</text:span> à toutes les actions liées aux systèmes de l’armure jusqu’à la fin du <text:span text:style-name="T73">t</text:span>our. Le <text:span text:style-name="T73">g</text:span>énérateur perd 1 point d’I<text:span text:style-name="T73">TG</text:span>.</text:p>
      <text:p text:style-name="P16">11-13 : Micro-coupures de courant aggravées : le pilote subit un malus de <text:span text:style-name="T73">5</text:span> à toutes les actions liées aux systèmes de l’armure pendant <text:span text:style-name="T73">un tour complet glissant</text:span>. Le Générateur perd 2 points d’I<text:span text:style-name="T73">TG</text:span>.</text:p>
      <text:p text:style-name="P16">14-16 : Arrêt temporaire : l’armure n’est plus alimentée (et donc inutilisable) pendant 2 tours <text:span text:style-name="T73">complets glissants</text:span>. Le <text:span text:style-name="T73">g</text:span>énérateur perd 3 points d’I<text:span text:style-name="T73">TG</text:span>.</text:p>
      <text:p text:style-name="P16">17-18 : Arrêt temporaire aggravé, l’armure n’est plus alimentée (et donc inutilisable) pendant <text:span text:style-name="T73">1D10 tours complets glissants</text:span>. Le <text:span text:style-name="T73">g</text:span>énérateur perd 5 points d’I<text:span text:style-name="T73">TG</text:span></text:p>
      <text:p text:style-name="P16">Note : si le <text:span text:style-name="T73">g</text:span>énérateur subit plusieurs incidents affectant le fonctionnement de l’armure pendant un certain nombre de <text:span text:style-name="T73">t</text:span>ours, ne prenez en compte que la durée la plus élevée.</text:p>
      <text:p text:style-name="P16"/>
      <text:p text:style-name="P86">Pertes d’intégrité</text:p>
      <text:p text:style-name="P86">Important : contrairement aux autres pertes d’ITG, les effets liés au générateur ne sont pas tous permanents : les coupures de systèmes n’arrivent qu’à chaque nouvelle perte ou échec à un test de panne, le reste du temps ils fonctionnent normalement (ils ont donc juste tendance à « sauter »).</text:p>
      <text:p text:style-name="P16"><text:span text:style-name="T69">• Fiabilité rang 2+ :</text:span> R.A.S.</text:p>
      <text:p text:style-name="P86"><text:span text:style-name="T69">• Fiabilité rang 1 :</text:span> 1D6 systèmes auxiliaires sont automatiquement isolés du circuit énergétique et deviennent inutilisables jusqu’à dépannage (sauf systèmes du support vital). Tous les tests de panne touchant les systèmes auxiliaires subissent un malus de 5. Si l’armure est équipée d’un propulseur, sa vitesse est réduite d’un tiers.</text:p>
      <text:p text:style-name="P86"><text:span text:style-name="T69">• Fiabilité rang 0 mais points ITG restant :</text:span> 1D10 systèmes auxiliaires sont isolés du circuit énergétique (y compris les systèmes du support vital). Tous les tests de panne touchant les systèmes auxiliaires subissent un malus de 10. Si l’armure est équipée d’un propulseur, sa vitesse est réduite de moitié. Enfin, l’EXF de l’armure est également divisée par deux.</text:p>
      <text:p text:style-name="P86"><text:span text:style-name="T69">• ITG à 0 points :</text:span><text:span text:style-name="T58"> </text:span>le générateur est hors service, et l’armure n’est plus alimentée. Le pilote ne peut plus utiliser aucun système (notez que l’armure n’est plus chauffée…).</text:p>
      <text:p text:style-name="P86"/>
      <text:p text:style-name="P86"/>
      <text:p text:style-name="P86">SYSTÈMES AUXILIAIRES</text:p>
      <text:p text:style-name="P97">Incidents</text:p>
      <text:p text:style-name="P87">7-10 : 1 <text:span text:style-name="T75">s</text:span>ystème est touché (déterminez-le au hasard), et perd <text:span text:style-name="T75">1D4</text:span> points d’I<text:span text:style-name="T75">TG</text:span><text:span text:style-name="T62">*</text:span>.</text:p>
      <text:p text:style-name="P87">11-13 : <text:span text:style-name="T75">1D4</text:span> <text:span text:style-name="T75">s</text:span>ystèmes sont touchés (déterminez-les au hasard), et perdent <text:span text:style-name="T75">chacun 1D6</text:span> points d’I<text:span text:style-name="T75">TG</text:span><text:span text:style-name="T62">*</text:span>.</text:p>
      <text:p text:style-name="P87">14-16 : 1D6 <text:span text:style-name="T75">s</text:span>ystèmes sont touchés (déterminez-les au hasard), et perdent <text:span text:style-name="T75">1D8</text:span> points d’I<text:span text:style-name="T75">TG</text:span><text:span text:style-name="T62">*</text:span>. </text:p>
      <text:p text:style-name="P87">17-18 : 1D<text:span text:style-name="T75">8</text:span> <text:span text:style-name="T75">s</text:span>ystèmes sont touchés (déterminez-les au hasard), et perdent <text:span text:style-name="T75">1D10</text:span> points d’I<text:span text:style-name="T75">TG</text:span><text:span text:style-name="T62">*</text:span>. </text:p>
      <text:p text:style-name="P17"><text:soft-page-break/><text:span text:style-name="T62">*</text:span> <text:span text:style-name="T75">Ces pertes entraînent un test de panne sans perte d’ITG supplémentaire.</text:span></text:p>
      <text:p text:style-name="P17"/>
      <text:p text:style-name="P17"/>
      <text:p text:style-name="P17"/>
      <text:p text:style-name="P90">ARMEMENT</text:p>
      <text:p text:style-name="P18">Les incidents à <text:span text:style-name="T76">l’armement sont les mêmes que pour les systèmes auxiliaires mais ne concernent toujours qu’un seul système d’attaque ou de défense à la fois, comme d’habitude tiré au hasard.</text:span></text:p>
      <text:p text:style-name="P18"/>
      <text:p text:style-name="P17"/>
      <text:p text:style-name="P94">Pilote (armures uniquement)</text:p>
      <text:p text:style-name="P97">Incidents</text:p>
      <text:p text:style-name="P94">Le pilote subit un certain nombre de points de dégâts choc (éventuellement réduits par sa protection si armure min. cat. moyenne et protection max cat. A revêtue) :</text:p>
      <text:p text:style-name="P88">7-10 : <text:span text:style-name="T82">5 points de dégât</text:span><text:span text:style-name="T92">s</text:span><text:span text:style-name="T82">.</text:span></text:p>
      <text:p text:style-name="P88">11-13 : <text:span text:style-name="T82">10 points de dégât</text:span><text:span text:style-name="T92">s</text:span><text:span text:style-name="T82">.</text:span></text:p>
      <text:p text:style-name="P88">14-16 : <text:span text:style-name="T82">20 points de dégât</text:span><text:span text:style-name="T92">s</text:span><text:span text:style-name="T82">.</text:span></text:p>
      <text:p text:style-name="P88">17-18 : <text:span text:style-name="T82">30 points de dégât</text:span><text:span text:style-name="T92">s</text:span><text:span text:style-name="T82">.</text:span></text:p>
      <text:p text:style-name="P94"/>
      <text:p text:style-name="P94"/>
      <text:p text:style-name="P95">Poste de pilotage/passerelle</text:p>
      <text:p text:style-name="P97">Incidents</text:p>
      <text:p text:style-name="P95">7-10 : <text:span text:style-name="T83">contrôle du véhicule</text:span> neutralisé <text:span text:style-name="T83">jusqu’à la fin du tour.</text:span></text:p>
      <text:p text:style-name="P95">11-13 : <text:span text:style-name="T83">contrôle du véhicule</text:span> neutralisé pendant 1 <text:span text:style-name="T83">tour complet glissant</text:span>.</text:p>
      <text:p text:style-name="P95">14-16 : <text:span text:style-name="T83">contrôle du véhicule</text:span> neutralisé pendant <text:span text:style-name="T83">2</text:span> <text:span text:style-name="T83">tours complets glissants</text:span>.</text:p>
      <text:p text:style-name="P95">17-18 : <text:span text:style-name="T83">contrôle du véhicule</text:span> neutralisé pendant <text:span text:style-name="T83">10</text:span> <text:span text:style-name="T83">tours complets glissants</text:span>.</text:p>
      <text:p text:style-name="P95">Note : si le véhicule subit plusieurs incidents de ce type, ne prenez en compte que la durée la plus élevée.</text:p>
      <text:p text:style-name="P17"/>
      <text:p text:style-name="P96">Salle des machines</text:p>
      <text:p text:style-name="P97">Incidents</text:p>
      <text:p text:style-name="P21">7-10 : <text:span text:style-name="T87">l</text:span>e niveau de <text:span text:style-name="T87">v</text:span>itesse de véhicule est réduit de 25% jusqu’à <text:span text:style-name="T89">réparation</text:span><text:span text:style-name="T87"> </text:span><text:span text:style-name="T88">(Mécanique facile, </text:span><text:span text:style-name="T89">un jet par tour de combat</text:span><text:span text:style-name="T88">)</text:span>. <text:span text:style-name="T88">La salle des machines perd 1 point d’ITG.</text:span></text:p>
      <text:p text:style-name="P22">11-13 : <text:span text:style-name="T87">l</text:span>e niveau de <text:span text:style-name="T87">v</text:span>itesse de véhicule est réduit de 50% jusqu’à <text:span text:style-name="T89">réparation</text:span><text:span text:style-name="T87"> </text:span><text:span text:style-name="T88">(Mécanique moyen, </text:span><text:span text:style-name="T89">un jet tous les deux tours de combat</text:span><text:span text:style-name="T88">)</text:span><text:span text:style-name="T87">.</text:span> <text:span text:style-name="T88">La salle des machines perd 2 point d’ITG.</text:span></text:p>
      <text:p text:style-name="P22">14-16 : <text:span text:style-name="T87">l</text:span>e niveau de <text:span text:style-name="T87">v</text:span>itesse de véhicule est réduit de 75% jusqu’à <text:span text:style-name="T89">réparation</text:span><text:span text:style-name="T87"> </text:span><text:span text:style-name="T88">(Mécanique difficile, </text:span><text:span text:style-name="T89">un jet tous les 1D10 tours de combat</text:span><text:span text:style-name="T88">)</text:span><text:span text:style-name="T87">.</text:span> <text:span text:style-name="T88">La salle des machines perd 3 point d’ITG.</text:span></text:p>
      <text:p text:style-name="P22">17-18 : <text:span text:style-name="T87">l</text:span>e véhicule ne peut plus se déplacer (il peut toujours faire varier sa profondeur en purgeant ou en remplissant ses ballasts), jusqu’à <text:span text:style-name="T90">réparation</text:span><text:span text:style-name="T87"> </text:span><text:span text:style-name="T88">(Mécanique difficile, <text:s/></text:span><text:span text:style-name="T89">un jet toutes les 1D10 heures</text:span><text:span text:style-name="T88">)</text:span><text:span text:style-name="T87">.</text:span> <text:span text:style-name="T88">La salle des machines perd 5 point d’ITG.</text:span></text:p>
      <text:p text:style-name="P97">Note : les jets de mécanique peuvent être effectués une fois par tour de combat, des malus peuvent s’appliquer (arcs électriques, navire en mouvements violents, manque d’outils etc.).</text:p>
      <text:p text:style-name="P97"/>
      <text:p text:style-name="P97">Pertes d’intégrité</text:p>
      <text:p text:style-name="P97">Les effets sont les mêmes que ceux afférents au générateur d’une armure (cf. supra).</text:p>
      <text:p text:style-name="P17"/>
      <text:p text:style-name="P17"/>
      <text:p text:style-name="P17"><text:span text:style-name="T89">P</text:span>ROPULSION/GOUVERNES/BALLASTS</text:p>
      <text:p text:style-name="P98">Incidents</text:p>
      <text:p text:style-name="P23">7-10 : <text:span text:style-name="T90">l</text:span>es <text:span text:style-name="T90">jets </text:span>de Pilotage du véhicule subissent un malus de <text:span text:style-name="T90">5</text:span> jusqu’à réparation<text:span text:style-name="T87"> </text:span><text:span text:style-name="T88">(Mécanique facile, </text:span><text:span text:style-name="T89">un jet par tour de combat</text:span><text:span text:style-name="T88">)</text:span>. <text:span text:style-name="T88">La </text:span><text:span text:style-name="T90">propulsion/gouverne/ballasts</text:span><text:span text:style-name="T88"> perd 1 point d’ITG.</text:span></text:p>
      <text:p text:style-name="P23">11-13 : <text:span text:style-name="T90">l</text:span>es <text:span text:style-name="T90">jets </text:span>de Pilotage du véhicule subissent un malus de <text:span text:style-name="T90">10</text:span> jusqu’à réparation<text:span text:style-name="T87"> </text:span><text:span text:style-name="T88">(Mécanique moyen, </text:span><text:span text:style-name="T89">un jet tous les deux tours de combat</text:span><text:span text:style-name="T88">)</text:span><text:span text:style-name="T87">.</text:span> <text:span text:style-name="T88">La </text:span><text:span text:style-name="T90">propulsion/gouverne/ballasts</text:span><text:span text:style-name="T88"> perd </text:span><text:span text:style-name="T90">2 </text:span><text:span text:style-name="T88">point d’ITG.</text:span></text:p>
      <text:p text:style-name="P23"><text:soft-page-break/>14-16 : <text:span text:style-name="T90">l</text:span>es <text:span text:style-name="T90">jets </text:span>de Pilotage du véhicule subissent un malus de <text:span text:style-name="T90">15</text:span> jusqu’à réparation<text:span text:style-name="T87"> </text:span><text:span text:style-name="T88">(Mécanique difficile, </text:span><text:span text:style-name="T89">un jet tous les 1D10 tours de combat</text:span><text:span text:style-name="T88">)</text:span><text:span text:style-name="T87">.</text:span> <text:span text:style-name="T88">La </text:span><text:span text:style-name="T90">propulsion/gouverne/ballasts</text:span><text:span text:style-name="T88"> perd </text:span><text:span text:style-name="T90">3</text:span><text:span text:style-name="T88"> point d’ITG.</text:span></text:p>
      <text:p text:style-name="P23">17-18 : <text:span text:style-name="T90">l</text:span>es <text:span text:style-name="T90">jets </text:span>de Pilotage du véhicule subissent un malus de <text:span text:style-name="T90">15</text:span> jusqu’à réparation (il peut toujours faire varier sa profondeur en purgeant ou en remplissant ses ballasts), jusqu’à <text:span text:style-name="T90">réparation</text:span><text:span text:style-name="T87"> </text:span><text:span text:style-name="T88">(Mécanique difficile, <text:s/></text:span><text:span text:style-name="T89">un jet toutes les 1D10 heures</text:span><text:span text:style-name="T88">)</text:span><text:span text:style-name="T87">.</text:span> <text:span text:style-name="T88">La </text:span><text:span text:style-name="T90">propulsion/gouverne/ballasts</text:span><text:span text:style-name="T88"> perd </text:span><text:span text:style-name="T90">5</text:span><text:span text:style-name="T88"> point d’ITG.</text:span></text:p>
      <text:p text:style-name="P23">Note : si le véhicule subit plusieurs incidents de ce type, ne prenez en compte que la durée la plus élevée. </text:p>
      <text:p text:style-name="P23"/>
      <text:p text:style-name="P110"/>
      <text:p text:style-name="P83">Pertes d’intégrité</text:p>
      <text:p text:style-name="P26"><text:span text:style-name="T69">• Fiabilité rang 2+ :</text:span> R.A.S.</text:p>
      <text:p text:style-name="P26"><text:span text:style-name="T69">• Fiabilité rang 1 :</text:span> ma<text:span text:style-name="T104">nœuvrabilité </text:span><text:span text:style-name="T105">réduite de 3</text:span> et <text:span text:style-name="T72">v</text:span>itesse diminuée d’un tiers.</text:p>
      <text:p text:style-name="P26"><text:span text:style-name="T69">• Fiabilité rang 0 mais points ITG restant :</text:span> ma<text:span text:style-name="T104">nœuvrabilité </text:span><text:span text:style-name="T105">réduite de </text:span><text:span text:style-name="T104">6 </text:span>et <text:span text:style-name="T72">v</text:span>itesse diminuée <text:span text:style-name="T72">de moitié.</text:span></text:p>
      <text:p text:style-name="P26"><text:span text:style-name="T69">• ITG à 0 points :</text:span> l<text:span text:style-name="T104">a propulsion/manœuvrabilité</text:span> est détruit<text:span text:style-name="T104">e</text:span>, l<text:span text:style-name="T104">e véhicule</text:span> est impossible à manœuvrer.</text:p>
      <text:p text:style-name="P111"/>
      <text:p text:style-name="P111"/>
      <text:p text:style-name="P17"/>
      <text:p text:style-name="P99">Equipage</text:p>
      <text:p text:style-name="P99">Incidents</text:p>
      <text:p text:style-name="P99">Suivant la situation, une proportion de l’équipage ne recevra pas de dégâts ou des dégâts amoindris (un gros choc ne fera rien à un pilote sanglé, une poutrelle lui tombant dessus si), <text:span text:style-name="T92">les protections peuvent jouer aussi,</text:span> le MJ reste seul juge.</text:p>
      <text:p text:style-name="P24"/>
      <text:p text:style-name="P25">7-10 : <text:span text:style-name="T90">l’</text:span><text:span text:style-name="T91">équipage </text:span><text:span text:style-name="T92">reçoit </text:span><text:span text:style-name="T82">5 points de dégât</text:span><text:span text:style-name="T92">s choc</text:span><text:span text:style-name="T88">.</text:span></text:p>
      <text:p text:style-name="P89">11-13 : <text:span text:style-name="T90">l’</text:span><text:span text:style-name="T91">équipage </text:span><text:span text:style-name="T92">reçoit </text:span><text:span text:style-name="T82">10 points de dégât</text:span><text:span text:style-name="T92">s choc, la désorganisation impose -5 à la plupart des jets (là encore à évaluer : le pilote sanglé et concentré continue son job)</text:span><text:span text:style-name="T88">.</text:span></text:p>
      <text:p text:style-name="P89">14-16 : <text:span text:style-name="T90">l’</text:span><text:span text:style-name="T91">équipage </text:span><text:span text:style-name="T92">reçoit </text:span><text:span text:style-name="T82">20 points de dégât</text:span><text:span text:style-name="T92">s choc, la désorganisation impose -5 à la plupart des jets et le commandant doit réussir un jet moyen (généralement d’Art oratoire/Volonté) pour que la panique ne bloque pas l’essentiel du véhicule jusqu’à la fin du tour</text:span><text:span text:style-name="T88">.</text:span></text:p>
      <text:p text:style-name="P89">17-18 : <text:span text:style-name="T90">l’</text:span><text:span text:style-name="T91">équipage </text:span><text:span text:style-name="T92">reçoit </text:span><text:span text:style-name="T82">30 points de dégât</text:span><text:span text:style-name="T92">s choc, la désorganisation impose -5 à la plupart des jets et le commandant doit réussir un jet difficile (généralement d’Art oratoire/Volonté) pour que la panique ne bloque pas l’essentiel du véhicule durant deux tours de combat complets glissants</text:span><text:span text:style-name="T88">.</text:span></text:p>
      <text:p text:style-name="P17"/>
      <text:p text:style-name="P17"/>
      <text:p text:style-name="P17"/>
      <text:p text:style-name="P17"/>
      <text:p text:style-name="P17"/>
      <text:p text:style-name="P17"/>
      <text:p text:style-name="P1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6:05:55.853935975</meta:creation-date>
    <meta:generator>LibreOffice/7.6.7.2$Linux_X86_64 LibreOffice_project/60$Build-2</meta:generator>
    <dc:date>2024-06-06T00:12:31.732487442</dc:date>
    <meta:editing-duration>P11DT14H7M22S</meta:editing-duration>
    <meta:editing-cycles>259</meta:editing-cycles>
    <meta:document-statistic meta:table-count="14" meta:image-count="0" meta:object-count="0" meta:page-count="24" meta:paragraph-count="970" meta:word-count="7560" meta:character-count="45059" meta:non-whitespace-character-count="38439"/>
  </office:meta>
</office:document-meta>
</file>